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garamond" svg:font-family="garamond" style:font-family-generic="roman"/>
  </office:font-face-decls>
  <office:automatic-styles>
    <style:style style:name="P1" style:family="paragraph" style:parent-style-name="Standard">
      <style:paragraph-properties fo:text-align="justify" style:justify-single-word="false">
        <style:tab-stops>
          <style:tab-stop style:position="0.596cm"/>
        </style:tab-stops>
      </style:paragraph-properties>
      <style:text-properties style:font-name="Garamond" fo:font-size="10pt" fo:font-weight="bold" officeooo:rsid="0011b59a" officeooo:paragraph-rsid="0011b59a" style:font-size-asian="10pt" style:font-weight-asian="bold" style:font-size-complex="10pt" style:font-weight-complex="bold"/>
    </style:style>
    <style:style style:name="P2" style:family="paragraph" style:parent-style-name="Standard">
      <style:paragraph-properties fo:text-align="justify" style:justify-single-word="false">
        <style:tab-stops>
          <style:tab-stop style:position="0.596cm"/>
        </style:tab-stops>
      </style:paragraph-properties>
      <style:text-properties style:font-name="Garamond" fo:font-size="10pt" fo:font-weight="bold" officeooo:rsid="0037f340" officeooo:paragraph-rsid="0037f340" style:font-size-asian="10pt" style:font-weight-asian="bold" style:font-size-complex="10pt" style:font-weight-complex="bold"/>
    </style:style>
    <style:style style:name="P3"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51446b3" officeooo:paragraph-rsid="0011b59a" style:font-size-asian="10pt" style:font-size-complex="10pt"/>
    </style:style>
    <style:style style:name="P4"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51446b3" officeooo:paragraph-rsid="00369c5c" style:font-size-asian="10pt" style:font-size-complex="10pt"/>
    </style:style>
    <style:style style:name="P5" style:family="paragraph" style:parent-style-name="Standard">
      <style:paragraph-properties fo:text-align="justify" style:justify-single-word="false">
        <style:tab-stops>
          <style:tab-stop style:position="0.596cm"/>
        </style:tab-stops>
      </style:paragraph-properties>
      <style:text-properties style:font-name="Garamond" fo:font-size="10pt" officeooo:paragraph-rsid="00369c5c" style:font-size-asian="10pt" style:font-size-complex="10pt"/>
    </style:style>
    <style:style style:name="P6" style:family="paragraph" style:parent-style-name="Standard">
      <style:paragraph-properties fo:text-align="justify" style:justify-single-word="false">
        <style:tab-stops>
          <style:tab-stop style:position="0.596cm"/>
        </style:tab-stops>
      </style:paragraph-properties>
      <style:text-properties style:font-name="Garamond" fo:font-size="10pt" officeooo:paragraph-rsid="003946f7" style:font-size-asian="10pt" style:font-size-complex="10pt"/>
    </style:style>
    <style:style style:name="P7" style:family="paragraph" style:parent-style-name="Standard">
      <style:paragraph-properties fo:text-align="justify" style:justify-single-word="false">
        <style:tab-stops>
          <style:tab-stop style:position="0.596cm"/>
        </style:tab-stops>
      </style:paragraph-properties>
      <style:text-properties style:font-name="Garamond" fo:font-size="10pt" officeooo:paragraph-rsid="003bc95a" style:font-size-asian="10pt" style:font-size-complex="10pt"/>
    </style:style>
    <style:style style:name="P8" style:family="paragraph" style:parent-style-name="Standard">
      <style:paragraph-properties fo:text-align="center" style:justify-single-word="false">
        <style:tab-stops>
          <style:tab-stop style:position="0.596cm"/>
        </style:tab-stops>
      </style:paragraph-properties>
      <style:text-properties style:font-name="Garamond" fo:font-size="10pt" officeooo:paragraph-rsid="00369c5c" style:font-size-asian="10pt" style:font-size-complex="10pt"/>
    </style:style>
    <style:style style:name="P9"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531168c" officeooo:paragraph-rsid="00369c5c" style:font-size-asian="10pt" style:font-size-complex="10pt"/>
    </style:style>
    <style:style style:name="P10"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5ab55a2" officeooo:paragraph-rsid="00369c5c" style:font-size-asian="10pt" style:font-size-complex="10pt"/>
    </style:style>
    <style:style style:name="P11"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e7c2449" officeooo:paragraph-rsid="00369c5c" style:font-size-asian="10pt" style:font-size-complex="10pt"/>
    </style:style>
    <style:style style:name="P12" style:family="paragraph" style:parent-style-name="Standard">
      <style:paragraph-properties fo:text-align="justify" style:justify-single-word="false">
        <style:tab-stops>
          <style:tab-stop style:position="0.596cm"/>
        </style:tab-stops>
      </style:paragraph-properties>
      <style:text-properties style:font-name="Garamond" fo:font-size="10pt" fo:font-style="italic" officeooo:paragraph-rsid="00369c5c" style:font-size-asian="10pt" style:font-style-asian="italic" style:font-size-complex="10pt" style:font-style-complex="italic"/>
    </style:style>
    <style:style style:name="P13" style:family="paragraph" style:parent-style-name="Standard">
      <style:paragraph-properties fo:text-align="center" style:justify-single-word="false">
        <style:tab-stops>
          <style:tab-stop style:position="0.596cm"/>
        </style:tab-stops>
      </style:paragraph-properties>
      <style:text-properties style:font-name="Garamond" fo:font-size="10pt" fo:font-weight="normal" officeooo:rsid="0c10aa47" officeooo:paragraph-rsid="00369c5c" style:font-size-asian="10pt" style:font-weight-asian="normal" style:font-size-complex="10pt" style:font-weight-complex="normal"/>
    </style:style>
    <style:style style:name="P14" style:family="paragraph" style:parent-style-name="Standard">
      <style:paragraph-properties fo:text-align="justify" style:justify-single-word="false">
        <style:tab-stops>
          <style:tab-stop style:position="0.596cm"/>
        </style:tab-stops>
      </style:paragraph-properties>
      <style:text-properties style:font-name="Garamond" fo:font-size="10pt" fo:font-style="normal" officeooo:rsid="0e7c2449" officeooo:paragraph-rsid="00369c5c" style:font-size-asian="10pt" style:font-style-asian="normal" style:font-size-complex="10pt" style:font-style-complex="normal"/>
    </style:style>
    <style:style style:name="P15" style:family="paragraph" style:parent-style-name="Standard">
      <style:paragraph-properties fo:text-align="justify" style:justify-single-word="false">
        <style:tab-stops>
          <style:tab-stop style:position="0.596cm"/>
        </style:tab-stops>
      </style:paragraph-properties>
      <style:text-properties style:font-name="garamond" fo:font-size="10pt" fo:font-style="normal" officeooo:rsid="0e7c2449" officeooo:paragraph-rsid="003e3e64" style:font-size-asian="10pt" style:font-style-asian="normal" style:font-size-complex="10pt" style:font-style-complex="normal"/>
    </style:style>
    <style:style style:name="P16" style:family="paragraph" style:parent-style-name="Standard">
      <style:paragraph-properties fo:text-align="justify" style:justify-single-word="false">
        <style:tab-stops>
          <style:tab-stop style:position="0.596cm"/>
        </style:tab-stops>
      </style:paragraph-properties>
      <style:text-properties style:font-name="garamond" fo:font-size="10pt" officeooo:paragraph-rsid="003e3e64" style:font-size-asian="10pt" style:font-size-complex="10pt"/>
    </style:style>
    <style:style style:name="P17" style:family="paragraph" style:parent-style-name="Standard">
      <style:paragraph-properties fo:text-align="center" style:justify-single-word="false">
        <style:tab-stops>
          <style:tab-stop style:position="0.596cm"/>
        </style:tab-stops>
      </style:paragraph-properties>
      <style:text-properties style:font-name="garamond" fo:font-size="10pt" officeooo:paragraph-rsid="003e3e64" style:font-size-asian="10pt" style:font-size-complex="10pt"/>
    </style:style>
    <style:style style:name="P18"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531168c" officeooo:paragraph-rsid="003e3e64" style:font-size-asian="10pt" style:font-size-complex="10pt"/>
    </style:style>
    <style:style style:name="P19"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51446b3" officeooo:paragraph-rsid="003e3e64" style:font-size-asian="10pt" style:font-size-complex="10pt"/>
    </style:style>
    <style:style style:name="P20"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5ab55a2" officeooo:paragraph-rsid="003e3e64" style:font-size-asian="10pt" style:font-size-complex="10pt"/>
    </style:style>
    <style:style style:name="P21" style:family="paragraph" style:parent-style-name="Standard">
      <style:paragraph-properties fo:text-align="justify" style:justify-single-word="false">
        <style:tab-stops>
          <style:tab-stop style:position="0.596cm"/>
        </style:tab-stops>
      </style:paragraph-properties>
      <style:text-properties style:font-name="garamond" fo:font-size="10pt" officeooo:rsid="0e7c2449" officeooo:paragraph-rsid="003e3e64" style:font-size-asian="10pt" style:font-size-complex="10pt"/>
    </style:style>
    <style:style style:name="P22" style:family="paragraph" style:parent-style-name="Standard">
      <style:paragraph-properties fo:text-align="center" style:justify-single-word="false">
        <style:tab-stops>
          <style:tab-stop style:position="0.596cm"/>
        </style:tab-stops>
      </style:paragraph-properties>
      <style:text-properties style:font-name="garamond" fo:font-size="10pt" fo:font-weight="normal" officeooo:rsid="0c10aa47" officeooo:paragraph-rsid="003e3e64" style:font-size-asian="10pt" style:font-weight-asian="normal" style:font-size-complex="10pt" style:font-weight-complex="normal"/>
    </style:style>
    <style:style style:name="T1" style:family="text">
      <style:text-properties fo:font-style="normal" officeooo:rsid="0db1b5a5" style:font-style-asian="normal" style:font-style-complex="normal"/>
    </style:style>
    <style:style style:name="T2" style:family="text">
      <style:text-properties fo:font-style="normal" officeooo:rsid="0c198f22" style:font-style-asian="normal" style:font-style-complex="normal"/>
    </style:style>
    <style:style style:name="T3" style:family="text">
      <style:text-properties fo:font-style="normal" officeooo:rsid="0d0a4497" style:font-style-asian="normal" style:font-style-complex="normal"/>
    </style:style>
    <style:style style:name="T4" style:family="text">
      <style:text-properties fo:font-style="normal" officeooo:rsid="0d0b8e72" style:font-style-asian="normal" style:font-style-complex="normal"/>
    </style:style>
    <style:style style:name="T5" style:family="text">
      <style:text-properties fo:font-style="normal" officeooo:rsid="0df90dd5" style:font-style-asian="normal" style:font-style-complex="normal"/>
    </style:style>
    <style:style style:name="T6" style:family="text">
      <style:text-properties fo:font-style="normal" officeooo:rsid="0d0d2432" style:font-style-asian="normal" style:font-style-complex="normal"/>
    </style:style>
    <style:style style:name="T7" style:family="text">
      <style:text-properties fo:font-style="normal" officeooo:rsid="0c1b5cbe" style:font-style-asian="normal" style:font-style-complex="normal"/>
    </style:style>
    <style:style style:name="T8" style:family="text">
      <style:text-properties fo:font-style="normal" officeooo:rsid="106b8062" style:font-style-asian="normal" style:font-style-complex="normal"/>
    </style:style>
    <style:style style:name="T9" style:family="text">
      <style:text-properties fo:font-style="normal" officeooo:rsid="0d3531a5" style:font-style-asian="normal" style:font-style-complex="normal"/>
    </style:style>
    <style:style style:name="T10" style:family="text">
      <style:text-properties fo:font-style="normal" officeooo:rsid="0d425173" style:font-style-asian="normal" style:font-style-complex="normal"/>
    </style:style>
    <style:style style:name="T11" style:family="text">
      <style:text-properties fo:font-style="normal" officeooo:rsid="0d41e083" style:font-style-asian="normal" style:font-style-complex="normal"/>
    </style:style>
    <style:style style:name="T12" style:family="text">
      <style:text-properties fo:font-style="normal" officeooo:rsid="0e00deda" style:font-style-asian="normal" style:font-style-complex="normal"/>
    </style:style>
    <style:style style:name="T13" style:family="text">
      <style:text-properties fo:font-style="normal" officeooo:rsid="0dffdd12" style:font-style-asian="normal" style:font-style-complex="normal"/>
    </style:style>
    <style:style style:name="T14" style:family="text">
      <style:text-properties fo:font-style="normal" officeooo:rsid="0e0168a7" style:font-style-asian="normal" style:font-style-complex="normal"/>
    </style:style>
    <style:style style:name="T15" style:family="text">
      <style:text-properties fo:font-style="normal" officeooo:rsid="0dfc6428" style:font-style-asian="normal" style:font-style-complex="normal"/>
    </style:style>
    <style:style style:name="T16" style:family="text">
      <style:text-properties fo:font-style="normal" officeooo:rsid="0dfd2474" style:font-style-asian="normal" style:font-style-complex="normal"/>
    </style:style>
    <style:style style:name="T17" style:family="text">
      <style:text-properties fo:font-style="normal" officeooo:rsid="0e30b190" style:font-style-asian="normal" style:font-style-complex="normal"/>
    </style:style>
    <style:style style:name="T18" style:family="text">
      <style:text-properties fo:font-style="normal" officeooo:rsid="093e16ec" style:font-style-asian="normal" style:font-style-complex="normal"/>
    </style:style>
    <style:style style:name="T19" style:family="text">
      <style:text-properties fo:font-style="normal" officeooo:rsid="0940e8b1" style:font-style-asian="normal" style:font-style-complex="normal"/>
    </style:style>
    <style:style style:name="T20" style:family="text">
      <style:text-properties fo:font-style="normal" officeooo:rsid="09427746" style:font-style-asian="normal" style:font-style-complex="normal"/>
    </style:style>
    <style:style style:name="T21" style:family="text">
      <style:text-properties fo:font-style="normal" officeooo:rsid="094372c1" style:font-style-asian="normal" style:font-style-complex="normal"/>
    </style:style>
    <style:style style:name="T22" style:family="text">
      <style:text-properties fo:font-style="normal" officeooo:rsid="0d377cf0" style:font-style-asian="normal" style:font-style-complex="normal"/>
    </style:style>
    <style:style style:name="T23" style:family="text">
      <style:text-properties fo:font-style="normal" officeooo:rsid="0c60bef0" style:font-style-asian="normal" style:font-style-complex="normal"/>
    </style:style>
    <style:style style:name="T24" style:family="text">
      <style:text-properties fo:font-style="normal" officeooo:rsid="0c62ee7c" style:font-style-asian="normal" style:font-style-complex="normal"/>
    </style:style>
    <style:style style:name="T25" style:family="text">
      <style:text-properties fo:font-style="normal" officeooo:rsid="1028139a" style:font-style-asian="normal" style:font-style-complex="normal"/>
    </style:style>
    <style:style style:name="T26" style:family="text">
      <style:text-properties fo:font-style="normal" officeooo:rsid="0c646f03" style:font-style-asian="normal" style:font-style-complex="normal"/>
    </style:style>
    <style:style style:name="T27" style:family="text">
      <style:text-properties fo:font-style="normal" officeooo:rsid="0c624ccf" style:font-style-asian="normal" style:font-style-complex="normal"/>
    </style:style>
    <style:style style:name="T28" style:family="text">
      <style:text-properties fo:font-style="normal" officeooo:rsid="0974aeaa" style:font-style-asian="normal" style:font-style-complex="normal"/>
    </style:style>
    <style:style style:name="T29" style:family="text">
      <style:text-properties fo:font-style="normal" officeooo:rsid="097b7a13" style:font-style-asian="normal" style:font-style-complex="normal"/>
    </style:style>
    <style:style style:name="T30" style:family="text">
      <style:text-properties fo:font-style="normal" officeooo:rsid="09472a40" style:font-style-asian="normal" style:font-style-complex="normal"/>
    </style:style>
    <style:style style:name="T31" style:family="text">
      <style:text-properties fo:font-style="normal" officeooo:rsid="098ac606" style:font-style-asian="normal" style:font-style-complex="normal"/>
    </style:style>
    <style:style style:name="T32" style:family="text">
      <style:text-properties fo:font-style="normal" officeooo:rsid="0d1bcf77" style:font-style-asian="normal" style:font-style-complex="normal"/>
    </style:style>
    <style:style style:name="T33" style:family="text">
      <style:text-properties fo:font-style="normal" officeooo:rsid="0d23eb5c" style:font-style-asian="normal" style:font-style-complex="normal"/>
    </style:style>
    <style:style style:name="T34" style:family="text">
      <style:text-properties fo:font-style="normal" officeooo:rsid="0e1ac8e5" style:font-style-asian="normal" style:font-style-complex="normal"/>
    </style:style>
    <style:style style:name="T35" style:family="text">
      <style:text-properties fo:font-style="normal" officeooo:rsid="0e1b41b5" style:font-style-asian="normal" style:font-style-complex="normal"/>
    </style:style>
    <style:style style:name="T36" style:family="text">
      <style:text-properties fo:font-style="normal" officeooo:rsid="0d26e1db" style:font-style-asian="normal" style:font-style-complex="normal"/>
    </style:style>
    <style:style style:name="T37" style:family="text">
      <style:text-properties fo:font-style="normal" officeooo:rsid="0d267bea" style:font-style-asian="normal" style:font-style-complex="normal"/>
    </style:style>
    <style:style style:name="T38" style:family="text">
      <style:text-properties fo:font-style="normal" officeooo:rsid="0d3b5905" style:font-style-asian="normal" style:font-style-complex="normal"/>
    </style:style>
    <style:style style:name="T39" style:family="text">
      <style:text-properties fo:font-style="normal" officeooo:rsid="0d3b6b78" style:font-style-asian="normal" style:font-style-complex="normal"/>
    </style:style>
    <style:style style:name="T40" style:family="text">
      <style:text-properties fo:font-style="normal" officeooo:rsid="0e1bf106" style:font-style-asian="normal" style:font-style-complex="normal"/>
    </style:style>
    <style:style style:name="T41" style:family="text">
      <style:text-properties fo:font-style="normal" officeooo:rsid="0e1d7869" style:font-style-asian="normal" style:font-style-complex="normal"/>
    </style:style>
    <style:style style:name="T42" style:family="text">
      <style:text-properties fo:font-style="normal" officeooo:rsid="0e79c1d4" style:font-style-asian="normal" style:font-style-complex="normal"/>
    </style:style>
    <style:style style:name="T43" style:family="text">
      <style:text-properties fo:font-style="normal" officeooo:rsid="0d3c7a68" style:font-style-asian="normal" style:font-style-complex="normal"/>
    </style:style>
    <style:style style:name="T44" style:family="text">
      <style:text-properties fo:font-style="normal" officeooo:rsid="0d1514c8" style:font-style-asian="normal" style:font-style-complex="normal"/>
    </style:style>
    <style:style style:name="T45" style:family="text">
      <style:text-properties fo:font-style="normal" officeooo:rsid="0d3ddc5f" style:font-style-asian="normal" style:font-style-complex="normal"/>
    </style:style>
    <style:style style:name="T46" style:family="text">
      <style:text-properties fo:font-style="normal" officeooo:rsid="0d27dcb7" style:font-style-asian="normal" style:font-style-complex="normal"/>
    </style:style>
    <style:style style:name="T47" style:family="text">
      <style:text-properties fo:font-style="normal" officeooo:rsid="0950b6e7" style:font-style-asian="normal" style:font-style-complex="normal"/>
    </style:style>
    <style:style style:name="T48" style:family="text">
      <style:text-properties fo:font-style="normal" officeooo:rsid="09560887" style:font-style-asian="normal" style:font-style-complex="normal"/>
    </style:style>
    <style:style style:name="T49" style:family="text">
      <style:text-properties fo:font-style="normal" officeooo:rsid="0c6f430a" style:font-style-asian="normal" style:font-style-complex="normal"/>
    </style:style>
    <style:style style:name="T50" style:family="text">
      <style:text-properties fo:font-style="normal" officeooo:rsid="0c6f7a8b" style:font-style-asian="normal" style:font-style-complex="normal"/>
    </style:style>
    <style:style style:name="T51" style:family="text">
      <style:text-properties fo:font-style="normal" officeooo:rsid="0d28994f" style:font-style-asian="normal" style:font-style-complex="normal"/>
    </style:style>
    <style:style style:name="T52" style:family="text">
      <style:text-properties fo:font-style="normal" officeooo:rsid="0a535d11" style:font-style-asian="normal" style:font-style-complex="normal"/>
    </style:style>
    <style:style style:name="T53" style:family="text">
      <style:text-properties fo:font-style="normal" officeooo:rsid="0956ca55" style:font-style-asian="normal" style:font-style-complex="normal"/>
    </style:style>
    <style:style style:name="T54" style:family="text">
      <style:text-properties fo:font-style="normal" officeooo:rsid="096954f3" style:font-style-asian="normal" style:font-style-complex="normal"/>
    </style:style>
    <style:style style:name="T55" style:family="text">
      <style:text-properties fo:font-style="normal" officeooo:rsid="0c9affda" style:font-style-asian="normal" style:font-style-complex="normal"/>
    </style:style>
    <style:style style:name="T56" style:family="text">
      <style:text-properties fo:font-style="normal" officeooo:rsid="09617f53" style:font-style-asian="normal" style:font-style-complex="normal"/>
    </style:style>
    <style:style style:name="T57" style:family="text">
      <style:text-properties fo:font-style="normal" officeooo:rsid="0974decc" style:font-style-asian="normal" style:font-style-complex="normal"/>
    </style:style>
    <style:style style:name="T58" style:family="text">
      <style:text-properties fo:font-style="normal" officeooo:rsid="0976674e" style:font-style-asian="normal" style:font-style-complex="normal"/>
    </style:style>
    <style:style style:name="T59" style:family="text">
      <style:text-properties fo:font-style="normal" officeooo:rsid="0c725d13" style:font-style-asian="normal" style:font-style-complex="normal"/>
    </style:style>
    <style:style style:name="T60" style:family="text">
      <style:text-properties fo:font-style="normal" officeooo:rsid="0c77847d" style:font-style-asian="normal" style:font-style-complex="normal"/>
    </style:style>
    <style:style style:name="T61" style:family="text">
      <style:text-properties fo:font-style="normal" officeooo:rsid="0c9890c8" style:font-style-asian="normal" style:font-style-complex="normal"/>
    </style:style>
    <style:style style:name="T62" style:family="text">
      <style:text-properties fo:font-style="normal" officeooo:rsid="0c9ba5e7" style:font-style-asian="normal" style:font-style-complex="normal"/>
    </style:style>
    <style:style style:name="T63" style:family="text">
      <style:text-properties fo:font-style="normal" officeooo:rsid="0e369236" style:font-style-asian="normal" style:font-style-complex="normal"/>
    </style:style>
    <style:style style:name="T64" style:family="text">
      <style:text-properties fo:font-style="normal" officeooo:rsid="0cb346b7" style:font-style-asian="normal" style:font-style-complex="normal"/>
    </style:style>
    <style:style style:name="T65" style:family="text">
      <style:text-properties fo:font-style="normal" officeooo:rsid="0cb4611f" style:font-style-asian="normal" style:font-style-complex="normal"/>
    </style:style>
    <style:style style:name="T66" style:family="text">
      <style:text-properties fo:font-style="normal" officeooo:rsid="0cb6058f" style:font-style-asian="normal" style:font-style-complex="normal"/>
    </style:style>
    <style:style style:name="T67" style:family="text">
      <style:text-properties fo:font-style="normal" officeooo:rsid="0cbf0caf" style:font-style-asian="normal" style:font-style-complex="normal"/>
    </style:style>
    <style:style style:name="T68" style:family="text">
      <style:text-properties fo:font-style="normal" officeooo:rsid="0e31ad96" style:font-style-asian="normal" style:font-style-complex="normal"/>
    </style:style>
    <style:style style:name="T69" style:family="text">
      <style:text-properties fo:font-style="normal" officeooo:rsid="0c996416" style:font-style-asian="normal" style:font-style-complex="normal"/>
    </style:style>
    <style:style style:name="T70" style:family="text">
      <style:text-properties fo:font-style="normal" officeooo:rsid="0cc64367" style:font-style-asian="normal" style:font-style-complex="normal"/>
    </style:style>
    <style:style style:name="T71" style:family="text">
      <style:text-properties fo:font-style="normal" officeooo:rsid="0cba5ee5" style:font-style-asian="normal" style:font-style-complex="normal"/>
    </style:style>
    <style:style style:name="T72" style:family="text">
      <style:text-properties fo:font-style="normal" officeooo:rsid="0cb1cbe1" style:font-style-asian="normal" style:font-style-complex="normal"/>
    </style:style>
    <style:style style:name="T73" style:family="text">
      <style:text-properties fo:font-style="normal" officeooo:rsid="0cbee6bb" style:font-style-asian="normal" style:font-style-complex="normal"/>
    </style:style>
    <style:style style:name="T74" style:family="text">
      <style:text-properties fo:font-style="normal" officeooo:rsid="0cbf7848" style:font-style-asian="normal" style:font-style-complex="normal"/>
    </style:style>
    <style:style style:name="T75" style:family="text">
      <style:text-properties fo:font-style="normal" officeooo:rsid="0e201778" style:font-style-asian="normal" style:font-style-complex="normal"/>
    </style:style>
    <style:style style:name="T76" style:family="text">
      <style:text-properties fo:font-style="normal" officeooo:rsid="0de09a93" style:font-style-asian="normal" style:font-style-complex="normal"/>
    </style:style>
    <style:style style:name="T77" style:family="text">
      <style:text-properties fo:font-style="normal" officeooo:rsid="0e1f654a" style:font-style-asian="normal" style:font-style-complex="normal"/>
    </style:style>
    <style:style style:name="T78" style:family="text">
      <style:text-properties fo:font-style="normal" officeooo:rsid="0de41625" style:font-style-asian="normal" style:font-style-complex="normal"/>
    </style:style>
    <style:style style:name="T79" style:family="text">
      <style:text-properties fo:font-style="normal" officeooo:rsid="0de6c0bd" style:font-style-asian="normal" style:font-style-complex="normal"/>
    </style:style>
    <style:style style:name="T80" style:family="text">
      <style:text-properties fo:font-style="normal" officeooo:rsid="0de60716" style:font-style-asian="normal" style:font-style-complex="normal"/>
    </style:style>
    <style:style style:name="T81" style:family="text">
      <style:text-properties fo:font-style="normal" officeooo:rsid="0cacddff" style:font-style-asian="normal" style:font-style-complex="normal"/>
    </style:style>
    <style:style style:name="T82" style:family="text">
      <style:text-properties fo:font-style="normal" officeooo:rsid="0e9cab07" style:font-style-asian="normal" style:font-style-complex="normal"/>
    </style:style>
    <style:style style:name="T83" style:family="text">
      <style:text-properties fo:font-style="normal" officeooo:rsid="0cada846" style:font-style-asian="normal" style:font-style-complex="normal"/>
    </style:style>
    <style:style style:name="T84" style:family="text">
      <style:text-properties fo:font-style="normal" officeooo:rsid="0c9eb8ea" style:font-style-asian="normal" style:font-style-complex="normal"/>
    </style:style>
    <style:style style:name="T85" style:family="text">
      <style:text-properties fo:font-style="normal" officeooo:rsid="0c9f3f70" style:font-style-asian="normal" style:font-style-complex="normal"/>
    </style:style>
    <style:style style:name="T86" style:family="text">
      <style:text-properties fo:font-style="normal" officeooo:rsid="0ca16ea5" style:font-style-asian="normal" style:font-style-complex="normal"/>
    </style:style>
    <style:style style:name="T87" style:family="text">
      <style:text-properties fo:font-style="normal" officeooo:rsid="0e7c2449" style:font-style-asian="normal" style:font-style-complex="normal"/>
    </style:style>
    <style:style style:name="T88" style:family="text">
      <style:text-properties fo:font-style="normal" officeooo:rsid="0e9b6058" style:font-style-asian="normal" style:font-style-complex="normal"/>
    </style:style>
    <style:style style:name="T89" style:family="text">
      <style:text-properties fo:font-style="normal" officeooo:rsid="1a9814f1" style:font-style-asian="normal" style:font-style-complex="normal"/>
    </style:style>
    <style:style style:name="T90" style:family="text">
      <style:text-properties fo:font-style="normal" officeooo:rsid="1c0601e1" style:font-style-asian="normal" style:font-style-complex="normal"/>
    </style:style>
    <style:style style:name="T91" style:family="text">
      <style:text-properties fo:font-style="normal" officeooo:rsid="1c219d9d" style:font-style-asian="normal" style:font-style-complex="normal"/>
    </style:style>
    <style:style style:name="T92" style:family="text">
      <style:text-properties fo:font-style="normal" officeooo:rsid="1f5bc7b5" style:font-style-asian="normal" style:font-style-complex="normal"/>
    </style:style>
    <style:style style:name="T93" style:family="text">
      <style:text-properties fo:font-style="normal" officeooo:rsid="1f5dbdcd" style:font-style-asian="normal" style:font-style-complex="normal"/>
    </style:style>
    <style:style style:name="T94" style:family="text">
      <style:text-properties fo:font-style="normal" officeooo:rsid="1fb0aa98" style:font-style-asian="normal" style:font-style-complex="normal"/>
    </style:style>
    <style:style style:name="T95" style:family="text">
      <style:text-properties fo:font-style="normal" officeooo:rsid="1faed5f8" style:font-style-asian="normal" style:font-style-complex="normal"/>
    </style:style>
    <style:style style:name="T96" style:family="text">
      <style:text-properties fo:font-style="normal" style:text-underline-style="none" officeooo:rsid="0cd2e2b8" style:font-style-asian="normal" style:font-style-complex="normal"/>
    </style:style>
    <style:style style:name="T97" style:family="text">
      <style:text-properties officeooo:rsid="0aee889b"/>
    </style:style>
    <style:style style:name="T98" style:family="text">
      <style:text-properties officeooo:rsid="0c4c8920"/>
    </style:style>
    <style:style style:name="T99" style:family="text">
      <style:text-properties officeooo:rsid="0c4fc3a6"/>
    </style:style>
    <style:style style:name="T100" style:family="text">
      <style:text-properties officeooo:rsid="0aec964e"/>
    </style:style>
    <style:style style:name="T101" style:family="text">
      <style:text-properties officeooo:rsid="0af56b7f"/>
    </style:style>
    <style:style style:name="T102" style:family="text">
      <style:text-properties officeooo:rsid="0af77fd5"/>
    </style:style>
    <style:style style:name="T103" style:family="text">
      <style:text-properties officeooo:rsid="0c3dfacb"/>
    </style:style>
    <style:style style:name="T104" style:family="text">
      <style:text-properties officeooo:rsid="0b1a6244"/>
    </style:style>
    <style:style style:name="T105" style:family="text">
      <style:text-properties officeooo:rsid="0b1f8bed"/>
    </style:style>
    <style:style style:name="T106" style:family="text">
      <style:text-properties officeooo:rsid="0af2eb3c"/>
    </style:style>
    <style:style style:name="T107" style:family="text">
      <style:text-properties officeooo:rsid="0c3d66ac"/>
    </style:style>
    <style:style style:name="T108" style:family="text">
      <style:text-properties officeooo:rsid="0af38e0a"/>
    </style:style>
    <style:style style:name="T109" style:family="text">
      <style:text-properties officeooo:rsid="0b04fd18"/>
    </style:style>
    <style:style style:name="T110" style:family="text">
      <style:text-properties officeooo:rsid="0b1708bf"/>
    </style:style>
    <style:style style:name="T111" style:family="text">
      <style:text-properties officeooo:rsid="0c8392d4"/>
    </style:style>
    <style:style style:name="T112" style:family="text">
      <style:text-properties officeooo:rsid="0c8079d1"/>
    </style:style>
    <style:style style:name="T113" style:family="text">
      <style:text-properties officeooo:rsid="0e4a87ca"/>
    </style:style>
    <style:style style:name="T114" style:family="text">
      <style:text-properties officeooo:rsid="134e9299"/>
    </style:style>
    <style:style style:name="T115" style:family="text">
      <style:text-properties officeooo:rsid="0ce3db1f"/>
    </style:style>
    <style:style style:name="T116" style:family="text">
      <style:text-properties officeooo:rsid="0cf4770d"/>
    </style:style>
    <style:style style:name="T117" style:family="text">
      <style:text-properties officeooo:rsid="0ce90df4"/>
    </style:style>
    <style:style style:name="T118" style:family="text">
      <style:text-properties officeooo:rsid="0ce9b3fc"/>
    </style:style>
    <style:style style:name="T119" style:family="text">
      <style:text-properties officeooo:rsid="0cf1f49c"/>
    </style:style>
    <style:style style:name="T120" style:family="text">
      <style:text-properties officeooo:rsid="0cfe139f"/>
    </style:style>
    <style:style style:name="T121" style:family="text">
      <style:text-properties officeooo:rsid="0c923bcd"/>
    </style:style>
    <style:style style:name="T122" style:family="text">
      <style:text-properties officeooo:rsid="0ce5af7f"/>
    </style:style>
    <style:style style:name="T123" style:family="text">
      <style:text-properties officeooo:rsid="0cf849d8"/>
    </style:style>
    <style:style style:name="T124" style:family="text">
      <style:text-properties officeooo:rsid="13556146"/>
    </style:style>
    <style:style style:name="T125" style:family="text">
      <style:text-properties officeooo:rsid="0cf84a02"/>
    </style:style>
    <style:style style:name="T126" style:family="text">
      <style:text-properties officeooo:rsid="0b2ec9c4"/>
    </style:style>
    <style:style style:name="T127" style:family="text">
      <style:text-properties officeooo:rsid="135588eb"/>
    </style:style>
    <style:style style:name="T128" style:family="text">
      <style:text-properties officeooo:rsid="0b30bd07"/>
    </style:style>
    <style:style style:name="T129" style:family="text">
      <style:text-properties officeooo:rsid="0b33c9f6"/>
    </style:style>
    <style:style style:name="T130" style:family="text">
      <style:text-properties officeooo:rsid="0b34759c"/>
    </style:style>
    <style:style style:name="T131" style:family="text">
      <style:text-properties officeooo:rsid="0d02e910"/>
    </style:style>
    <style:style style:name="T132" style:family="text">
      <style:text-properties officeooo:rsid="0b35cffa"/>
    </style:style>
    <style:style style:name="T133" style:family="text">
      <style:text-properties officeooo:rsid="0b473373"/>
    </style:style>
    <style:style style:name="T134" style:family="text">
      <style:text-properties officeooo:rsid="0bdeec0d"/>
    </style:style>
    <style:style style:name="T135" style:family="text">
      <style:text-properties officeooo:rsid="0b9f7143"/>
    </style:style>
    <style:style style:name="T136" style:family="text">
      <style:text-properties officeooo:rsid="12fa8487"/>
    </style:style>
    <style:style style:name="T137" style:family="text">
      <style:text-properties officeooo:rsid="12fd30e1"/>
    </style:style>
    <style:style style:name="T138" style:family="text">
      <style:text-properties officeooo:rsid="0d485f2f"/>
    </style:style>
    <style:style style:name="T139" style:family="text">
      <style:text-properties officeooo:rsid="1301489c"/>
    </style:style>
    <style:style style:name="T140" style:family="text">
      <style:text-properties officeooo:rsid="1255e86e"/>
    </style:style>
    <style:style style:name="T141" style:family="text">
      <style:text-properties officeooo:rsid="12ec60e4"/>
    </style:style>
    <style:style style:name="T142" style:family="text">
      <style:text-properties officeooo:rsid="12eed138"/>
    </style:style>
    <style:style style:name="T143" style:family="text">
      <style:text-properties officeooo:rsid="12feee7f"/>
    </style:style>
    <style:style style:name="T144" style:family="text">
      <style:text-properties officeooo:rsid="130339f5"/>
    </style:style>
    <style:style style:name="T145" style:family="text">
      <style:text-properties officeooo:rsid="12e79cf6"/>
    </style:style>
    <style:style style:name="T146" style:family="text">
      <style:text-properties officeooo:rsid="0c4b65f7"/>
    </style:style>
    <style:style style:name="T147" style:family="text">
      <style:text-properties officeooo:rsid="0c4b2c06"/>
    </style:style>
    <style:style style:name="T148" style:family="text">
      <style:text-properties officeooo:rsid="0c46462a"/>
    </style:style>
    <style:style style:name="T149" style:family="text">
      <style:text-properties officeooo:rsid="130c3a41"/>
    </style:style>
    <style:style style:name="T150" style:family="text">
      <style:text-properties officeooo:rsid="130e1620"/>
    </style:style>
    <style:style style:name="T151" style:family="text">
      <style:text-properties officeooo:rsid="12f73967"/>
    </style:style>
    <style:style style:name="T152" style:family="text">
      <style:text-properties officeooo:rsid="1364f0fd"/>
    </style:style>
    <style:style style:name="T153" style:family="text">
      <style:text-properties officeooo:rsid="12feecff"/>
    </style:style>
    <style:style style:name="T154" style:family="text">
      <style:text-properties officeooo:rsid="12ff8f95"/>
    </style:style>
    <style:style style:name="T155" style:family="text">
      <style:text-properties officeooo:rsid="130f09dd"/>
    </style:style>
    <style:style style:name="T156" style:family="text">
      <style:text-properties officeooo:rsid="0b510d76"/>
    </style:style>
    <style:style style:name="T157" style:family="text">
      <style:text-properties officeooo:rsid="130ab4b6"/>
    </style:style>
    <style:style style:name="T158" style:family="text">
      <style:text-properties officeooo:rsid="13510d9c"/>
    </style:style>
    <style:style style:name="T159" style:family="text">
      <style:text-properties officeooo:rsid="136578ae"/>
    </style:style>
    <style:style style:name="T160" style:family="text">
      <style:text-properties officeooo:rsid="131233eb"/>
    </style:style>
    <style:style style:name="T161" style:family="text">
      <style:text-properties officeooo:rsid="131067a7"/>
    </style:style>
    <style:style style:name="T162" style:family="text">
      <style:text-properties officeooo:rsid="0b5df82e"/>
    </style:style>
    <style:style style:name="T163" style:family="text">
      <style:text-properties officeooo:rsid="0bd8e750"/>
    </style:style>
    <style:style style:name="T164" style:family="text">
      <style:text-properties officeooo:rsid="0c56611a"/>
    </style:style>
    <style:style style:name="T165" style:family="text">
      <style:text-properties officeooo:rsid="0d4eb5da"/>
    </style:style>
    <style:style style:name="T166" style:family="text">
      <style:text-properties officeooo:rsid="1318ee65"/>
    </style:style>
    <style:style style:name="T167" style:family="text">
      <style:text-properties officeooo:rsid="12f1f83b"/>
    </style:style>
    <style:style style:name="T168" style:family="text">
      <style:text-properties officeooo:rsid="0bdebbbb"/>
    </style:style>
    <style:style style:name="T169" style:family="text">
      <style:text-properties officeooo:rsid="13178f3a"/>
    </style:style>
    <style:style style:name="T170" style:family="text">
      <style:text-properties officeooo:rsid="13182dc8"/>
    </style:style>
    <style:style style:name="T171" style:family="text">
      <style:text-properties officeooo:rsid="131a3fb0"/>
    </style:style>
    <style:style style:name="T172" style:family="text">
      <style:text-properties officeooo:rsid="0b64b6a8"/>
    </style:style>
    <style:style style:name="T173" style:family="text">
      <style:text-properties officeooo:rsid="0b660d6a"/>
    </style:style>
    <style:style style:name="T174" style:family="text">
      <style:text-properties officeooo:rsid="0b71d06e"/>
    </style:style>
    <style:style style:name="T175" style:family="text">
      <style:text-properties officeooo:rsid="0b757922"/>
    </style:style>
    <style:style style:name="T176" style:family="text">
      <style:text-properties officeooo:rsid="0bdcaaf6"/>
    </style:style>
    <style:style style:name="T177" style:family="text">
      <style:text-properties officeooo:rsid="0c429ea8"/>
    </style:style>
    <style:style style:name="T178" style:family="text">
      <style:text-properties officeooo:rsid="0b76a96f"/>
    </style:style>
    <style:style style:name="T179" style:family="text">
      <style:text-properties officeooo:rsid="0bdb0517"/>
    </style:style>
    <style:style style:name="T180" style:family="text">
      <style:text-properties officeooo:rsid="0b742fc2"/>
    </style:style>
    <style:style style:name="T181" style:family="text">
      <style:text-properties officeooo:rsid="0bda6efe"/>
    </style:style>
    <style:style style:name="T182" style:family="text">
      <style:text-properties officeooo:rsid="0c548f1b"/>
    </style:style>
    <style:style style:name="T183" style:family="text">
      <style:text-properties officeooo:rsid="122e970c"/>
    </style:style>
    <style:style style:name="T184" style:family="text">
      <style:text-properties officeooo:rsid="1230183d"/>
    </style:style>
    <style:style style:name="T185" style:family="text">
      <style:text-properties officeooo:rsid="1365aeef"/>
    </style:style>
    <style:style style:name="T186" style:family="text">
      <style:text-properties officeooo:rsid="11cc477b"/>
    </style:style>
    <style:style style:name="T187" style:family="text">
      <style:text-properties officeooo:rsid="12567376"/>
    </style:style>
    <style:style style:name="T188" style:family="text">
      <style:text-properties officeooo:rsid="0d53e7e0"/>
    </style:style>
    <style:style style:name="T189" style:family="text">
      <style:text-properties officeooo:rsid="0d55dc64"/>
    </style:style>
    <style:style style:name="T190" style:family="text">
      <style:text-properties officeooo:rsid="0d5309bb"/>
    </style:style>
    <style:style style:name="T191" style:family="text">
      <style:text-properties officeooo:rsid="0d63dd53"/>
    </style:style>
    <style:style style:name="T192" style:family="text">
      <style:text-properties officeooo:rsid="0d65918c"/>
    </style:style>
    <style:style style:name="T193" style:family="text">
      <style:text-properties officeooo:rsid="11f2b8b8"/>
    </style:style>
    <style:style style:name="T194" style:family="text">
      <style:text-properties officeooo:rsid="0d675d08"/>
    </style:style>
    <style:style style:name="T195" style:family="text">
      <style:text-properties officeooo:rsid="0d670886"/>
    </style:style>
    <style:style style:name="T196" style:family="text">
      <style:text-properties officeooo:rsid="0d685487"/>
    </style:style>
    <style:style style:name="T197" style:family="text">
      <style:text-properties officeooo:rsid="0d623f2b"/>
    </style:style>
    <style:style style:name="T198" style:family="text">
      <style:text-properties officeooo:rsid="0d62421a"/>
    </style:style>
    <style:style style:name="T199" style:family="text">
      <style:text-properties officeooo:rsid="1367492b"/>
    </style:style>
    <style:style style:name="T200" style:family="text">
      <style:text-properties officeooo:rsid="0d6bf6ad"/>
    </style:style>
    <style:style style:name="T201" style:family="text">
      <style:text-properties officeooo:rsid="0d6e3728"/>
    </style:style>
    <style:style style:name="T202" style:family="text">
      <style:text-properties officeooo:rsid="0d718104"/>
    </style:style>
    <style:style style:name="T203" style:family="text">
      <style:text-properties officeooo:rsid="0d6f8deb"/>
    </style:style>
    <style:style style:name="T204" style:family="text">
      <style:text-properties officeooo:rsid="0d74fdcb"/>
    </style:style>
    <style:style style:name="T205" style:family="text">
      <style:text-properties officeooo:rsid="0d7587f2"/>
    </style:style>
    <style:style style:name="T206" style:family="text">
      <style:text-properties officeooo:rsid="13992b27"/>
    </style:style>
    <style:style style:name="T207" style:family="text">
      <style:text-properties officeooo:rsid="0d776c35"/>
    </style:style>
    <style:style style:name="T208" style:family="text">
      <style:text-properties officeooo:rsid="11f7baec"/>
    </style:style>
    <style:style style:name="T209" style:family="text">
      <style:text-properties officeooo:rsid="11f99d7a"/>
    </style:style>
    <style:style style:name="T210" style:family="text">
      <style:text-properties officeooo:rsid="11fb67e4"/>
    </style:style>
    <style:style style:name="T211" style:family="text">
      <style:text-properties officeooo:rsid="11fd7e08"/>
    </style:style>
    <style:style style:name="T212" style:family="text">
      <style:text-properties officeooo:rsid="11fc5f58"/>
    </style:style>
    <style:style style:name="T213" style:family="text">
      <style:text-properties officeooo:rsid="0abd4462"/>
    </style:style>
    <style:style style:name="T214" style:family="text">
      <style:text-properties officeooo:rsid="1327de74"/>
    </style:style>
    <style:style style:name="T215" style:family="text">
      <style:text-properties officeooo:rsid="0d7dacc6"/>
    </style:style>
    <style:style style:name="T216" style:family="text">
      <style:text-properties officeooo:rsid="136b7c96"/>
    </style:style>
    <style:style style:name="T217" style:family="text">
      <style:text-properties officeooo:rsid="136c1b06"/>
    </style:style>
    <style:style style:name="T218" style:family="text">
      <style:text-properties officeooo:rsid="0ba8aee7"/>
    </style:style>
    <style:style style:name="T219" style:family="text">
      <style:text-properties officeooo:rsid="1206c69d"/>
    </style:style>
    <style:style style:name="T220" style:family="text">
      <style:text-properties officeooo:rsid="123549b2"/>
    </style:style>
    <style:style style:name="T221" style:family="text">
      <style:text-properties officeooo:rsid="1326c56f"/>
    </style:style>
    <style:style style:name="T222" style:family="text">
      <style:text-properties officeooo:rsid="0d7e7b3d"/>
    </style:style>
    <style:style style:name="T223" style:family="text">
      <style:text-properties officeooo:rsid="136e8743"/>
    </style:style>
    <style:style style:name="T224" style:family="text">
      <style:text-properties officeooo:rsid="139d2211"/>
    </style:style>
    <style:style style:name="T225" style:family="text">
      <style:text-properties officeooo:rsid="139b690a"/>
    </style:style>
    <style:style style:name="T226" style:family="text">
      <style:text-properties officeooo:rsid="139e50d8"/>
    </style:style>
    <style:style style:name="T227" style:family="text">
      <style:text-properties officeooo:rsid="0d81dabe"/>
    </style:style>
    <style:style style:name="T228" style:family="text">
      <style:text-properties officeooo:rsid="0d864b88"/>
    </style:style>
    <style:style style:name="T229" style:family="text">
      <style:text-properties officeooo:rsid="0d839243"/>
    </style:style>
    <style:style style:name="T230" style:family="text">
      <style:text-properties officeooo:rsid="0d854266"/>
    </style:style>
    <style:style style:name="T231" style:family="text">
      <style:text-properties officeooo:rsid="0b7d1a32"/>
    </style:style>
    <style:style style:name="T232" style:family="text">
      <style:text-properties officeooo:rsid="0b7dfe9f"/>
    </style:style>
    <style:style style:name="T233" style:family="text">
      <style:text-properties officeooo:rsid="139f588d"/>
    </style:style>
    <style:style style:name="T234" style:family="text">
      <style:text-properties officeooo:rsid="0689f418"/>
    </style:style>
    <style:style style:name="T235" style:family="text">
      <style:text-properties officeooo:rsid="0b7ef41f"/>
    </style:style>
    <style:style style:name="T236" style:family="text">
      <style:text-properties officeooo:rsid="0b81f6f3"/>
    </style:style>
    <style:style style:name="T237" style:family="text">
      <style:text-properties officeooo:rsid="0d8bec69"/>
    </style:style>
    <style:style style:name="T238" style:family="text">
      <style:text-properties officeooo:rsid="0d8d92e7"/>
    </style:style>
    <style:style style:name="T239" style:family="text">
      <style:text-properties officeooo:rsid="0d8fed28"/>
    </style:style>
    <style:style style:name="T240" style:family="text">
      <style:text-properties officeooo:rsid="0d91608e"/>
    </style:style>
    <style:style style:name="T241" style:family="text">
      <style:text-properties officeooo:rsid="121d563d"/>
    </style:style>
    <style:style style:name="T242" style:family="text">
      <style:text-properties officeooo:rsid="123940dc"/>
    </style:style>
    <style:style style:name="T243" style:family="text">
      <style:text-properties officeooo:rsid="123ad8fd"/>
    </style:style>
    <style:style style:name="T244" style:family="text">
      <style:text-properties officeooo:rsid="0d953afe"/>
    </style:style>
    <style:style style:name="T245" style:family="text">
      <style:text-properties officeooo:rsid="1225c51b"/>
    </style:style>
    <style:style style:name="T246" style:family="text">
      <style:text-properties officeooo:rsid="1374b8ff"/>
    </style:style>
    <style:style style:name="T247" style:family="text">
      <style:text-properties officeooo:rsid="135bd1dc"/>
    </style:style>
    <style:style style:name="T248" style:family="text">
      <style:text-properties officeooo:rsid="0d9a3f84"/>
    </style:style>
    <style:style style:name="T249" style:family="text">
      <style:text-properties officeooo:rsid="0d2f3220"/>
    </style:style>
    <style:style style:name="T250" style:family="text">
      <style:text-properties officeooo:rsid="0d9b2c26"/>
    </style:style>
    <style:style style:name="T251" style:family="text">
      <style:text-properties officeooo:rsid="0d9a433f"/>
    </style:style>
    <style:style style:name="T252" style:family="text">
      <style:text-properties officeooo:rsid="0d9b97d0"/>
    </style:style>
    <style:style style:name="T253" style:family="text">
      <style:text-properties officeooo:rsid="0d9d0f5b"/>
    </style:style>
    <style:style style:name="T254" style:family="text">
      <style:text-properties officeooo:rsid="0d9ee700"/>
    </style:style>
    <style:style style:name="T255" style:family="text">
      <style:text-properties officeooo:rsid="0da10196"/>
    </style:style>
    <style:style style:name="T256" style:family="text">
      <style:text-properties officeooo:rsid="138709bb"/>
    </style:style>
    <style:style style:name="T257" style:family="text">
      <style:text-properties officeooo:rsid="0da7293c"/>
    </style:style>
    <style:style style:name="T258" style:family="text">
      <style:text-properties officeooo:rsid="137b2479"/>
    </style:style>
    <style:style style:name="T259" style:family="text">
      <style:text-properties officeooo:rsid="1389bae8"/>
    </style:style>
    <style:style style:name="T260" style:family="text">
      <style:text-properties officeooo:rsid="137cae30"/>
    </style:style>
    <style:style style:name="T261" style:family="text">
      <style:text-properties officeooo:rsid="137ee36d"/>
    </style:style>
    <style:style style:name="T262" style:family="text">
      <style:text-properties officeooo:rsid="0da90ff1"/>
    </style:style>
    <style:style style:name="T263" style:family="text">
      <style:text-properties officeooo:rsid="0da98275"/>
    </style:style>
    <style:style style:name="T264" style:family="text">
      <style:text-properties officeooo:rsid="13832816"/>
    </style:style>
    <style:style style:name="T265" style:family="text">
      <style:text-properties officeooo:rsid="0dabcbf7"/>
    </style:style>
    <style:style style:name="T266" style:family="text">
      <style:text-properties officeooo:rsid="1384fc3a"/>
    </style:style>
    <style:style style:name="T267" style:family="text">
      <style:text-properties officeooo:rsid="137ae767"/>
    </style:style>
    <style:style style:name="T268" style:family="text">
      <style:text-properties officeooo:rsid="0dadcfb5"/>
    </style:style>
    <style:style style:name="T269" style:family="text">
      <style:text-properties officeooo:rsid="0db00e2b"/>
    </style:style>
    <style:style style:name="T270" style:family="text">
      <style:text-properties officeooo:rsid="0c57f897"/>
    </style:style>
    <style:style style:name="T271" style:family="text">
      <style:text-properties fo:font-style="italic" style:font-style-asian="italic" style:font-style-complex="italic"/>
    </style:style>
    <style:style style:name="T272" style:family="text">
      <style:text-properties fo:font-style="italic" officeooo:rsid="0db1b5a5" style:font-style-asian="italic" style:font-style-complex="italic"/>
    </style:style>
    <style:style style:name="T273" style:family="text">
      <style:text-properties fo:font-style="italic" officeooo:rsid="0db24e7b" style:font-style-asian="italic" style:font-style-complex="italic"/>
    </style:style>
    <style:style style:name="T274" style:family="text">
      <style:text-properties fo:font-style="italic" officeooo:rsid="0c198f22" style:font-style-asian="italic" style:font-style-complex="italic"/>
    </style:style>
    <style:style style:name="T275" style:family="text">
      <style:text-properties fo:font-style="italic" officeooo:rsid="1900ac9a" style:font-style-asian="italic" style:font-style-complex="italic"/>
    </style:style>
    <style:style style:name="T276" style:family="text">
      <style:text-properties fo:font-style="italic" officeooo:rsid="1a9814f1" style:font-style-asian="italic" style:font-style-complex="italic"/>
    </style:style>
    <style:style style:name="T277" style:family="text">
      <style:text-properties officeooo:rsid="0b85489e"/>
    </style:style>
    <style:style style:name="T278" style:family="text">
      <style:text-properties officeooo:rsid="13a07138"/>
    </style:style>
    <style:style style:name="T279" style:family="text">
      <style:text-properties officeooo:rsid="0db2b9d3"/>
    </style:style>
    <style:style style:name="T280" style:family="text">
      <style:text-properties officeooo:rsid="0db3bc69"/>
    </style:style>
    <style:style style:name="T281" style:family="text">
      <style:text-properties officeooo:rsid="0db45882"/>
    </style:style>
    <style:style style:name="T282" style:family="text">
      <style:text-properties officeooo:rsid="0db4af71"/>
    </style:style>
    <style:style style:name="T283" style:family="text">
      <style:text-properties officeooo:rsid="0e71fb5f"/>
    </style:style>
    <style:style style:name="T284" style:family="text">
      <style:text-properties officeooo:rsid="0db5d650"/>
    </style:style>
    <style:style style:name="T285" style:family="text">
      <style:text-properties officeooo:rsid="0e7c2449"/>
    </style:style>
    <style:style style:name="T286" style:family="text">
      <style:text-properties officeooo:rsid="0db7b2f7"/>
    </style:style>
    <style:style style:name="T287" style:family="text">
      <style:text-properties officeooo:rsid="0db91ec8"/>
    </style:style>
    <style:style style:name="T288" style:family="text">
      <style:text-properties officeooo:rsid="0dbca5a6"/>
    </style:style>
    <style:style style:name="T289" style:family="text">
      <style:text-properties officeooo:rsid="0dbe2053"/>
    </style:style>
    <style:style style:name="T290" style:family="text">
      <style:text-properties officeooo:rsid="0dc100e5"/>
    </style:style>
    <style:style style:name="T291" style:family="text">
      <style:text-properties officeooo:rsid="0deae38d"/>
    </style:style>
    <style:style style:name="T292" style:family="text">
      <style:text-properties officeooo:rsid="12604161"/>
    </style:style>
    <style:style style:name="T293" style:family="text">
      <style:text-properties officeooo:rsid="0de841b6"/>
    </style:style>
    <style:style style:name="T294" style:family="text">
      <style:text-properties officeooo:rsid="0debae13"/>
    </style:style>
    <style:style style:name="T295" style:family="text">
      <style:text-properties officeooo:rsid="0de9b1d6"/>
    </style:style>
    <style:style style:name="T296" style:family="text">
      <style:text-properties officeooo:rsid="0dc20f69"/>
    </style:style>
    <style:style style:name="T297" style:family="text">
      <style:text-properties officeooo:rsid="0dc00d1f"/>
    </style:style>
    <style:style style:name="T298" style:family="text">
      <style:text-properties officeooo:rsid="0dc3575f"/>
    </style:style>
    <style:style style:name="T299" style:family="text">
      <style:text-properties officeooo:rsid="0dc5e06f"/>
    </style:style>
    <style:style style:name="T300" style:family="text">
      <style:text-properties officeooo:rsid="0dc72d2b"/>
    </style:style>
    <style:style style:name="T301" style:family="text">
      <style:text-properties officeooo:rsid="0dc7793b"/>
    </style:style>
    <style:style style:name="T302" style:family="text">
      <style:text-properties officeooo:rsid="0dce8ce1"/>
    </style:style>
    <style:style style:name="T303" style:family="text">
      <style:text-properties officeooo:rsid="11ce1937"/>
    </style:style>
    <style:style style:name="T304" style:family="text">
      <style:text-properties officeooo:rsid="0dcda2d3"/>
    </style:style>
    <style:style style:name="T305" style:family="text">
      <style:text-properties officeooo:rsid="0dca45ba"/>
    </style:style>
    <style:style style:name="T306" style:family="text">
      <style:text-properties officeooo:rsid="0dcec742"/>
    </style:style>
    <style:style style:name="T307" style:family="text">
      <style:text-properties officeooo:rsid="0e73a788"/>
    </style:style>
    <style:style style:name="T308" style:family="text">
      <style:text-properties officeooo:rsid="0e8d2d94"/>
    </style:style>
    <style:style style:name="T309" style:family="text">
      <style:text-properties officeooo:rsid="0dceff27"/>
    </style:style>
    <style:style style:name="T310" style:family="text">
      <style:text-properties officeooo:rsid="08288431"/>
    </style:style>
    <style:style style:name="T311" style:family="text">
      <style:text-properties officeooo:rsid="0828bcfb"/>
    </style:style>
    <style:style style:name="T312" style:family="text">
      <style:text-properties officeooo:rsid="08c3c92e"/>
    </style:style>
    <style:style style:name="T313" style:family="text">
      <style:text-properties officeooo:rsid="10da5061"/>
    </style:style>
    <style:style style:name="T314" style:family="text">
      <style:text-properties officeooo:rsid="10dce3ba"/>
    </style:style>
    <style:style style:name="T315" style:family="text">
      <style:text-properties officeooo:rsid="10f2ca97"/>
    </style:style>
    <style:style style:name="T316" style:family="text">
      <style:text-properties officeooo:rsid="0851781d"/>
    </style:style>
    <style:style style:name="T317" style:family="text">
      <style:text-properties officeooo:rsid="083e730f"/>
    </style:style>
    <style:style style:name="T318" style:family="text">
      <style:text-properties officeooo:rsid="0841e340"/>
    </style:style>
    <style:style style:name="T319" style:family="text">
      <style:text-properties officeooo:rsid="0853d23d"/>
    </style:style>
    <style:style style:name="T320" style:family="text">
      <style:text-properties officeooo:rsid="0859e83b"/>
    </style:style>
    <style:style style:name="T321" style:family="text">
      <style:text-properties officeooo:rsid="08cb0aa3"/>
    </style:style>
    <style:style style:name="T322" style:family="text">
      <style:text-properties officeooo:rsid="08570989"/>
    </style:style>
    <style:style style:name="T323" style:family="text">
      <style:text-properties officeooo:rsid="0860c0c6"/>
    </style:style>
    <style:style style:name="T324" style:family="text">
      <style:text-properties officeooo:rsid="08cccd81"/>
    </style:style>
    <style:style style:name="T325" style:family="text">
      <style:text-properties officeooo:rsid="08d5b69d"/>
    </style:style>
    <style:style style:name="T326" style:family="text">
      <style:text-properties officeooo:rsid="0a7df477"/>
    </style:style>
    <style:style style:name="T327" style:family="text">
      <style:text-properties officeooo:rsid="0a80c456"/>
    </style:style>
    <style:style style:name="T328" style:family="text">
      <style:text-properties officeooo:rsid="0891b4b8"/>
    </style:style>
    <style:style style:name="T329" style:family="text">
      <style:text-properties officeooo:rsid="0a8085a6"/>
    </style:style>
    <style:style style:name="T330" style:family="text">
      <style:text-properties officeooo:rsid="08db64af"/>
    </style:style>
    <style:style style:name="T331" style:family="text">
      <style:text-properties officeooo:rsid="08e0474b"/>
    </style:style>
    <style:style style:name="T332" style:family="text">
      <style:text-properties officeooo:rsid="086a97b7"/>
    </style:style>
    <style:style style:name="T333" style:family="text">
      <style:text-properties officeooo:rsid="03b3bcc6"/>
    </style:style>
    <style:style style:name="T334" style:family="text">
      <style:text-properties officeooo:rsid="08e5a960"/>
    </style:style>
    <style:style style:name="T335" style:family="text">
      <style:text-properties officeooo:rsid="086b5320"/>
    </style:style>
    <style:style style:name="T336" style:family="text">
      <style:text-properties officeooo:rsid="03dc80a8"/>
    </style:style>
    <style:style style:name="T337" style:family="text">
      <style:text-properties officeooo:rsid="03df1490"/>
    </style:style>
    <style:style style:name="T338" style:family="text">
      <style:text-properties officeooo:rsid="06d59f22"/>
    </style:style>
    <style:style style:name="T339" style:family="text">
      <style:text-properties officeooo:rsid="03de13fb"/>
    </style:style>
    <style:style style:name="T340" style:family="text">
      <style:text-properties officeooo:rsid="03e292fe"/>
    </style:style>
    <style:style style:name="T341" style:family="text">
      <style:text-properties officeooo:rsid="03e223c6"/>
    </style:style>
    <style:style style:name="T342" style:family="text">
      <style:text-properties officeooo:rsid="0b943f22"/>
    </style:style>
    <style:style style:name="T343" style:family="text">
      <style:text-properties officeooo:rsid="03b6c2a9"/>
    </style:style>
    <style:style style:name="T344" style:family="text">
      <style:text-properties officeooo:rsid="03e00da7"/>
    </style:style>
    <style:style style:name="T345" style:family="text">
      <style:text-properties officeooo:rsid="03fa2e19"/>
    </style:style>
    <style:style style:name="T346" style:family="text">
      <style:text-properties officeooo:rsid="0b8b931e"/>
    </style:style>
    <style:style style:name="T347" style:family="text">
      <style:text-properties officeooo:rsid="03ba1f52"/>
    </style:style>
    <style:style style:name="T348" style:family="text">
      <style:text-properties officeooo:rsid="0b896c46"/>
    </style:style>
    <style:style style:name="T349" style:family="text">
      <style:text-properties officeooo:rsid="0b8f426f"/>
    </style:style>
    <style:style style:name="T350" style:family="text">
      <style:text-properties officeooo:rsid="0b910876"/>
    </style:style>
    <style:style style:name="T351" style:family="text">
      <style:text-properties officeooo:rsid="09a502b2"/>
    </style:style>
    <style:style style:name="T352" style:family="text">
      <style:text-properties officeooo:rsid="03c92d7c"/>
    </style:style>
    <style:style style:name="T353" style:family="text">
      <style:text-properties officeooo:rsid="03bdacda"/>
    </style:style>
    <style:style style:name="T354" style:family="text">
      <style:text-properties officeooo:rsid="03c7e46a"/>
    </style:style>
    <style:style style:name="T355" style:family="text">
      <style:text-properties officeooo:rsid="099c0da8"/>
    </style:style>
    <style:style style:name="T356" style:family="text">
      <style:text-properties officeooo:rsid="099ea527"/>
    </style:style>
    <style:style style:name="T357" style:family="text">
      <style:text-properties officeooo:rsid="0e764008"/>
    </style:style>
    <style:style style:name="T358" style:family="text">
      <style:text-properties officeooo:rsid="03e9c043"/>
    </style:style>
    <style:style style:name="T359" style:family="text">
      <style:text-properties officeooo:rsid="04bebe6a"/>
    </style:style>
    <style:style style:name="T360" style:family="text">
      <style:text-properties officeooo:rsid="03b977e7"/>
    </style:style>
    <style:style style:name="T361" style:family="text">
      <style:text-properties officeooo:rsid="03e9dc3d"/>
    </style:style>
    <style:style style:name="T362" style:family="text">
      <style:text-properties officeooo:rsid="04bee450"/>
    </style:style>
    <style:style style:name="T363" style:family="text">
      <style:text-properties officeooo:rsid="03d79cfb"/>
    </style:style>
    <style:style style:name="T364" style:family="text">
      <style:text-properties officeooo:rsid="03ea4be1"/>
    </style:style>
    <style:style style:name="T365" style:family="text">
      <style:text-properties officeooo:rsid="0df57278"/>
    </style:style>
    <style:style style:name="T366" style:family="text">
      <style:text-properties officeooo:rsid="0e28b65f"/>
    </style:style>
    <style:style style:name="T367" style:family="text">
      <style:text-properties officeooo:rsid="04bf8282"/>
    </style:style>
    <style:style style:name="T368" style:family="text">
      <style:text-properties officeooo:rsid="040c02ac"/>
    </style:style>
    <style:style style:name="T369" style:family="text">
      <style:text-properties officeooo:rsid="09a5fdde"/>
    </style:style>
    <style:style style:name="T370" style:family="text">
      <style:text-properties officeooo:rsid="03f25ae7"/>
    </style:style>
    <style:style style:name="T371" style:family="text">
      <style:text-properties officeooo:rsid="03bb912c"/>
    </style:style>
    <style:style style:name="T372" style:family="text">
      <style:text-properties officeooo:rsid="0871fbfa"/>
    </style:style>
    <style:style style:name="T373" style:family="text">
      <style:text-properties officeooo:rsid="03bf00ba"/>
    </style:style>
    <style:style style:name="T374" style:family="text">
      <style:text-properties officeooo:rsid="06cd366a"/>
    </style:style>
    <style:style style:name="T375" style:family="text">
      <style:text-properties officeooo:rsid="06ca34ac"/>
    </style:style>
    <style:style style:name="T376" style:family="text">
      <style:text-properties officeooo:rsid="03f3e2cf"/>
    </style:style>
    <style:style style:name="T377" style:family="text">
      <style:text-properties officeooo:rsid="05ebde38"/>
    </style:style>
    <style:style style:name="T378" style:family="text">
      <style:text-properties officeooo:rsid="06d536b9"/>
    </style:style>
    <style:style style:name="T379" style:family="text">
      <style:text-properties officeooo:rsid="0a3e0b44"/>
    </style:style>
    <style:style style:name="T380" style:family="text">
      <style:text-properties officeooo:rsid="0dd845a0"/>
    </style:style>
    <style:style style:name="T381" style:family="text">
      <style:text-properties officeooo:rsid="0e9e952d"/>
    </style:style>
    <style:style style:name="T382" style:family="text">
      <style:text-properties officeooo:rsid="0dd851fd"/>
    </style:style>
    <style:style style:name="T383" style:family="text">
      <style:text-properties officeooo:rsid="03ce048b"/>
    </style:style>
    <style:style style:name="T384" style:family="text">
      <style:text-properties officeooo:rsid="0a9ab1c3"/>
    </style:style>
    <style:style style:name="T385" style:family="text">
      <style:text-properties officeooo:rsid="03d84309"/>
    </style:style>
    <style:style style:name="T386" style:family="text">
      <style:text-properties officeooo:rsid="0a36a2df"/>
    </style:style>
    <style:style style:name="T387" style:family="text">
      <style:text-properties officeooo:rsid="0a9c7edc"/>
    </style:style>
    <style:style style:name="T388" style:family="text">
      <style:text-properties officeooo:rsid="0614f351"/>
    </style:style>
    <style:style style:name="T389" style:family="text">
      <style:text-properties officeooo:rsid="03c446a0"/>
    </style:style>
    <style:style style:name="T390" style:family="text">
      <style:text-properties officeooo:rsid="0a4c2016"/>
    </style:style>
    <style:style style:name="T391" style:family="text">
      <style:text-properties officeooo:rsid="03c4c524"/>
    </style:style>
    <style:style style:name="T392" style:family="text">
      <style:text-properties officeooo:rsid="04018a41"/>
    </style:style>
    <style:style style:name="T393" style:family="text">
      <style:text-properties officeooo:rsid="0406de37"/>
    </style:style>
    <style:style style:name="T394" style:family="text">
      <style:text-properties officeooo:rsid="10e569ff"/>
    </style:style>
    <style:style style:name="T395" style:family="text">
      <style:text-properties officeooo:rsid="0a421451"/>
    </style:style>
    <style:style style:name="T396" style:family="text">
      <style:text-properties officeooo:rsid="0a9dce69"/>
    </style:style>
    <style:style style:name="T397" style:family="text">
      <style:text-properties officeooo:rsid="0a44b7a9"/>
    </style:style>
    <style:style style:name="T398" style:family="text">
      <style:text-properties officeooo:rsid="0a9fb8e7"/>
    </style:style>
    <style:style style:name="T399" style:family="text">
      <style:text-properties officeooo:rsid="0ab72ecf"/>
    </style:style>
    <style:style style:name="T400" style:family="text">
      <style:text-properties officeooo:rsid="0a4540fa"/>
    </style:style>
    <style:style style:name="T401" style:family="text">
      <style:text-properties officeooo:rsid="0aa09e81"/>
    </style:style>
    <style:style style:name="T402" style:family="text">
      <style:text-properties officeooo:rsid="0aa36440"/>
    </style:style>
    <style:style style:name="T403" style:family="text">
      <style:text-properties officeooo:rsid="0ab641fc"/>
    </style:style>
    <style:style style:name="T404" style:family="text">
      <style:text-properties officeooo:rsid="0a4c8d06"/>
    </style:style>
    <style:style style:name="T405" style:family="text">
      <style:text-properties officeooo:rsid="0aa5cd61"/>
    </style:style>
    <style:style style:name="T406" style:family="text">
      <style:text-properties officeooo:rsid="0aa8c7b9"/>
    </style:style>
    <style:style style:name="T407" style:family="text">
      <style:text-properties officeooo:rsid="03c61a45"/>
    </style:style>
    <style:style style:name="T408" style:family="text">
      <style:text-properties officeooo:rsid="03cabcbe"/>
    </style:style>
    <style:style style:name="T409" style:family="text">
      <style:text-properties officeooo:rsid="0aaefd90"/>
    </style:style>
    <style:style style:name="T410" style:family="text">
      <style:text-properties officeooo:rsid="09b45672"/>
    </style:style>
    <style:style style:name="T411" style:family="text">
      <style:text-properties officeooo:rsid="0aca0306"/>
    </style:style>
    <style:style style:name="T412" style:family="text">
      <style:text-properties officeooo:rsid="0a1f8f22"/>
    </style:style>
    <style:style style:name="T413" style:family="text">
      <style:text-properties officeooo:rsid="09b55ea6"/>
    </style:style>
    <style:style style:name="T414" style:family="text">
      <style:text-properties officeooo:rsid="042a3d7a"/>
    </style:style>
    <style:style style:name="T415" style:family="text">
      <style:text-properties officeooo:rsid="0422a63d"/>
    </style:style>
    <style:style style:name="T416" style:family="text">
      <style:text-properties officeooo:rsid="0450aced"/>
    </style:style>
    <style:style style:name="T417" style:family="text">
      <style:text-properties officeooo:rsid="041e55bf"/>
    </style:style>
    <style:style style:name="T418" style:family="text">
      <style:text-properties officeooo:rsid="0407af8d"/>
    </style:style>
    <style:style style:name="T419" style:family="text">
      <style:text-properties officeooo:rsid="12aa93dd"/>
    </style:style>
    <style:style style:name="T420" style:family="text">
      <style:text-properties officeooo:rsid="12d19c72"/>
    </style:style>
    <style:style style:name="T421" style:family="text">
      <style:text-properties officeooo:rsid="042b2920"/>
    </style:style>
    <style:style style:name="T422" style:family="text">
      <style:text-properties officeooo:rsid="0416a96c"/>
    </style:style>
    <style:style style:name="T423" style:family="text">
      <style:text-properties officeooo:rsid="12ab5ac9"/>
    </style:style>
    <style:style style:name="T424" style:family="text">
      <style:text-properties officeooo:rsid="12d2c9cd"/>
    </style:style>
    <style:style style:name="T425" style:family="text">
      <style:text-properties officeooo:rsid="040ecd14"/>
    </style:style>
    <style:style style:name="T426" style:family="text">
      <style:text-properties officeooo:rsid="03cffd59"/>
    </style:style>
    <style:style style:name="T427" style:family="text">
      <style:text-properties officeooo:rsid="09b6f03b"/>
    </style:style>
    <style:style style:name="T428" style:family="text">
      <style:text-properties officeooo:rsid="09b6c866"/>
    </style:style>
    <style:style style:name="T429" style:family="text">
      <style:text-properties officeooo:rsid="0a4f6c2f"/>
    </style:style>
    <style:style style:name="T430" style:family="text">
      <style:text-properties officeooo:rsid="03d05241"/>
    </style:style>
    <style:style style:name="T431" style:family="text">
      <style:text-properties officeooo:rsid="03d22cfe"/>
    </style:style>
    <style:style style:name="T432" style:family="text">
      <style:text-properties officeooo:rsid="09a7a714"/>
    </style:style>
    <style:style style:name="T433" style:family="text">
      <style:text-properties officeooo:rsid="09a741e0"/>
    </style:style>
    <style:style style:name="T434" style:family="text">
      <style:text-properties officeooo:rsid="09a8b58b"/>
    </style:style>
    <style:style style:name="T435" style:family="text">
      <style:text-properties officeooo:rsid="04b9f5cb"/>
    </style:style>
    <style:style style:name="T436" style:family="text">
      <style:text-properties officeooo:rsid="04116a80"/>
    </style:style>
    <style:style style:name="T437" style:family="text">
      <style:text-properties officeooo:rsid="03d65e6f"/>
    </style:style>
    <style:style style:name="T438" style:family="text">
      <style:text-properties officeooo:rsid="0a562600"/>
    </style:style>
    <style:style style:name="T439" style:family="text">
      <style:text-properties officeooo:rsid="0a46a830"/>
    </style:style>
    <style:style style:name="T440" style:family="text">
      <style:text-properties officeooo:rsid="03d4e654"/>
    </style:style>
    <style:style style:name="T441" style:family="text">
      <style:text-properties officeooo:rsid="0a476c2a"/>
    </style:style>
    <style:style style:name="T442" style:family="text">
      <style:text-properties officeooo:rsid="0a488617"/>
    </style:style>
    <style:style style:name="T443" style:family="text">
      <style:text-properties officeooo:rsid="040f6dcf"/>
    </style:style>
    <style:style style:name="T444" style:family="text">
      <style:text-properties officeooo:rsid="0412ea18"/>
    </style:style>
    <style:style style:name="T445" style:family="text">
      <style:text-properties officeooo:rsid="09aa0d77"/>
    </style:style>
    <style:style style:name="T446" style:family="text">
      <style:text-properties officeooo:rsid="09aaf038"/>
    </style:style>
    <style:style style:name="T447" style:family="text">
      <style:text-properties officeooo:rsid="0404f82d"/>
    </style:style>
    <style:style style:name="T448" style:family="text">
      <style:text-properties officeooo:rsid="044b9c54"/>
    </style:style>
    <style:style style:name="T449" style:family="text">
      <style:text-properties officeooo:rsid="0a49a696"/>
    </style:style>
    <style:style style:name="T450" style:family="text">
      <style:text-properties officeooo:rsid="03ff8fd5"/>
    </style:style>
    <style:style style:name="T451" style:family="text">
      <style:text-properties officeooo:rsid="0438fb81"/>
    </style:style>
    <style:style style:name="T452" style:family="text">
      <style:text-properties officeooo:rsid="04227cd6"/>
    </style:style>
    <style:style style:name="T453" style:family="text">
      <style:text-properties officeooo:rsid="09eb19fb"/>
    </style:style>
    <style:style style:name="T454" style:family="text">
      <style:text-properties officeooo:rsid="0e786a15"/>
    </style:style>
    <style:style style:name="T455" style:family="text">
      <style:text-properties officeooo:rsid="0e2a79c5"/>
    </style:style>
    <style:style style:name="T456" style:family="text">
      <style:text-properties officeooo:rsid="0e2bbdf2"/>
    </style:style>
    <style:style style:name="T457" style:family="text">
      <style:text-properties officeooo:rsid="12ac3141"/>
    </style:style>
    <style:style style:name="T458" style:family="text">
      <style:text-properties officeooo:rsid="12ac328e"/>
    </style:style>
    <style:style style:name="T459" style:family="text">
      <style:text-properties officeooo:rsid="12ae165d"/>
    </style:style>
    <style:style style:name="T460" style:family="text">
      <style:text-properties officeooo:rsid="0a221e2a"/>
    </style:style>
    <style:style style:name="T461" style:family="text">
      <style:text-properties officeooo:rsid="114fa173"/>
    </style:style>
    <style:style style:name="T462" style:family="text">
      <style:text-properties officeooo:rsid="12afac2d"/>
    </style:style>
    <style:style style:name="T463" style:family="text">
      <style:text-properties officeooo:rsid="0a139787"/>
    </style:style>
    <style:style style:name="T464" style:family="text">
      <style:text-properties officeooo:rsid="12d3a5e1"/>
    </style:style>
    <style:style style:name="T465" style:family="text">
      <style:text-properties officeooo:rsid="09bcf589"/>
    </style:style>
    <style:style style:name="T466" style:family="text">
      <style:text-properties officeooo:rsid="09bd28ae"/>
    </style:style>
    <style:style style:name="T467" style:family="text">
      <style:text-properties officeooo:rsid="12d76b9e"/>
    </style:style>
    <style:style style:name="T468" style:family="text">
      <style:text-properties officeooo:rsid="12d69fef"/>
    </style:style>
    <style:style style:name="T469" style:family="text">
      <style:text-properties officeooo:rsid="12d947cc"/>
    </style:style>
    <style:style style:name="T470" style:family="text">
      <style:text-properties officeooo:rsid="12d537ec"/>
    </style:style>
    <style:style style:name="T471" style:family="text">
      <style:text-properties officeooo:rsid="04d3a3a2"/>
    </style:style>
    <style:style style:name="T472" style:family="text">
      <style:text-properties officeooo:rsid="0a08df07"/>
    </style:style>
    <style:style style:name="T473" style:family="text">
      <style:text-properties officeooo:rsid="04d89253"/>
    </style:style>
    <style:style style:name="T474" style:family="text">
      <style:text-properties officeooo:rsid="0a08e7d3"/>
    </style:style>
    <style:style style:name="T475" style:family="text">
      <style:text-properties officeooo:rsid="0a1a2872"/>
    </style:style>
    <style:style style:name="T476" style:family="text">
      <style:text-properties officeooo:rsid="086c2e3d"/>
    </style:style>
    <style:style style:name="T477" style:family="text">
      <style:text-properties officeooo:rsid="04dac04c"/>
    </style:style>
    <style:style style:name="T478" style:family="text">
      <style:text-properties officeooo:rsid="04dc08cd"/>
    </style:style>
    <style:style style:name="T479" style:family="text">
      <style:text-properties officeooo:rsid="050277da"/>
    </style:style>
    <style:style style:name="T480" style:family="text">
      <style:text-properties officeooo:rsid="05034b01"/>
    </style:style>
    <style:style style:name="T481" style:family="text">
      <style:text-properties officeooo:rsid="05b2af77"/>
    </style:style>
    <style:style style:name="T482" style:family="text">
      <style:text-properties officeooo:rsid="0a27a21e"/>
    </style:style>
    <style:style style:name="T483" style:family="text">
      <style:text-properties officeooo:rsid="0a0a2c48"/>
    </style:style>
    <style:style style:name="T484" style:family="text">
      <style:text-properties officeooo:rsid="0a28d67e"/>
    </style:style>
    <style:style style:name="T485" style:family="text">
      <style:text-properties officeooo:rsid="0a2cc5e5"/>
    </style:style>
    <style:style style:name="T486" style:family="text">
      <style:text-properties officeooo:rsid="0a1bf794"/>
    </style:style>
    <style:style style:name="T487" style:family="text">
      <style:text-properties officeooo:rsid="12b16528"/>
    </style:style>
    <style:style style:name="T488" style:family="text">
      <style:text-properties officeooo:rsid="05b4a09c"/>
    </style:style>
    <style:style style:name="T489" style:family="text">
      <style:text-properties officeooo:rsid="05b495d0"/>
    </style:style>
    <style:style style:name="T490" style:family="text">
      <style:text-properties officeooo:rsid="12b2efb6"/>
    </style:style>
    <style:style style:name="T491" style:family="text">
      <style:text-properties officeooo:rsid="05b6969b"/>
    </style:style>
    <style:style style:name="T492" style:family="text">
      <style:text-properties officeooo:rsid="0a1df4f4"/>
    </style:style>
    <style:style style:name="T493" style:family="text">
      <style:text-properties officeooo:rsid="05bfb8cd"/>
    </style:style>
    <style:style style:name="T494" style:family="text">
      <style:text-properties officeooo:rsid="04ed4af5"/>
    </style:style>
    <style:style style:name="T495" style:family="text">
      <style:text-properties officeooo:rsid="04f5a577"/>
    </style:style>
    <style:style style:name="T496" style:family="text">
      <style:text-properties officeooo:rsid="04f0b8b3"/>
    </style:style>
    <style:style style:name="T497" style:family="text">
      <style:text-properties officeooo:rsid="04f3fef7"/>
    </style:style>
    <style:style style:name="T498" style:family="text">
      <style:text-properties officeooo:rsid="04fa1734"/>
    </style:style>
    <style:style style:name="T499" style:family="text">
      <style:text-properties officeooo:rsid="04ffd454"/>
    </style:style>
    <style:style style:name="T500" style:family="text">
      <style:text-properties officeooo:rsid="04fae371"/>
    </style:style>
    <style:style style:name="T501" style:family="text">
      <style:text-properties officeooo:rsid="04fca398"/>
    </style:style>
    <style:style style:name="T502" style:family="text">
      <style:text-properties officeooo:rsid="0500bd63"/>
    </style:style>
    <style:style style:name="T503" style:family="text">
      <style:text-properties officeooo:rsid="04fd601e"/>
    </style:style>
    <style:style style:name="T504" style:family="text">
      <style:text-properties officeooo:rsid="0500ce9c"/>
    </style:style>
    <style:style style:name="T505" style:family="text">
      <style:text-properties officeooo:rsid="04fdf03b"/>
    </style:style>
    <style:style style:name="T506" style:family="text">
      <style:text-properties officeooo:rsid="04ff84b3"/>
    </style:style>
    <style:style style:name="T507" style:family="text">
      <style:text-properties officeooo:rsid="05068f62"/>
    </style:style>
    <style:style style:name="T508" style:family="text">
      <style:text-properties officeooo:rsid="04ff5d93"/>
    </style:style>
    <style:style style:name="T509" style:family="text">
      <style:text-properties officeooo:rsid="067828ef"/>
    </style:style>
    <style:style style:name="T510" style:family="text">
      <style:text-properties officeooo:rsid="05b7fb39"/>
    </style:style>
    <style:style style:name="T511" style:family="text">
      <style:text-properties officeooo:rsid="05b8d7b1"/>
    </style:style>
    <style:style style:name="T512" style:family="text">
      <style:text-properties officeooo:rsid="05c2aa28"/>
    </style:style>
    <style:style style:name="T513" style:family="text">
      <style:text-properties officeooo:rsid="0e0e4dfe"/>
    </style:style>
    <style:style style:name="T514" style:family="text">
      <style:text-properties officeooo:rsid="0e107e36"/>
    </style:style>
    <style:style style:name="T515" style:family="text">
      <style:text-properties officeooo:rsid="0e1121ee"/>
    </style:style>
    <style:style style:name="T516" style:family="text">
      <style:text-properties officeooo:rsid="05c5319c"/>
    </style:style>
    <style:style style:name="T517" style:family="text">
      <style:text-properties officeooo:rsid="06abafee"/>
    </style:style>
    <style:style style:name="T518" style:family="text">
      <style:text-properties officeooo:rsid="04e97e19"/>
    </style:style>
    <style:style style:name="T519" style:family="text">
      <style:text-properties officeooo:rsid="04d9c89e"/>
    </style:style>
    <style:style style:name="T520" style:family="text">
      <style:text-properties officeooo:rsid="0e0f96f7"/>
    </style:style>
    <style:style style:name="T521" style:family="text">
      <style:text-properties officeooo:rsid="04de2879"/>
    </style:style>
    <style:style style:name="T522" style:family="text">
      <style:text-properties officeooo:rsid="04df0ad8"/>
    </style:style>
    <style:style style:name="T523" style:family="text">
      <style:text-properties officeooo:rsid="0679bba9"/>
    </style:style>
    <style:style style:name="T524" style:family="text">
      <style:text-properties officeooo:rsid="06b90eaf"/>
    </style:style>
    <style:style style:name="T525" style:family="text">
      <style:text-properties officeooo:rsid="12b76c2f"/>
    </style:style>
    <style:style style:name="T526" style:family="text">
      <style:text-properties officeooo:rsid="04e06248"/>
    </style:style>
    <style:style style:name="T527" style:family="text">
      <style:text-properties officeooo:rsid="04e24237"/>
    </style:style>
    <style:style style:name="T528" style:family="text">
      <style:text-properties officeooo:rsid="05038ee1"/>
    </style:style>
    <style:style style:name="T529" style:family="text">
      <style:text-properties officeooo:rsid="0e131a4a"/>
    </style:style>
    <style:style style:name="T530" style:family="text">
      <style:text-properties officeooo:rsid="0e14aded"/>
    </style:style>
    <style:style style:name="T531" style:family="text">
      <style:text-properties officeooo:rsid="05058442"/>
    </style:style>
    <style:style style:name="T532" style:family="text">
      <style:text-properties officeooo:rsid="04e5474c"/>
    </style:style>
    <style:style style:name="T533" style:family="text">
      <style:text-properties officeooo:rsid="04e712c5"/>
    </style:style>
    <style:style style:name="T534" style:family="text">
      <style:text-properties officeooo:rsid="04e7f72e"/>
    </style:style>
    <style:style style:name="T535" style:family="text">
      <style:text-properties officeooo:rsid="050b2452"/>
    </style:style>
    <style:style style:name="T536" style:family="text">
      <style:text-properties officeooo:rsid="050b4133"/>
    </style:style>
    <style:style style:name="T537" style:family="text">
      <style:text-properties officeooo:rsid="06bc279c"/>
    </style:style>
    <style:style style:name="T538" style:family="text">
      <style:text-properties officeooo:rsid="12b7c818"/>
    </style:style>
    <style:style style:name="T539" style:family="text">
      <style:text-properties officeooo:rsid="050cfb4b"/>
    </style:style>
    <style:style style:name="T540" style:family="text">
      <style:text-properties officeooo:rsid="061672ed"/>
    </style:style>
    <style:style style:name="T541" style:family="text">
      <style:text-properties officeooo:rsid="1287588d"/>
    </style:style>
    <style:style style:name="T542" style:family="text">
      <style:text-properties officeooo:rsid="06190fee"/>
    </style:style>
    <style:style style:name="T543" style:family="text">
      <style:text-properties officeooo:rsid="12613b1d"/>
    </style:style>
    <style:style style:name="T544" style:family="text">
      <style:text-properties officeooo:rsid="12675ab6"/>
    </style:style>
    <style:style style:name="T545" style:family="text">
      <style:text-properties officeooo:rsid="050e04b7"/>
    </style:style>
    <style:style style:name="T546" style:family="text">
      <style:text-properties officeooo:rsid="050e99d6"/>
    </style:style>
    <style:style style:name="T547" style:family="text">
      <style:text-properties officeooo:rsid="05113db8"/>
    </style:style>
    <style:style style:name="T548" style:family="text">
      <style:text-properties officeooo:rsid="06be9fab"/>
    </style:style>
    <style:style style:name="T549" style:family="text">
      <style:text-properties officeooo:rsid="06bfd3aa"/>
    </style:style>
    <style:style style:name="T550" style:family="text">
      <style:text-properties officeooo:rsid="1261ea97"/>
    </style:style>
    <style:style style:name="T551" style:family="text">
      <style:text-properties officeooo:rsid="12670a74"/>
    </style:style>
    <style:style style:name="T552" style:family="text">
      <style:text-properties officeooo:rsid="1266a531"/>
    </style:style>
    <style:style style:name="T553" style:family="text">
      <style:text-properties officeooo:rsid="12621856"/>
    </style:style>
    <style:style style:name="T554" style:family="text">
      <style:text-properties officeooo:rsid="0511dba5"/>
    </style:style>
    <style:style style:name="T555" style:family="text">
      <style:text-properties officeooo:rsid="050eabbf"/>
    </style:style>
    <style:style style:name="T556" style:family="text">
      <style:text-properties officeooo:rsid="06495f76"/>
    </style:style>
    <style:style style:name="T557" style:family="text">
      <style:text-properties officeooo:rsid="0603d9d9"/>
    </style:style>
    <style:style style:name="T558" style:family="text">
      <style:text-properties officeooo:rsid="128b0655"/>
    </style:style>
    <style:style style:name="T559" style:family="text">
      <style:text-properties officeooo:rsid="126a80d0"/>
    </style:style>
    <style:style style:name="T560" style:family="text">
      <style:text-properties officeooo:rsid="126b43dd"/>
    </style:style>
    <style:style style:name="T561" style:family="text">
      <style:text-properties officeooo:rsid="1291e247"/>
    </style:style>
    <style:style style:name="T562" style:family="text">
      <style:text-properties officeooo:rsid="128c321d"/>
    </style:style>
    <style:style style:name="T563" style:family="text">
      <style:text-properties officeooo:rsid="050f67c7"/>
    </style:style>
    <style:style style:name="T564" style:family="text">
      <style:text-properties officeooo:rsid="128dbbda"/>
    </style:style>
    <style:style style:name="T565" style:family="text">
      <style:text-properties officeooo:rsid="088690f0"/>
    </style:style>
    <style:style style:name="T566" style:family="text">
      <style:text-properties officeooo:rsid="05139514"/>
    </style:style>
    <style:style style:name="T567" style:family="text">
      <style:text-properties officeooo:rsid="0885e904"/>
    </style:style>
    <style:style style:name="T568" style:family="text">
      <style:text-properties officeooo:rsid="12a9a0b7"/>
    </style:style>
    <style:style style:name="T569" style:family="text">
      <style:text-properties officeooo:rsid="126dee22"/>
    </style:style>
    <style:style style:name="T570" style:family="text">
      <style:text-properties officeooo:rsid="129257f4"/>
    </style:style>
    <style:style style:name="T571" style:family="text">
      <style:text-properties officeooo:rsid="12b8cde2"/>
    </style:style>
    <style:style style:name="T572" style:family="text">
      <style:text-properties officeooo:rsid="12b98039"/>
    </style:style>
    <style:style style:name="T573" style:family="text">
      <style:text-properties officeooo:rsid="088a1495"/>
    </style:style>
    <style:style style:name="T574" style:family="text">
      <style:text-properties officeooo:rsid="088b60c1"/>
    </style:style>
    <style:style style:name="T575" style:family="text">
      <style:text-properties officeooo:rsid="088cac34"/>
    </style:style>
    <style:style style:name="T576" style:family="text">
      <style:text-properties officeooo:rsid="051c5fa4"/>
    </style:style>
    <style:style style:name="T577" style:family="text">
      <style:text-properties officeooo:rsid="088e4057"/>
    </style:style>
    <style:style style:name="T578" style:family="text">
      <style:text-properties officeooo:rsid="052b2e7c"/>
    </style:style>
    <style:style style:name="T579" style:family="text">
      <style:text-properties officeooo:rsid="12a0a7bb"/>
    </style:style>
    <style:style style:name="T580" style:family="text">
      <style:text-properties officeooo:rsid="12969135"/>
    </style:style>
    <style:style style:name="T581" style:family="text">
      <style:text-properties officeooo:rsid="0a8ae571"/>
    </style:style>
    <style:style style:name="T582" style:family="text">
      <style:text-properties officeooo:rsid="12971a0f"/>
    </style:style>
    <style:style style:name="T583" style:family="text">
      <style:text-properties officeooo:rsid="126ef2c5"/>
    </style:style>
    <style:style style:name="T584" style:family="text">
      <style:text-properties officeooo:rsid="12701f1c"/>
    </style:style>
    <style:style style:name="T585" style:family="text">
      <style:text-properties officeooo:rsid="12a33f36"/>
    </style:style>
    <style:style style:name="T586" style:family="text">
      <style:text-properties officeooo:rsid="08e718a3"/>
    </style:style>
    <style:style style:name="T587" style:family="text">
      <style:text-properties officeooo:rsid="12730d52"/>
    </style:style>
    <style:style style:name="T588" style:family="text">
      <style:text-properties officeooo:rsid="08e7e35f"/>
    </style:style>
    <style:style style:name="T589" style:family="text">
      <style:text-properties officeooo:rsid="051d9fc9"/>
    </style:style>
    <style:style style:name="T590" style:family="text">
      <style:text-properties officeooo:rsid="0902985e"/>
    </style:style>
    <style:style style:name="T591" style:family="text">
      <style:text-properties officeooo:rsid="0a8c48f5"/>
    </style:style>
    <style:style style:name="T592" style:family="text">
      <style:text-properties officeooo:rsid="0a8de762"/>
    </style:style>
    <style:style style:name="T593" style:family="text">
      <style:text-properties officeooo:rsid="088efdbf"/>
    </style:style>
    <style:style style:name="T594" style:family="text">
      <style:text-properties officeooo:rsid="12783c1e"/>
    </style:style>
    <style:style style:name="T595" style:family="text">
      <style:text-properties officeooo:rsid="051fe5e5"/>
    </style:style>
    <style:style style:name="T596" style:family="text">
      <style:text-properties officeooo:rsid="129f2835"/>
    </style:style>
    <style:style style:name="T597" style:family="text">
      <style:text-properties officeooo:rsid="0520bae9"/>
    </style:style>
    <style:style style:name="T598" style:family="text">
      <style:text-properties officeooo:rsid="05225310"/>
    </style:style>
    <style:style style:name="T599" style:family="text">
      <style:text-properties officeooo:rsid="08e86659"/>
    </style:style>
    <style:style style:name="T600" style:family="text">
      <style:text-properties officeooo:rsid="05268626"/>
    </style:style>
    <style:style style:name="T601" style:family="text">
      <style:text-properties officeooo:rsid="129f76a9"/>
    </style:style>
    <style:style style:name="T602" style:family="text">
      <style:text-properties officeooo:rsid="052324f6"/>
    </style:style>
    <style:style style:name="T603" style:family="text">
      <style:text-properties officeooo:rsid="05248f0b"/>
    </style:style>
    <style:style style:name="T604" style:family="text">
      <style:text-properties officeooo:rsid="0529e65d"/>
    </style:style>
    <style:style style:name="T605" style:family="text">
      <style:text-properties officeooo:rsid="090327b1"/>
    </style:style>
    <style:style style:name="T606" style:family="text">
      <style:text-properties officeooo:rsid="052e6d1b"/>
    </style:style>
    <style:style style:name="T607" style:family="text">
      <style:text-properties officeooo:rsid="061d81f7"/>
    </style:style>
    <style:style style:name="T608" style:family="text">
      <style:text-properties officeooo:rsid="052fe366"/>
    </style:style>
    <style:style style:name="T609" style:family="text">
      <style:text-properties officeooo:rsid="052f98d1"/>
    </style:style>
    <style:style style:name="T610" style:family="text">
      <style:text-properties officeooo:rsid="0531168c"/>
    </style:style>
    <style:style style:name="T611" style:family="text">
      <style:text-properties officeooo:rsid="08822892"/>
    </style:style>
    <style:style style:name="T612" style:family="text">
      <style:text-properties officeooo:rsid="053381ba"/>
    </style:style>
    <style:style style:name="T613" style:family="text">
      <style:text-properties officeooo:rsid="053414fc"/>
    </style:style>
    <style:style style:name="T614" style:family="text">
      <style:text-properties officeooo:rsid="0535fe8e"/>
    </style:style>
    <style:style style:name="T615" style:family="text">
      <style:text-properties officeooo:rsid="05312cd9"/>
    </style:style>
    <style:style style:name="T616" style:family="text">
      <style:text-properties officeooo:rsid="0532330c"/>
    </style:style>
    <style:style style:name="T617" style:family="text">
      <style:text-properties officeooo:rsid="0539e959"/>
    </style:style>
    <style:style style:name="T618" style:family="text">
      <style:text-properties officeooo:rsid="053a264d"/>
    </style:style>
    <style:style style:name="T619" style:family="text">
      <style:text-properties officeooo:rsid="053e6b80"/>
    </style:style>
    <style:style style:name="T620" style:family="text">
      <style:text-properties officeooo:rsid="053cde1a"/>
    </style:style>
    <style:style style:name="T621" style:family="text">
      <style:text-properties officeooo:rsid="0a1747dc"/>
    </style:style>
    <style:style style:name="T622" style:family="text">
      <style:text-properties officeooo:rsid="054159b7"/>
    </style:style>
    <style:style style:name="T623" style:family="text">
      <style:text-properties officeooo:rsid="0544b2f2"/>
    </style:style>
    <style:style style:name="T624" style:family="text">
      <style:text-properties officeooo:rsid="06051343"/>
    </style:style>
    <style:style style:name="T625" style:family="text">
      <style:text-properties officeooo:rsid="055ad2ab"/>
    </style:style>
    <style:style style:name="T626" style:family="text">
      <style:text-properties officeooo:rsid="05454dfd"/>
    </style:style>
    <style:style style:name="T627" style:family="text">
      <style:text-properties officeooo:rsid="054748a1"/>
    </style:style>
    <style:style style:name="T628" style:family="text">
      <style:text-properties officeooo:rsid="056f628c"/>
    </style:style>
    <style:style style:name="T629" style:family="text">
      <style:text-properties officeooo:rsid="054c5ce0"/>
    </style:style>
    <style:style style:name="T630" style:family="text">
      <style:text-properties officeooo:rsid="055b11e1"/>
    </style:style>
    <style:style style:name="T631" style:family="text">
      <style:text-properties officeooo:rsid="05483c1b"/>
    </style:style>
    <style:style style:name="T632" style:family="text">
      <style:text-properties officeooo:rsid="054a30ce"/>
    </style:style>
    <style:style style:name="T633" style:family="text">
      <style:text-properties officeooo:rsid="054dafa5"/>
    </style:style>
    <style:style style:name="T634" style:family="text">
      <style:text-properties officeooo:rsid="1281d8d5"/>
    </style:style>
    <style:style style:name="T635" style:family="text">
      <style:text-properties officeooo:rsid="0620ce07"/>
    </style:style>
    <style:style style:name="T636" style:family="text">
      <style:text-properties officeooo:rsid="05564104"/>
    </style:style>
    <style:style style:name="T637" style:family="text">
      <style:text-properties officeooo:rsid="12ba1a1c"/>
    </style:style>
    <style:style style:name="T638" style:family="text">
      <style:text-properties officeooo:rsid="12cac569"/>
    </style:style>
    <style:style style:name="T639" style:family="text">
      <style:text-properties officeooo:rsid="056d259f"/>
    </style:style>
    <style:style style:name="T640" style:family="text">
      <style:text-properties officeooo:rsid="055bdea3"/>
    </style:style>
    <style:style style:name="T641" style:family="text">
      <style:text-properties officeooo:rsid="0560be0c"/>
    </style:style>
    <style:style style:name="T642" style:family="text">
      <style:text-properties officeooo:rsid="0562bac5"/>
    </style:style>
    <style:style style:name="T643" style:family="text">
      <style:text-properties officeooo:rsid="12ba5910"/>
    </style:style>
    <style:style style:name="T644" style:family="text">
      <style:text-properties officeooo:rsid="05643432"/>
    </style:style>
    <style:style style:name="T645" style:family="text">
      <style:text-properties officeooo:rsid="12bd3bb6"/>
    </style:style>
    <style:style style:name="T646" style:family="text">
      <style:text-properties officeooo:rsid="12bb86f1"/>
    </style:style>
    <style:style style:name="T647" style:family="text">
      <style:text-properties officeooo:rsid="056c36a9"/>
    </style:style>
    <style:style style:name="T648" style:family="text">
      <style:text-properties officeooo:rsid="05660bb1"/>
    </style:style>
    <style:style style:name="T649" style:family="text">
      <style:text-properties officeooo:rsid="0566ca15"/>
    </style:style>
    <style:style style:name="T650" style:family="text">
      <style:text-properties officeooo:rsid="05676ebb"/>
    </style:style>
    <style:style style:name="T651" style:family="text">
      <style:text-properties officeooo:rsid="056f2315"/>
    </style:style>
    <style:style style:name="T652" style:family="text">
      <style:text-properties officeooo:rsid="0571ccc9"/>
    </style:style>
    <style:style style:name="T653" style:family="text">
      <style:text-properties officeooo:rsid="06b07488"/>
    </style:style>
    <style:style style:name="T654" style:family="text">
      <style:text-properties officeooo:rsid="12bc9e7c"/>
    </style:style>
    <style:style style:name="T655" style:family="text">
      <style:text-properties officeooo:rsid="0575407e"/>
    </style:style>
    <style:style style:name="T656" style:family="text">
      <style:text-properties officeooo:rsid="05755e63"/>
    </style:style>
    <style:style style:name="T657" style:family="text">
      <style:text-properties officeooo:rsid="05ad1ee4"/>
    </style:style>
    <style:style style:name="T658" style:family="text">
      <style:text-properties officeooo:rsid="12be6f1e"/>
    </style:style>
    <style:style style:name="T659" style:family="text">
      <style:text-properties officeooo:rsid="0607654f"/>
    </style:style>
    <style:style style:name="T660" style:family="text">
      <style:text-properties officeooo:rsid="057584bc"/>
    </style:style>
    <style:style style:name="T661" style:family="text">
      <style:text-properties officeooo:rsid="05883ae9"/>
    </style:style>
    <style:style style:name="T662" style:family="text">
      <style:text-properties officeooo:rsid="05ad4bee"/>
    </style:style>
    <style:style style:name="T663" style:family="text">
      <style:text-properties officeooo:rsid="05891d10"/>
    </style:style>
    <style:style style:name="T664" style:family="text">
      <style:text-properties officeooo:rsid="05ada919"/>
    </style:style>
    <style:style style:name="T665" style:family="text">
      <style:text-properties officeooo:rsid="05a3c8e9"/>
    </style:style>
    <style:style style:name="T666" style:family="text">
      <style:text-properties officeooo:rsid="12c01d67"/>
    </style:style>
    <style:style style:name="T667" style:family="text">
      <style:text-properties officeooo:rsid="12c25321"/>
    </style:style>
    <style:style style:name="T668" style:family="text">
      <style:text-properties officeooo:rsid="12c7752b"/>
    </style:style>
    <style:style style:name="T669" style:family="text">
      <style:text-properties officeooo:rsid="13409c27"/>
    </style:style>
    <style:style style:name="T670" style:family="text">
      <style:text-properties officeooo:rsid="1340bf83"/>
    </style:style>
    <style:style style:name="T671" style:family="text">
      <style:text-properties officeooo:rsid="12cb948d"/>
    </style:style>
    <style:style style:name="T672" style:family="text">
      <style:text-properties officeooo:rsid="133e1e97"/>
    </style:style>
    <style:style style:name="T673" style:family="text">
      <style:text-properties officeooo:rsid="133f14c2"/>
    </style:style>
    <style:style style:name="T674" style:family="text">
      <style:text-properties officeooo:rsid="12c33480"/>
    </style:style>
    <style:style style:name="T675" style:family="text">
      <style:text-properties officeooo:rsid="12cd393f"/>
    </style:style>
    <style:style style:name="T676" style:family="text">
      <style:text-properties officeooo:rsid="057891f6"/>
    </style:style>
    <style:style style:name="T677" style:family="text">
      <style:text-properties officeooo:rsid="057a6ec6"/>
    </style:style>
    <style:style style:name="T678" style:family="text">
      <style:text-properties officeooo:rsid="12ca30d8"/>
    </style:style>
    <style:style style:name="T679" style:family="text">
      <style:text-properties officeooo:rsid="12c51cd7"/>
    </style:style>
    <style:style style:name="T680" style:family="text">
      <style:text-properties officeooo:rsid="12c5b487"/>
    </style:style>
    <style:style style:name="T681" style:family="text">
      <style:text-properties officeooo:rsid="05840bf0"/>
    </style:style>
    <style:style style:name="T682" style:family="text">
      <style:text-properties officeooo:rsid="0587018a"/>
    </style:style>
    <style:style style:name="T683" style:family="text">
      <style:text-properties officeooo:rsid="0587a958"/>
    </style:style>
    <style:style style:name="T684" style:family="text">
      <style:text-properties officeooo:rsid="0e19652c"/>
    </style:style>
    <style:style style:name="T685" style:family="text">
      <style:text-properties officeooo:rsid="05db7c4a"/>
    </style:style>
    <style:style style:name="T686" style:family="text">
      <style:text-properties officeooo:rsid="0632f0c1"/>
    </style:style>
    <style:style style:name="T687" style:family="text">
      <style:text-properties officeooo:rsid="05c90d55"/>
    </style:style>
    <style:style style:name="T688" style:family="text">
      <style:text-properties officeooo:rsid="05ce7868"/>
    </style:style>
    <style:style style:name="T689" style:family="text">
      <style:text-properties officeooo:rsid="0634eb80"/>
    </style:style>
    <style:style style:name="T690" style:family="text">
      <style:text-properties officeooo:rsid="0636bbe8"/>
    </style:style>
    <style:style style:name="T691" style:family="text">
      <style:text-properties officeooo:rsid="06370674"/>
    </style:style>
    <style:style style:name="T692" style:family="text">
      <style:text-properties officeooo:rsid="06d8fe21"/>
    </style:style>
    <style:style style:name="T693" style:family="text">
      <style:text-properties officeooo:rsid="067ff7d9"/>
    </style:style>
    <style:style style:name="T694" style:family="text">
      <style:text-properties officeooo:rsid="0680be65"/>
    </style:style>
    <style:style style:name="T695" style:family="text">
      <style:text-properties officeooo:rsid="06d84da5"/>
    </style:style>
    <style:style style:name="T696" style:family="text">
      <style:text-properties officeooo:rsid="0691df1d"/>
    </style:style>
    <style:style style:name="T697" style:family="text">
      <style:text-properties officeooo:rsid="06902f60"/>
    </style:style>
    <style:style style:name="T698" style:family="text">
      <style:text-properties officeooo:rsid="06d9d11f"/>
    </style:style>
    <style:style style:name="T699" style:family="text">
      <style:text-properties officeooo:rsid="06933d10"/>
    </style:style>
    <style:style style:name="T700" style:family="text">
      <style:text-properties officeooo:rsid="0633a9f5"/>
    </style:style>
    <style:style style:name="T701" style:family="text">
      <style:text-properties officeooo:rsid="05dc1399"/>
    </style:style>
    <style:style style:name="T702" style:family="text">
      <style:text-properties officeooo:rsid="05d90d6a"/>
    </style:style>
    <style:style style:name="T703" style:family="text">
      <style:text-properties officeooo:rsid="05dad639"/>
    </style:style>
    <style:style style:name="T704" style:family="text">
      <style:text-properties officeooo:rsid="060c9d0d"/>
    </style:style>
    <style:style style:name="T705" style:family="text">
      <style:text-properties officeooo:rsid="060ad006"/>
    </style:style>
    <style:style style:name="T706" style:family="text">
      <style:text-properties officeooo:rsid="060c1940"/>
    </style:style>
    <style:style style:name="T707" style:family="text">
      <style:text-properties officeooo:rsid="063a04ff"/>
    </style:style>
    <style:style style:name="T708" style:family="text">
      <style:text-properties officeooo:rsid="060d5b54"/>
    </style:style>
    <style:style style:name="T709" style:family="text">
      <style:text-properties officeooo:rsid="063dff7f"/>
    </style:style>
    <style:style style:name="T710" style:family="text">
      <style:text-properties officeooo:rsid="06dce08f"/>
    </style:style>
    <style:style style:name="T711" style:family="text">
      <style:text-properties officeooo:rsid="117810d9"/>
    </style:style>
    <style:style style:name="T712" style:family="text">
      <style:text-properties officeooo:rsid="06de0897"/>
    </style:style>
    <style:style style:name="T713" style:family="text">
      <style:text-properties officeooo:rsid="05de0e39"/>
    </style:style>
    <style:style style:name="T714" style:family="text">
      <style:text-properties officeooo:rsid="0641b77a"/>
    </style:style>
    <style:style style:name="T715" style:family="text">
      <style:text-properties officeooo:rsid="05e194bf"/>
    </style:style>
    <style:style style:name="T716" style:family="text">
      <style:text-properties officeooo:rsid="0cd714f9"/>
    </style:style>
    <style:style style:name="T717" style:family="text">
      <style:text-properties officeooo:rsid="069665a0"/>
    </style:style>
    <style:style style:name="T718" style:family="text">
      <style:text-properties officeooo:rsid="064e3cf6"/>
    </style:style>
    <style:style style:name="T719" style:family="text">
      <style:text-properties officeooo:rsid="06554fdb"/>
    </style:style>
    <style:style style:name="T720" style:family="text">
      <style:text-properties officeooo:rsid="065870ee"/>
    </style:style>
    <style:style style:name="T721" style:family="text">
      <style:text-properties officeooo:rsid="115d8b2f"/>
    </style:style>
    <style:style style:name="T722" style:family="text">
      <style:text-properties officeooo:rsid="06ae68ec"/>
    </style:style>
    <style:style style:name="T723" style:family="text">
      <style:text-properties officeooo:rsid="069fb1da"/>
    </style:style>
    <style:style style:name="T724" style:family="text">
      <style:text-properties officeooo:rsid="0697d1d3"/>
    </style:style>
    <style:style style:name="T725" style:family="text">
      <style:text-properties officeooo:rsid="06db7a97"/>
    </style:style>
    <style:style style:name="T726" style:family="text">
      <style:text-properties officeooo:rsid="066efe00"/>
    </style:style>
    <style:style style:name="T727" style:family="text">
      <style:text-properties officeooo:rsid="06eaa8f8"/>
    </style:style>
    <style:style style:name="T728" style:family="text">
      <style:text-properties officeooo:rsid="074414b1"/>
    </style:style>
    <style:style style:name="T729" style:family="text">
      <style:text-properties officeooo:rsid="06dfc3ef"/>
    </style:style>
    <style:style style:name="T730" style:family="text">
      <style:text-properties officeooo:rsid="06e1bd3f"/>
    </style:style>
    <style:style style:name="T731" style:family="text">
      <style:text-properties officeooo:rsid="06e1fed0"/>
    </style:style>
    <style:style style:name="T732" style:family="text">
      <style:text-properties officeooo:rsid="06e6f332"/>
    </style:style>
    <style:style style:name="T733" style:family="text">
      <style:text-properties officeooo:rsid="06ec158b"/>
    </style:style>
    <style:style style:name="T734" style:family="text">
      <style:text-properties officeooo:rsid="0745ebb6"/>
    </style:style>
    <style:style style:name="T735" style:family="text">
      <style:text-properties officeooo:rsid="06ec6f07"/>
    </style:style>
    <style:style style:name="T736" style:family="text">
      <style:text-properties officeooo:rsid="0746a1ae"/>
    </style:style>
    <style:style style:name="T737" style:family="text">
      <style:text-properties officeooo:rsid="06a22e2b"/>
    </style:style>
    <style:style style:name="T738" style:family="text">
      <style:text-properties officeooo:rsid="06a34a2a"/>
    </style:style>
    <style:style style:name="T739" style:family="text">
      <style:text-properties officeooo:rsid="06a85762"/>
    </style:style>
    <style:style style:name="T740" style:family="text">
      <style:text-properties officeooo:rsid="115614f7"/>
    </style:style>
    <style:style style:name="T741" style:family="text">
      <style:text-properties officeooo:rsid="1158cf71"/>
    </style:style>
    <style:style style:name="T742" style:family="text">
      <style:text-properties officeooo:rsid="06a468a5"/>
    </style:style>
    <style:style style:name="T743" style:family="text">
      <style:text-properties officeooo:rsid="06a4ec77"/>
    </style:style>
    <style:style style:name="T744" style:family="text">
      <style:text-properties officeooo:rsid="065dc323"/>
    </style:style>
    <style:style style:name="T745" style:family="text">
      <style:text-properties officeooo:rsid="065f4566"/>
    </style:style>
    <style:style style:name="T746" style:family="text">
      <style:text-properties officeooo:rsid="066768f1"/>
    </style:style>
    <style:style style:name="T747" style:family="text">
      <style:text-properties officeooo:rsid="115eb63b"/>
    </style:style>
    <style:style style:name="T748" style:family="text">
      <style:text-properties officeooo:rsid="1160515a"/>
    </style:style>
    <style:style style:name="T749" style:family="text">
      <style:text-properties officeooo:rsid="1161c399"/>
    </style:style>
    <style:style style:name="T750" style:family="text">
      <style:text-properties officeooo:rsid="1161eeee"/>
    </style:style>
    <style:style style:name="T751" style:family="text">
      <style:text-properties officeooo:rsid="11779a0d"/>
    </style:style>
    <style:style style:name="T752" style:family="text">
      <style:text-properties officeooo:rsid="115db00f"/>
    </style:style>
    <style:style style:name="T753" style:family="text">
      <style:text-properties officeooo:rsid="115e4eed"/>
    </style:style>
    <style:style style:name="T754" style:family="text">
      <style:text-properties officeooo:rsid="11631d4b"/>
    </style:style>
    <style:style style:name="T755" style:family="text">
      <style:text-properties officeooo:rsid="06f2c296"/>
    </style:style>
    <style:style style:name="T756" style:family="text">
      <style:text-properties officeooo:rsid="06f2c78c"/>
    </style:style>
    <style:style style:name="T757" style:family="text">
      <style:text-properties officeooo:rsid="1174f076"/>
    </style:style>
    <style:style style:name="T758" style:family="text">
      <style:text-properties officeooo:rsid="0701871d"/>
    </style:style>
    <style:style style:name="T759" style:family="text">
      <style:text-properties officeooo:rsid="116a1ebc"/>
    </style:style>
    <style:style style:name="T760" style:family="text">
      <style:text-properties officeooo:rsid="074a8a63"/>
    </style:style>
    <style:style style:name="T761" style:family="text">
      <style:text-properties officeooo:rsid="116408c0"/>
    </style:style>
    <style:style style:name="T762" style:family="text">
      <style:text-properties officeooo:rsid="0746c576"/>
    </style:style>
    <style:style style:name="T763" style:family="text">
      <style:text-properties officeooo:rsid="11672535"/>
    </style:style>
    <style:style style:name="T764" style:family="text">
      <style:text-properties officeooo:rsid="1168ddbb"/>
    </style:style>
    <style:style style:name="T765" style:family="text">
      <style:text-properties officeooo:rsid="06ebeb8f"/>
    </style:style>
    <style:style style:name="T766" style:family="text">
      <style:text-properties officeooo:rsid="1166003c"/>
    </style:style>
    <style:style style:name="T767" style:family="text">
      <style:text-properties officeooo:rsid="06fc33d3"/>
    </style:style>
    <style:style style:name="T768" style:family="text">
      <style:text-properties officeooo:rsid="072fbfe6"/>
    </style:style>
    <style:style style:name="T769" style:family="text">
      <style:text-properties officeooo:rsid="072fd061"/>
    </style:style>
    <style:style style:name="T770" style:family="text">
      <style:text-properties officeooo:rsid="072dded8"/>
    </style:style>
    <style:style style:name="T771" style:family="text">
      <style:text-properties officeooo:rsid="07328992"/>
    </style:style>
    <style:style style:name="T772" style:family="text">
      <style:text-properties officeooo:rsid="06f341b9"/>
    </style:style>
    <style:style style:name="T773" style:family="text">
      <style:text-properties officeooo:rsid="07187384"/>
    </style:style>
    <style:style style:name="T774" style:family="text">
      <style:text-properties officeooo:rsid="117bfe09"/>
    </style:style>
    <style:style style:name="T775" style:family="text">
      <style:text-properties officeooo:rsid="074748ab"/>
    </style:style>
    <style:style style:name="T776" style:family="text">
      <style:text-properties officeooo:rsid="07190f99"/>
    </style:style>
    <style:style style:name="T777" style:family="text">
      <style:text-properties officeooo:rsid="117d8d34"/>
    </style:style>
    <style:style style:name="T778" style:family="text">
      <style:text-properties officeooo:rsid="071928af"/>
    </style:style>
    <style:style style:name="T779" style:family="text">
      <style:text-properties officeooo:rsid="072815bc"/>
    </style:style>
    <style:style style:name="T780" style:family="text">
      <style:text-properties officeooo:rsid="07297140"/>
    </style:style>
    <style:style style:name="T781" style:family="text">
      <style:text-properties officeooo:rsid="072a9b04"/>
    </style:style>
    <style:style style:name="T782" style:family="text">
      <style:text-properties officeooo:rsid="072c2c11"/>
    </style:style>
    <style:style style:name="T783" style:family="text">
      <style:text-properties officeooo:rsid="0733b7a1"/>
    </style:style>
    <style:style style:name="T784" style:family="text">
      <style:text-properties officeooo:rsid="1176be63"/>
    </style:style>
    <style:style style:name="T785" style:family="text">
      <style:text-properties officeooo:rsid="117dff2b"/>
    </style:style>
    <style:style style:name="T786" style:family="text">
      <style:text-properties officeooo:rsid="06f3b56f"/>
    </style:style>
    <style:style style:name="T787" style:family="text">
      <style:text-properties officeooo:rsid="074c4e4a"/>
    </style:style>
    <style:style style:name="T788" style:family="text">
      <style:text-properties officeooo:rsid="074c87b3"/>
    </style:style>
    <style:style style:name="T789" style:family="text">
      <style:text-properties officeooo:rsid="074ddf6b"/>
    </style:style>
    <style:style style:name="T790" style:family="text">
      <style:text-properties officeooo:rsid="06f5d52c"/>
    </style:style>
    <style:style style:name="T791" style:family="text">
      <style:text-properties officeooo:rsid="12d0793e"/>
    </style:style>
    <style:style style:name="T792" style:family="text">
      <style:text-properties officeooo:rsid="117e21be"/>
    </style:style>
    <style:style style:name="T793" style:family="text">
      <style:text-properties officeooo:rsid="07150014"/>
    </style:style>
    <style:style style:name="T794" style:family="text">
      <style:text-properties officeooo:rsid="0715d981"/>
    </style:style>
    <style:style style:name="T795" style:family="text">
      <style:text-properties officeooo:rsid="071764fd"/>
    </style:style>
    <style:style style:name="T796" style:family="text">
      <style:text-properties officeooo:rsid="117f6638"/>
    </style:style>
    <style:style style:name="T797" style:family="text">
      <style:text-properties officeooo:rsid="0724593d"/>
    </style:style>
    <style:style style:name="T798" style:family="text">
      <style:text-properties officeooo:rsid="07262888"/>
    </style:style>
    <style:style style:name="T799" style:family="text">
      <style:text-properties officeooo:rsid="0737e566"/>
    </style:style>
    <style:style style:name="T800" style:family="text">
      <style:text-properties officeooo:rsid="0727c40a"/>
    </style:style>
    <style:style style:name="T801" style:family="text">
      <style:text-properties officeooo:rsid="058e5aa9"/>
    </style:style>
    <style:style style:name="T802" style:family="text">
      <style:text-properties officeooo:rsid="0739d87f"/>
    </style:style>
    <style:style style:name="T803" style:family="text">
      <style:text-properties officeooo:rsid="073b1b37"/>
    </style:style>
    <style:style style:name="T804" style:family="text">
      <style:text-properties officeooo:rsid="0592cb08"/>
    </style:style>
    <style:style style:name="T805" style:family="text">
      <style:text-properties officeooo:rsid="07417727"/>
    </style:style>
    <style:style style:name="T806" style:family="text">
      <style:text-properties officeooo:rsid="073e1f9e"/>
    </style:style>
    <style:style style:name="T807" style:family="text">
      <style:text-properties officeooo:rsid="05936d07"/>
    </style:style>
    <style:style style:name="T808" style:family="text">
      <style:text-properties officeooo:rsid="073fdb63"/>
    </style:style>
    <style:style style:name="T809" style:family="text">
      <style:text-properties officeooo:rsid="0593afc3"/>
    </style:style>
    <style:style style:name="T810" style:family="text">
      <style:text-properties officeooo:rsid="0e6002cd"/>
    </style:style>
    <style:style style:name="T811" style:family="text">
      <style:text-properties officeooo:rsid="0e621a11"/>
    </style:style>
    <style:style style:name="T812" style:family="text">
      <style:text-properties officeooo:rsid="0e61c4b5"/>
    </style:style>
    <style:style style:name="T813" style:family="text">
      <style:text-properties officeooo:rsid="0593f003"/>
    </style:style>
    <style:style style:name="T814" style:family="text">
      <style:text-properties officeooo:rsid="05952a3f"/>
    </style:style>
    <style:style style:name="T815" style:family="text">
      <style:text-properties officeooo:rsid="0748ff4c"/>
    </style:style>
    <style:style style:name="T816" style:family="text">
      <style:text-properties officeooo:rsid="074987e3"/>
    </style:style>
    <style:style style:name="T817" style:family="text">
      <style:text-properties officeooo:rsid="074a345e"/>
    </style:style>
    <style:style style:name="T818" style:family="text">
      <style:text-properties officeooo:rsid="074e1d2a"/>
    </style:style>
    <style:style style:name="T819" style:family="text">
      <style:text-properties officeooo:rsid="0e63edaf"/>
    </style:style>
    <style:style style:name="T820" style:family="text">
      <style:text-properties officeooo:rsid="07517878"/>
    </style:style>
    <style:style style:name="T821" style:family="text">
      <style:text-properties officeooo:rsid="075650aa"/>
    </style:style>
    <style:style style:name="T822" style:family="text">
      <style:text-properties officeooo:rsid="0756ee74"/>
    </style:style>
    <style:style style:name="T823" style:family="text">
      <style:text-properties officeooo:rsid="0757a21b"/>
    </style:style>
    <style:style style:name="T824" style:family="text">
      <style:text-properties officeooo:rsid="075e65c5"/>
    </style:style>
    <style:style style:name="T825" style:family="text">
      <style:text-properties officeooo:rsid="075fdba5"/>
    </style:style>
    <style:style style:name="T826" style:family="text">
      <style:text-properties officeooo:rsid="0e653571"/>
    </style:style>
    <style:style style:name="T827" style:family="text">
      <style:text-properties officeooo:rsid="0c137f0d"/>
    </style:style>
    <style:style style:name="T828" style:family="text">
      <style:text-properties officeooo:rsid="0757ae9d"/>
    </style:style>
    <style:style style:name="T829" style:family="text">
      <style:text-properties officeooo:rsid="075a9acc"/>
    </style:style>
    <style:style style:name="T830" style:family="text">
      <style:text-properties officeooo:rsid="075bc6b4"/>
    </style:style>
    <style:style style:name="T831" style:family="text">
      <style:text-properties officeooo:rsid="075d1603"/>
    </style:style>
    <style:style style:name="T832" style:family="text">
      <style:text-properties officeooo:rsid="076196c0"/>
    </style:style>
    <style:style style:name="T833" style:family="text">
      <style:text-properties officeooo:rsid="07637f79"/>
    </style:style>
    <style:style style:name="T834" style:family="text">
      <style:text-properties officeooo:rsid="0766e7b8"/>
    </style:style>
    <style:style style:name="T835" style:family="text">
      <style:text-properties officeooo:rsid="07685bfc"/>
    </style:style>
    <style:style style:name="T836" style:family="text">
      <style:text-properties officeooo:rsid="0767af22"/>
    </style:style>
    <style:style style:name="T837" style:family="text">
      <style:text-properties officeooo:rsid="07c454c7"/>
    </style:style>
    <style:style style:name="T838" style:family="text">
      <style:text-properties officeooo:rsid="0765225f"/>
    </style:style>
    <style:style style:name="T839" style:family="text">
      <style:text-properties officeooo:rsid="07c5318d"/>
    </style:style>
    <style:style style:name="T840" style:family="text">
      <style:text-properties officeooo:rsid="0769ebdd"/>
    </style:style>
    <style:style style:name="T841" style:family="text">
      <style:text-properties officeooo:rsid="076a711b"/>
    </style:style>
    <style:style style:name="T842" style:family="text">
      <style:text-properties officeooo:rsid="076be382"/>
    </style:style>
    <style:style style:name="T843" style:family="text">
      <style:text-properties officeooo:rsid="076c31ed"/>
    </style:style>
    <style:style style:name="T844" style:family="text">
      <style:text-properties officeooo:rsid="076e46dc"/>
    </style:style>
    <style:style style:name="T845" style:family="text">
      <style:text-properties officeooo:rsid="076ce483"/>
    </style:style>
    <style:style style:name="T846" style:family="text">
      <style:text-properties officeooo:rsid="077003ef"/>
    </style:style>
    <style:style style:name="T847" style:family="text">
      <style:text-properties officeooo:rsid="077285fe"/>
    </style:style>
    <style:style style:name="T848" style:family="text">
      <style:text-properties officeooo:rsid="0773ee82"/>
    </style:style>
    <style:style style:name="T849" style:family="text">
      <style:text-properties officeooo:rsid="0e66a86b"/>
    </style:style>
    <style:style style:name="T850" style:family="text">
      <style:text-properties officeooo:rsid="0775d25f"/>
    </style:style>
    <style:style style:name="T851" style:family="text">
      <style:text-properties officeooo:rsid="077715a1"/>
    </style:style>
    <style:style style:name="T852" style:family="text">
      <style:text-properties officeooo:rsid="07781e4b"/>
    </style:style>
    <style:style style:name="T853" style:family="text">
      <style:text-properties officeooo:rsid="094dbfb9"/>
    </style:style>
    <style:style style:name="T854" style:family="text">
      <style:text-properties officeooo:rsid="078d2a4a"/>
    </style:style>
    <style:style style:name="T855" style:family="text">
      <style:text-properties officeooo:rsid="078f26ae"/>
    </style:style>
    <style:style style:name="T856" style:family="text">
      <style:text-properties officeooo:rsid="0bbad3f7"/>
    </style:style>
    <style:style style:name="T857" style:family="text">
      <style:text-properties officeooo:rsid="0bbc1b63"/>
    </style:style>
    <style:style style:name="T858" style:family="text">
      <style:text-properties officeooo:rsid="0bff26db"/>
    </style:style>
    <style:style style:name="T859" style:family="text">
      <style:text-properties officeooo:rsid="0bc4cecd"/>
    </style:style>
    <style:style style:name="T860" style:family="text">
      <style:text-properties officeooo:rsid="0deff703"/>
    </style:style>
    <style:style style:name="T861" style:family="text">
      <style:text-properties officeooo:rsid="07a93e94"/>
    </style:style>
    <style:style style:name="T862" style:family="text">
      <style:text-properties officeooo:rsid="0c027b5d"/>
    </style:style>
    <style:style style:name="T863" style:family="text">
      <style:text-properties officeooo:rsid="08faa4bc"/>
    </style:style>
    <style:style style:name="T864" style:family="text">
      <style:text-properties officeooo:rsid="08fc0b56"/>
    </style:style>
    <style:style style:name="T865" style:family="text">
      <style:text-properties officeooo:rsid="094b5246"/>
    </style:style>
    <style:style style:name="T866" style:family="text">
      <style:text-properties officeooo:rsid="0bc8b038"/>
    </style:style>
    <style:style style:name="T867" style:family="text">
      <style:text-properties officeooo:rsid="07862cb8"/>
    </style:style>
    <style:style style:name="T868" style:family="text">
      <style:text-properties officeooo:rsid="0c032c84"/>
    </style:style>
    <style:style style:name="T869" style:family="text">
      <style:text-properties officeooo:rsid="0c0438fe"/>
    </style:style>
    <style:style style:name="T870" style:family="text">
      <style:text-properties officeooo:rsid="0c045b9a"/>
    </style:style>
    <style:style style:name="T871" style:family="text">
      <style:text-properties officeooo:rsid="0c09a5f3"/>
    </style:style>
    <style:style style:name="T872" style:family="text">
      <style:text-properties officeooo:rsid="0c0cce6f"/>
    </style:style>
    <style:style style:name="T873" style:family="text">
      <style:text-properties officeooo:rsid="07b29a88"/>
    </style:style>
    <style:style style:name="T874" style:family="text">
      <style:text-properties officeooo:rsid="07c73c28"/>
    </style:style>
    <style:style style:name="T875" style:family="text">
      <style:text-properties officeooo:rsid="09730d14"/>
    </style:style>
    <style:style style:name="T876" style:family="text">
      <style:text-properties officeooo:rsid="0c211a98"/>
    </style:style>
    <style:style style:name="T877" style:family="text">
      <style:text-properties officeooo:rsid="0c2353af"/>
    </style:style>
    <style:style style:name="T878" style:family="text">
      <style:text-properties officeooo:rsid="0df10b47"/>
    </style:style>
    <style:style style:name="T879" style:family="text">
      <style:text-properties officeooo:rsid="0df15eee"/>
    </style:style>
    <style:style style:name="T880" style:family="text">
      <style:text-properties officeooo:rsid="0c21d34f"/>
    </style:style>
    <style:style style:name="T881" style:family="text">
      <style:text-properties officeooo:rsid="0df67cf0"/>
    </style:style>
    <style:style style:name="T882" style:family="text">
      <style:text-properties officeooo:rsid="0c198f22"/>
    </style:style>
    <style:style style:name="T883" style:family="text">
      <style:text-properties officeooo:rsid="093887b4"/>
    </style:style>
    <style:style style:name="T884" style:family="text">
      <style:text-properties officeooo:rsid="09490387"/>
    </style:style>
    <style:style style:name="T885" style:family="text">
      <style:text-properties officeooo:rsid="09398c5d"/>
    </style:style>
    <style:style style:name="T886" style:family="text">
      <style:text-properties officeooo:rsid="0d404131"/>
    </style:style>
    <style:style style:name="T887" style:family="text">
      <style:text-properties officeooo:rsid="0d44afab"/>
    </style:style>
    <style:style style:name="T888" style:family="text">
      <style:text-properties officeooo:rsid="0e01c4d8"/>
    </style:style>
    <style:style style:name="T889" style:family="text">
      <style:text-properties officeooo:rsid="093a83a2"/>
    </style:style>
    <style:style style:name="T890" style:family="text">
      <style:text-properties officeooo:rsid="0a993960"/>
    </style:style>
    <style:style style:name="T891" style:family="text">
      <style:text-properties officeooo:rsid="093e16ec"/>
    </style:style>
    <style:style style:name="T892" style:family="text">
      <style:text-properties officeooo:rsid="0d4571e3"/>
    </style:style>
    <style:style style:name="T893" style:family="text">
      <style:text-properties officeooo:rsid="0cc8ca4c"/>
    </style:style>
    <style:style style:name="T894" style:family="text">
      <style:text-properties officeooo:rsid="0cca7969"/>
    </style:style>
    <style:style style:name="T895" style:family="text">
      <style:text-properties officeooo:rsid="0ccbc47b"/>
    </style:style>
    <style:style style:name="T896" style:family="text">
      <style:text-properties officeooo:rsid="0ccd9a67"/>
    </style:style>
    <style:style style:name="T897" style:family="text">
      <style:text-properties officeooo:rsid="0cd05515"/>
    </style:style>
    <style:style style:name="T898" style:family="text">
      <style:text-properties officeooo:rsid="0ccf7bd2"/>
    </style:style>
    <style:style style:name="T899" style:family="text">
      <style:text-properties officeooo:rsid="0e227d7f"/>
    </style:style>
    <style:style style:name="T900" style:family="text">
      <style:text-properties officeooo:rsid="0e37ced7"/>
    </style:style>
    <style:style style:name="T901" style:family="text">
      <style:text-properties officeooo:rsid="0e37d7e6"/>
    </style:style>
    <style:style style:name="T902" style:family="text">
      <style:text-properties officeooo:rsid="0e3beee4"/>
    </style:style>
    <style:style style:name="T903" style:family="text">
      <style:text-properties officeooo:rsid="0e3caef8"/>
    </style:style>
    <style:style style:name="T904" style:family="text">
      <style:text-properties officeooo:rsid="0e3de75d"/>
    </style:style>
    <style:style style:name="T905" style:family="text">
      <style:text-properties officeooo:rsid="0e5f863d"/>
    </style:style>
    <style:style style:name="T906" style:family="text">
      <style:text-properties officeooo:rsid="0e405c58"/>
    </style:style>
    <style:style style:name="T907" style:family="text">
      <style:text-properties officeooo:rsid="0e5e270c"/>
    </style:style>
    <style:style style:name="T908" style:family="text">
      <style:text-properties officeooo:rsid="0e43c87b"/>
    </style:style>
    <style:style style:name="T909" style:family="text">
      <style:text-properties officeooo:rsid="0e4421d6"/>
    </style:style>
    <style:style style:name="T910" style:family="text">
      <style:text-properties officeooo:rsid="0f1bc144"/>
    </style:style>
    <style:style style:name="T911" style:family="text">
      <style:text-properties officeooo:rsid="10b1b6ab"/>
    </style:style>
    <style:style style:name="T912" style:family="text">
      <style:text-properties officeooo:rsid="0e4d546f"/>
    </style:style>
    <style:style style:name="T913" style:family="text">
      <style:text-properties officeooo:rsid="0e45634b"/>
    </style:style>
    <style:style style:name="T914" style:family="text">
      <style:text-properties officeooo:rsid="0e522905"/>
    </style:style>
    <style:style style:name="T915" style:family="text">
      <style:text-properties officeooo:rsid="0e522f70"/>
    </style:style>
    <style:style style:name="T916" style:family="text">
      <style:text-properties officeooo:rsid="0e53c3e0"/>
    </style:style>
    <style:style style:name="T917" style:family="text">
      <style:text-properties officeooo:rsid="0e524203"/>
    </style:style>
    <style:style style:name="T918" style:family="text">
      <style:text-properties officeooo:rsid="0e557ec8"/>
    </style:style>
    <style:style style:name="T919" style:family="text">
      <style:text-properties officeooo:rsid="0e568dc5"/>
    </style:style>
    <style:style style:name="T920" style:family="text">
      <style:text-properties officeooo:rsid="0e582514"/>
    </style:style>
    <style:style style:name="T921" style:family="text">
      <style:text-properties officeooo:rsid="0e5983ae"/>
    </style:style>
    <style:style style:name="T922" style:family="text">
      <style:text-properties officeooo:rsid="0e5ad3e7"/>
    </style:style>
    <style:style style:name="T923" style:family="text">
      <style:text-properties officeooo:rsid="135618c0"/>
    </style:style>
    <style:style style:name="T924" style:family="text">
      <style:text-properties officeooo:rsid="13568c4d"/>
    </style:style>
    <style:style style:name="T925" style:family="text">
      <style:text-properties officeooo:rsid="0e7e1099"/>
    </style:style>
    <style:style style:name="T926" style:family="text">
      <style:text-properties officeooo:rsid="0e806ead"/>
    </style:style>
    <style:style style:name="T927" style:family="text">
      <style:text-properties officeooo:rsid="0f21e67e"/>
    </style:style>
    <style:style style:name="T928" style:family="text">
      <style:text-properties officeooo:rsid="12410586"/>
    </style:style>
    <style:style style:name="T929" style:family="text">
      <style:text-properties officeooo:rsid="0e88cf16"/>
    </style:style>
    <style:style style:name="T930" style:family="text">
      <style:text-properties officeooo:rsid="17b87035"/>
    </style:style>
    <style:style style:name="T931" style:family="text">
      <style:text-properties officeooo:rsid="17b2246e"/>
    </style:style>
    <style:style style:name="T932" style:family="text">
      <style:text-properties officeooo:rsid="17b02a14"/>
    </style:style>
    <style:style style:name="T933" style:family="text">
      <style:text-properties officeooo:rsid="13b034db"/>
    </style:style>
    <style:style style:name="T934" style:family="text">
      <style:text-properties officeooo:rsid="15baff01"/>
    </style:style>
    <style:style style:name="T935" style:family="text">
      <style:text-properties officeooo:rsid="17a1ec25"/>
    </style:style>
    <style:style style:name="T936" style:family="text">
      <style:text-properties officeooo:rsid="17bad3cc"/>
    </style:style>
    <style:style style:name="T937" style:family="text">
      <style:text-properties officeooo:rsid="17c10fad"/>
    </style:style>
    <style:style style:name="T938" style:family="text">
      <style:text-properties officeooo:rsid="17c1b2f5"/>
    </style:style>
    <style:style style:name="T939" style:family="text">
      <style:text-properties officeooo:rsid="17a3bfb2"/>
    </style:style>
    <style:style style:name="T940" style:family="text">
      <style:text-properties officeooo:rsid="17dc2b7e"/>
    </style:style>
    <style:style style:name="T941" style:family="text">
      <style:text-properties officeooo:rsid="17c46033"/>
    </style:style>
    <style:style style:name="T942" style:family="text">
      <style:text-properties officeooo:rsid="17df4795"/>
    </style:style>
    <style:style style:name="T943" style:family="text">
      <style:text-properties officeooo:rsid="17dde991"/>
    </style:style>
    <style:style style:name="T944" style:family="text">
      <style:text-properties officeooo:rsid="17e55395"/>
    </style:style>
    <style:style style:name="T945" style:family="text">
      <style:text-properties officeooo:rsid="184dddac"/>
    </style:style>
    <style:style style:name="T946" style:family="text">
      <style:text-properties officeooo:rsid="184f05af"/>
    </style:style>
    <style:style style:name="T947" style:family="text">
      <style:text-properties officeooo:rsid="1852d567"/>
    </style:style>
    <style:style style:name="T948" style:family="text">
      <style:text-properties officeooo:rsid="1853c09f"/>
    </style:style>
    <style:style style:name="T949" style:family="text">
      <style:text-properties officeooo:rsid="17c599d8"/>
    </style:style>
    <style:style style:name="T950" style:family="text">
      <style:text-properties officeooo:rsid="17cdb9f0"/>
    </style:style>
    <style:style style:name="T951" style:family="text">
      <style:text-properties officeooo:rsid="17cde35e"/>
    </style:style>
    <style:style style:name="T952" style:family="text">
      <style:text-properties officeooo:rsid="17cfb1b6"/>
    </style:style>
    <style:style style:name="T953" style:family="text">
      <style:text-properties officeooo:rsid="17ced551"/>
    </style:style>
    <style:style style:name="T954" style:family="text">
      <style:text-properties officeooo:rsid="1803b91c"/>
    </style:style>
    <style:style style:name="T955" style:family="text">
      <style:text-properties officeooo:rsid="17f60690"/>
    </style:style>
    <style:style style:name="T956" style:family="text">
      <style:text-properties officeooo:rsid="17d51fcf"/>
    </style:style>
    <style:style style:name="T957" style:family="text">
      <style:text-properties officeooo:rsid="1804fd62"/>
    </style:style>
    <style:style style:name="T958" style:family="text">
      <style:text-properties officeooo:rsid="180a7d2f"/>
    </style:style>
    <style:style style:name="T959" style:family="text">
      <style:text-properties officeooo:rsid="18065acc"/>
    </style:style>
    <style:style style:name="T960" style:family="text">
      <style:text-properties officeooo:rsid="180a4ff6"/>
    </style:style>
    <style:style style:name="T961" style:family="text">
      <style:text-properties officeooo:rsid="1805da7a"/>
    </style:style>
    <style:style style:name="T962" style:family="text">
      <style:text-properties officeooo:rsid="17d92a15"/>
    </style:style>
    <style:style style:name="T963" style:family="text">
      <style:text-properties officeooo:rsid="182be80c"/>
    </style:style>
    <style:style style:name="T964" style:family="text">
      <style:text-properties officeooo:rsid="17d55787"/>
    </style:style>
    <style:style style:name="T965" style:family="text">
      <style:text-properties officeooo:rsid="1815117d"/>
    </style:style>
    <style:style style:name="T966" style:family="text">
      <style:text-properties officeooo:rsid="182dd65b"/>
    </style:style>
    <style:style style:name="T967" style:family="text">
      <style:text-properties officeooo:rsid="1826050e"/>
    </style:style>
    <style:style style:name="T968" style:family="text">
      <style:text-properties officeooo:rsid="182375f8"/>
    </style:style>
    <style:style style:name="T969" style:family="text">
      <style:text-properties officeooo:rsid="1830a106"/>
    </style:style>
    <style:style style:name="T970" style:family="text">
      <style:text-properties officeooo:rsid="18251ac3"/>
    </style:style>
    <style:style style:name="T971" style:family="text">
      <style:text-properties officeooo:rsid="1835f7e2"/>
    </style:style>
    <style:style style:name="T972" style:family="text">
      <style:text-properties officeooo:rsid="1832c9fc"/>
    </style:style>
    <style:style style:name="T973" style:family="text">
      <style:text-properties officeooo:rsid="180e4d63"/>
    </style:style>
    <style:style style:name="T974" style:family="text">
      <style:text-properties officeooo:rsid="1831433a"/>
    </style:style>
    <style:style style:name="T975" style:family="text">
      <style:text-properties officeooo:rsid="18117db7"/>
    </style:style>
    <style:style style:name="T976" style:family="text">
      <style:text-properties officeooo:rsid="1811aa74"/>
    </style:style>
    <style:style style:name="T977" style:family="text">
      <style:text-properties officeooo:rsid="18133b0d"/>
    </style:style>
    <style:style style:name="T978" style:family="text">
      <style:text-properties officeooo:rsid="1829dafc"/>
    </style:style>
    <style:style style:name="T979" style:family="text">
      <style:text-properties officeooo:rsid="17d8d58b"/>
    </style:style>
    <style:style style:name="T980" style:family="text">
      <style:text-properties officeooo:rsid="1837d6dc"/>
    </style:style>
    <style:style style:name="T981" style:family="text">
      <style:text-properties officeooo:rsid="17f85087"/>
    </style:style>
    <style:style style:name="T982" style:family="text">
      <style:text-properties officeooo:rsid="153f4f13"/>
    </style:style>
    <style:style style:name="T983" style:family="text">
      <style:text-properties officeooo:rsid="184bbd62"/>
    </style:style>
    <style:style style:name="T984" style:family="text">
      <style:text-properties officeooo:rsid="156275fb"/>
    </style:style>
    <style:style style:name="T985" style:family="text">
      <style:text-properties officeooo:rsid="1561f175"/>
    </style:style>
    <style:style style:name="T986" style:family="text">
      <style:text-properties officeooo:rsid="184894a2"/>
    </style:style>
    <style:style style:name="T987" style:family="text">
      <style:text-properties officeooo:rsid="184a62a2"/>
    </style:style>
    <style:style style:name="T988" style:family="text">
      <style:text-properties officeooo:rsid="17fd73e2"/>
    </style:style>
    <style:style style:name="T989" style:family="text">
      <style:text-properties officeooo:rsid="14b076e7"/>
    </style:style>
    <style:style style:name="T990" style:family="text">
      <style:text-properties officeooo:rsid="14beb748"/>
    </style:style>
    <style:style style:name="T991" style:family="text">
      <style:text-properties officeooo:rsid="14c562e9"/>
    </style:style>
    <style:style style:name="T992" style:family="text">
      <style:text-properties officeooo:rsid="14bfb656"/>
    </style:style>
    <style:style style:name="T993" style:family="text">
      <style:text-properties officeooo:rsid="14c51c11"/>
    </style:style>
    <style:style style:name="T994" style:family="text">
      <style:text-properties officeooo:rsid="152f9338"/>
    </style:style>
    <style:style style:name="T995" style:family="text">
      <style:text-properties officeooo:rsid="14c421f0"/>
    </style:style>
    <style:style style:name="T996" style:family="text">
      <style:text-properties officeooo:rsid="14c4b282"/>
    </style:style>
    <style:style style:name="T997" style:family="text">
      <style:text-properties officeooo:rsid="152fa930"/>
    </style:style>
    <style:style style:name="T998" style:family="text">
      <style:text-properties officeooo:rsid="14ab55fa"/>
    </style:style>
    <style:style style:name="T999" style:family="text">
      <style:text-properties officeooo:rsid="14c61aec"/>
    </style:style>
    <style:style style:name="T1000" style:family="text">
      <style:text-properties officeooo:rsid="14de9a48"/>
    </style:style>
    <style:style style:name="T1001" style:family="text">
      <style:text-properties officeooo:rsid="1724c9ed"/>
    </style:style>
    <style:style style:name="T1002" style:family="text">
      <style:text-properties officeooo:rsid="14e132d6"/>
    </style:style>
    <style:style style:name="T1003" style:family="text">
      <style:text-properties officeooo:rsid="14df35eb"/>
    </style:style>
    <style:style style:name="T1004" style:family="text">
      <style:text-properties officeooo:rsid="14c1aa9d"/>
    </style:style>
    <style:style style:name="T1005" style:family="text">
      <style:text-properties officeooo:rsid="14e1f927"/>
    </style:style>
    <style:style style:name="T1006" style:family="text">
      <style:text-properties officeooo:rsid="14ca5feb"/>
    </style:style>
    <style:style style:name="T1007" style:family="text">
      <style:text-properties officeooo:rsid="14ca62dc"/>
    </style:style>
    <style:style style:name="T1008" style:family="text">
      <style:text-properties officeooo:rsid="14c33e40"/>
    </style:style>
    <style:style style:name="T1009" style:family="text">
      <style:text-properties officeooo:rsid="1533feed"/>
    </style:style>
    <style:style style:name="T1010" style:family="text">
      <style:text-properties officeooo:rsid="1534fddd"/>
    </style:style>
    <style:style style:name="T1011" style:family="text">
      <style:text-properties officeooo:rsid="15382a4e"/>
    </style:style>
    <style:style style:name="T1012" style:family="text">
      <style:text-properties officeooo:rsid="13cc8b5b"/>
    </style:style>
    <style:style style:name="T1013" style:family="text">
      <style:text-properties officeooo:rsid="13a8ce8b"/>
    </style:style>
    <style:style style:name="T1014" style:family="text">
      <style:text-properties officeooo:rsid="13cc8e5a"/>
    </style:style>
    <style:style style:name="T1015" style:family="text">
      <style:text-properties officeooo:rsid="14ccd1ba"/>
    </style:style>
    <style:style style:name="T1016" style:family="text">
      <style:text-properties officeooo:rsid="14ec1209"/>
    </style:style>
    <style:style style:name="T1017" style:family="text">
      <style:text-properties officeooo:rsid="14cd0c22"/>
    </style:style>
    <style:style style:name="T1018" style:family="text">
      <style:text-properties officeooo:rsid="14cdc11c"/>
    </style:style>
    <style:style style:name="T1019" style:family="text">
      <style:text-properties officeooo:rsid="14cf5447"/>
    </style:style>
    <style:style style:name="T1020" style:family="text">
      <style:text-properties officeooo:rsid="14cea712"/>
    </style:style>
    <style:style style:name="T1021" style:family="text">
      <style:text-properties officeooo:rsid="14d00a55"/>
    </style:style>
    <style:style style:name="T1022" style:family="text">
      <style:text-properties officeooo:rsid="14d07d60"/>
    </style:style>
    <style:style style:name="T1023" style:family="text">
      <style:text-properties officeooo:rsid="14d142b3"/>
    </style:style>
    <style:style style:name="T1024" style:family="text">
      <style:text-properties officeooo:rsid="14d25e0c"/>
    </style:style>
    <style:style style:name="T1025" style:family="text">
      <style:text-properties officeooo:rsid="14d587af"/>
    </style:style>
    <style:style style:name="T1026" style:family="text">
      <style:text-properties officeooo:rsid="14d31f9b"/>
    </style:style>
    <style:style style:name="T1027" style:family="text">
      <style:text-properties officeooo:rsid="14d41237"/>
    </style:style>
    <style:style style:name="T1028" style:family="text">
      <style:text-properties officeooo:rsid="13cf813c"/>
    </style:style>
    <style:style style:name="T1029" style:family="text">
      <style:text-properties officeooo:rsid="14d7faf4"/>
    </style:style>
    <style:style style:name="T1030" style:family="text">
      <style:text-properties officeooo:rsid="14d8f592"/>
    </style:style>
    <style:style style:name="T1031" style:family="text">
      <style:text-properties officeooo:rsid="14d94465"/>
    </style:style>
    <style:style style:name="T1032" style:family="text">
      <style:text-properties officeooo:rsid="14d9d447"/>
    </style:style>
    <style:style style:name="T1033" style:family="text">
      <style:text-properties officeooo:rsid="14db50e6"/>
    </style:style>
    <style:style style:name="T1034" style:family="text">
      <style:text-properties officeooo:rsid="14dc50f0"/>
    </style:style>
    <style:style style:name="T1035" style:family="text">
      <style:text-properties officeooo:rsid="14ec5d48"/>
    </style:style>
    <style:style style:name="T1036" style:family="text">
      <style:text-properties officeooo:rsid="14ed1c53"/>
    </style:style>
    <style:style style:name="T1037" style:family="text">
      <style:text-properties officeooo:rsid="14ed39f6"/>
    </style:style>
    <style:style style:name="T1038" style:family="text">
      <style:text-properties officeooo:rsid="14ee61c0"/>
    </style:style>
    <style:style style:name="T1039" style:family="text">
      <style:text-properties officeooo:rsid="14ef0cf1"/>
    </style:style>
    <style:style style:name="T1040" style:family="text">
      <style:text-properties officeooo:rsid="14f072e9"/>
    </style:style>
    <style:style style:name="T1041" style:family="text">
      <style:text-properties officeooo:rsid="14f0932a"/>
    </style:style>
    <style:style style:name="T1042" style:family="text">
      <style:text-properties officeooo:rsid="14f0d648"/>
    </style:style>
    <style:style style:name="T1043" style:family="text">
      <style:text-properties officeooo:rsid="13b76df1"/>
    </style:style>
    <style:style style:name="T1044" style:family="text">
      <style:text-properties officeooo:rsid="14f3afa7"/>
    </style:style>
    <style:style style:name="T1045" style:family="text">
      <style:text-properties officeooo:rsid="14f59cbd"/>
    </style:style>
    <style:style style:name="T1046" style:family="text">
      <style:text-properties officeooo:rsid="153aba72"/>
    </style:style>
    <style:style style:name="T1047" style:family="text">
      <style:text-properties officeooo:rsid="14f76a8a"/>
    </style:style>
    <style:style style:name="T1048" style:family="text">
      <style:text-properties officeooo:rsid="13fe0a6e"/>
    </style:style>
    <style:style style:name="T1049" style:family="text">
      <style:text-properties officeooo:rsid="14f7fbaf"/>
    </style:style>
    <style:style style:name="T1050" style:family="text">
      <style:text-properties officeooo:rsid="13ba22ae"/>
    </style:style>
    <style:style style:name="T1051" style:family="text">
      <style:text-properties officeooo:rsid="13ff32f6"/>
    </style:style>
    <style:style style:name="T1052" style:family="text">
      <style:text-properties officeooo:rsid="14026d12"/>
    </style:style>
    <style:style style:name="T1053" style:family="text">
      <style:text-properties officeooo:rsid="13c2ea03"/>
    </style:style>
    <style:style style:name="T1054" style:family="text">
      <style:text-properties officeooo:rsid="153c52fd"/>
    </style:style>
    <style:style style:name="T1055" style:family="text">
      <style:text-properties officeooo:rsid="1403e5c6"/>
    </style:style>
    <style:style style:name="T1056" style:family="text">
      <style:text-properties officeooo:rsid="13b91c9a"/>
    </style:style>
    <style:style style:name="T1057" style:family="text">
      <style:text-properties officeooo:rsid="13ff5430"/>
    </style:style>
    <style:style style:name="T1058" style:family="text">
      <style:text-properties officeooo:rsid="185a507c"/>
    </style:style>
    <style:style style:name="T1059" style:family="text">
      <style:text-properties officeooo:rsid="18604f21"/>
    </style:style>
    <style:style style:name="T1060" style:family="text">
      <style:text-properties officeooo:rsid="18614bdb"/>
    </style:style>
    <style:style style:name="T1061" style:family="text">
      <style:text-properties officeooo:rsid="1869c54e"/>
    </style:style>
    <style:style style:name="T1062" style:family="text">
      <style:text-properties officeooo:rsid="1861988f"/>
    </style:style>
    <style:style style:name="T1063" style:family="text">
      <style:text-properties officeooo:rsid="185ee103"/>
    </style:style>
    <style:style style:name="T1064" style:family="text">
      <style:text-properties officeooo:rsid="18669adc"/>
    </style:style>
    <style:style style:name="T1065" style:family="text">
      <style:text-properties officeooo:rsid="186b77f0"/>
    </style:style>
    <style:style style:name="T1066" style:family="text">
      <style:text-properties officeooo:rsid="1898cfa9"/>
    </style:style>
    <style:style style:name="T1067" style:family="text">
      <style:text-properties officeooo:rsid="189a8e7a"/>
    </style:style>
    <style:style style:name="T1068" style:family="text">
      <style:text-properties officeooo:rsid="189c8139"/>
    </style:style>
    <style:style style:name="T1069" style:family="text">
      <style:text-properties officeooo:rsid="189e32ed"/>
    </style:style>
    <style:style style:name="T1070" style:family="text">
      <style:text-properties officeooo:rsid="18a000c2"/>
    </style:style>
    <style:style style:name="T1071" style:family="text">
      <style:text-properties officeooo:rsid="18a130c3"/>
    </style:style>
    <style:style style:name="T1072" style:family="text">
      <style:text-properties officeooo:rsid="18a2250f"/>
    </style:style>
    <style:style style:name="T1073" style:family="text">
      <style:text-properties officeooo:rsid="18a3dd19"/>
    </style:style>
    <style:style style:name="T1074" style:family="text">
      <style:text-properties officeooo:rsid="18a808e1"/>
    </style:style>
    <style:style style:name="T1075" style:family="text">
      <style:text-properties officeooo:rsid="18a7884b"/>
    </style:style>
    <style:style style:name="T1076" style:family="text">
      <style:text-properties officeooo:rsid="18a93d4d"/>
    </style:style>
    <style:style style:name="T1077" style:family="text">
      <style:text-properties officeooo:rsid="18ac0046"/>
    </style:style>
    <style:style style:name="T1078" style:family="text">
      <style:text-properties officeooo:rsid="18af0129"/>
    </style:style>
    <style:style style:name="T1079" style:family="text">
      <style:text-properties officeooo:rsid="18b0506b"/>
    </style:style>
    <style:style style:name="T1080" style:family="text">
      <style:text-properties officeooo:rsid="18b57625"/>
    </style:style>
    <style:style style:name="T1081" style:family="text">
      <style:text-properties officeooo:rsid="18b73aaf"/>
    </style:style>
    <style:style style:name="T1082" style:family="text">
      <style:text-properties officeooo:rsid="18b77a67"/>
    </style:style>
    <style:style style:name="T1083" style:family="text">
      <style:text-properties officeooo:rsid="18bb700c"/>
    </style:style>
    <style:style style:name="T1084" style:family="text">
      <style:text-properties officeooo:rsid="18bd0fe3"/>
    </style:style>
    <style:style style:name="T1085" style:family="text">
      <style:text-properties officeooo:rsid="18be814d"/>
    </style:style>
    <style:style style:name="T1086" style:family="text">
      <style:text-properties officeooo:rsid="18c107fd"/>
    </style:style>
    <style:style style:name="T1087" style:family="text">
      <style:text-properties officeooo:rsid="18c3e842"/>
    </style:style>
    <style:style style:name="T1088" style:family="text">
      <style:text-properties officeooo:rsid="18957d77"/>
    </style:style>
    <style:style style:name="T1089" style:family="text">
      <style:text-properties officeooo:rsid="1895ac56"/>
    </style:style>
    <style:style style:name="T1090" style:family="text">
      <style:text-properties officeooo:rsid="18c45cb1"/>
    </style:style>
    <style:style style:name="T1091" style:family="text">
      <style:text-properties officeooo:rsid="18c5ebbc"/>
    </style:style>
    <style:style style:name="T1092" style:family="text">
      <style:text-properties officeooo:rsid="18c6aaa0"/>
    </style:style>
    <style:style style:name="T1093" style:family="text">
      <style:text-properties officeooo:rsid="18c86eb5"/>
    </style:style>
    <style:style style:name="T1094" style:family="text">
      <style:text-properties officeooo:rsid="18ca0e46"/>
    </style:style>
    <style:style style:name="T1095" style:family="text">
      <style:text-properties officeooo:rsid="18cc7b70"/>
    </style:style>
    <style:style style:name="T1096" style:family="text">
      <style:text-properties officeooo:rsid="18ccee8d"/>
    </style:style>
    <style:style style:name="T1097" style:family="text">
      <style:text-properties officeooo:rsid="18d16c18"/>
    </style:style>
    <style:style style:name="T1098" style:family="text">
      <style:text-properties officeooo:rsid="18d5e501"/>
    </style:style>
    <style:style style:name="T1099" style:family="text">
      <style:text-properties officeooo:rsid="18d74a8f"/>
    </style:style>
    <style:style style:name="T1100" style:family="text">
      <style:text-properties officeooo:rsid="18edbf8e"/>
    </style:style>
    <style:style style:name="T1101" style:family="text">
      <style:text-properties officeooo:rsid="18f1d01c"/>
    </style:style>
    <style:style style:name="T1102" style:family="text">
      <style:text-properties officeooo:rsid="18f5e49f"/>
    </style:style>
    <style:style style:name="T1103" style:family="text">
      <style:text-properties officeooo:rsid="18f61203"/>
    </style:style>
    <style:style style:name="T1104" style:family="text">
      <style:text-properties officeooo:rsid="18fadf4e"/>
    </style:style>
    <style:style style:name="T1105" style:family="text">
      <style:text-properties officeooo:rsid="18fca034"/>
    </style:style>
    <style:style style:name="T1106" style:family="text">
      <style:text-properties officeooo:rsid="18fd45a6"/>
    </style:style>
    <style:style style:name="T1107" style:family="text">
      <style:text-properties officeooo:rsid="18feb4f4"/>
    </style:style>
    <style:style style:name="T1108" style:family="text">
      <style:text-properties officeooo:rsid="190dfc38"/>
    </style:style>
    <style:style style:name="T1109" style:family="text">
      <style:text-properties officeooo:rsid="190e85eb"/>
    </style:style>
    <style:style style:name="T1110" style:family="text">
      <style:text-properties officeooo:rsid="1900ac9a"/>
    </style:style>
    <style:style style:name="T1111" style:family="text">
      <style:text-properties officeooo:rsid="1901095f"/>
    </style:style>
    <style:style style:name="T1112" style:family="text">
      <style:text-properties officeooo:rsid="190fecc3"/>
    </style:style>
    <style:style style:name="T1113" style:family="text">
      <style:text-properties officeooo:rsid="1913231f"/>
    </style:style>
    <style:style style:name="T1114" style:family="text">
      <style:text-properties officeooo:rsid="19147f2b"/>
    </style:style>
    <style:style style:name="T1115" style:family="text">
      <style:text-properties officeooo:rsid="19156a5e"/>
    </style:style>
    <style:style style:name="T1116" style:family="text">
      <style:text-properties officeooo:rsid="1907b3b4"/>
    </style:style>
    <style:style style:name="T1117" style:family="text">
      <style:text-properties officeooo:rsid="19098d6e"/>
    </style:style>
    <style:style style:name="T1118" style:family="text">
      <style:text-properties officeooo:rsid="190a7cef"/>
    </style:style>
    <style:style style:name="T1119" style:family="text">
      <style:text-properties officeooo:rsid="190b59bb"/>
    </style:style>
    <style:style style:name="T1120" style:family="text">
      <style:text-properties officeooo:rsid="190b9c92"/>
    </style:style>
    <style:style style:name="T1121" style:family="text">
      <style:text-properties officeooo:rsid="1905edab"/>
    </style:style>
    <style:style style:name="T1122" style:family="text">
      <style:text-properties officeooo:rsid="19193377"/>
    </style:style>
    <style:style style:name="T1123" style:family="text">
      <style:text-properties officeooo:rsid="191c4683"/>
    </style:style>
    <style:style style:name="T1124" style:family="text">
      <style:text-properties officeooo:rsid="191dcc05"/>
    </style:style>
    <style:style style:name="T1125" style:family="text">
      <style:text-properties officeooo:rsid="19227aa4"/>
    </style:style>
    <style:style style:name="T1126" style:family="text">
      <style:text-properties officeooo:rsid="18e358be"/>
    </style:style>
    <style:style style:name="T1127" style:family="text">
      <style:text-properties officeooo:rsid="18e3c172"/>
    </style:style>
    <style:style style:name="T1128" style:family="text">
      <style:text-properties officeooo:rsid="18e93b58"/>
    </style:style>
    <style:style style:name="T1129" style:family="text">
      <style:text-properties officeooo:rsid="18ea203c"/>
    </style:style>
    <style:style style:name="T1130" style:family="text">
      <style:text-properties officeooo:rsid="18dfbb47"/>
    </style:style>
    <style:style style:name="T1131" style:family="text">
      <style:text-properties officeooo:rsid="18e1d069"/>
    </style:style>
    <style:style style:name="T1132" style:family="text">
      <style:text-properties officeooo:rsid="19e80ea7"/>
    </style:style>
    <style:style style:name="T1133" style:family="text">
      <style:text-properties officeooo:rsid="19f8436b"/>
    </style:style>
    <style:style style:name="T1134" style:family="text">
      <style:text-properties officeooo:rsid="1a1ad9b6"/>
    </style:style>
    <style:style style:name="T1135" style:family="text">
      <style:text-properties officeooo:rsid="1a1751da"/>
    </style:style>
    <style:style style:name="T1136" style:family="text">
      <style:text-properties officeooo:rsid="1a0da993"/>
    </style:style>
    <style:style style:name="T1137" style:family="text">
      <style:text-properties officeooo:rsid="1a0dcb1c"/>
    </style:style>
    <style:style style:name="T1138" style:family="text">
      <style:text-properties officeooo:rsid="193ec1d8"/>
    </style:style>
    <style:style style:name="T1139" style:family="text">
      <style:text-properties officeooo:rsid="19c400dd"/>
    </style:style>
    <style:style style:name="T1140" style:family="text">
      <style:text-properties officeooo:rsid="19c380b7"/>
    </style:style>
    <style:style style:name="T1141" style:family="text">
      <style:text-properties officeooo:rsid="199e6103"/>
    </style:style>
    <style:style style:name="T1142" style:family="text">
      <style:text-properties officeooo:rsid="199f487b"/>
    </style:style>
    <style:style style:name="T1143" style:family="text">
      <style:text-properties officeooo:rsid="19fb64ce"/>
    </style:style>
    <style:style style:name="T1144" style:family="text">
      <style:text-properties officeooo:rsid="19fd07d0"/>
    </style:style>
    <style:style style:name="T1145" style:family="text">
      <style:text-properties officeooo:rsid="19fedaf5"/>
    </style:style>
    <style:style style:name="T1146" style:family="text">
      <style:text-properties officeooo:rsid="19e70075"/>
    </style:style>
    <style:style style:name="T1147" style:family="text">
      <style:text-properties officeooo:rsid="19e7f903"/>
    </style:style>
    <style:style style:name="T1148" style:family="text">
      <style:text-properties officeooo:rsid="19f8fd01"/>
    </style:style>
    <style:style style:name="T1149" style:family="text">
      <style:text-properties officeooo:rsid="19eb9fca"/>
    </style:style>
    <style:style style:name="T1150" style:family="text">
      <style:text-properties officeooo:rsid="1a2347c6"/>
    </style:style>
    <style:style style:name="T1151" style:family="text">
      <style:text-properties officeooo:rsid="19ec64e4"/>
    </style:style>
    <style:style style:name="T1152" style:family="text">
      <style:text-properties officeooo:rsid="1a272096"/>
    </style:style>
    <style:style style:name="T1153" style:family="text">
      <style:text-properties officeooo:rsid="1a23b431"/>
    </style:style>
    <style:style style:name="T1154" style:family="text">
      <style:text-properties officeooo:rsid="1a272cd4"/>
    </style:style>
    <style:style style:name="T1155" style:family="text">
      <style:text-properties officeooo:rsid="1a2b14d8"/>
    </style:style>
    <style:style style:name="T1156" style:family="text">
      <style:text-properties officeooo:rsid="19eef0c8"/>
    </style:style>
    <style:style style:name="T1157" style:family="text">
      <style:text-properties officeooo:rsid="19f0b5f7"/>
    </style:style>
    <style:style style:name="T1158" style:family="text">
      <style:text-properties officeooo:rsid="19ffaaba"/>
    </style:style>
    <style:style style:name="T1159" style:family="text">
      <style:text-properties officeooo:rsid="1a216218"/>
    </style:style>
    <style:style style:name="T1160" style:family="text">
      <style:text-properties officeooo:rsid="19f5d444"/>
    </style:style>
    <style:style style:name="T1161" style:family="text">
      <style:text-properties officeooo:rsid="1a2d0469"/>
    </style:style>
    <style:style style:name="T1162" style:family="text">
      <style:text-properties officeooo:rsid="19b70db3"/>
    </style:style>
    <style:style style:name="T1163" style:family="text">
      <style:text-properties officeooo:rsid="19c2b099"/>
    </style:style>
    <style:style style:name="T1164" style:family="text">
      <style:text-properties officeooo:rsid="19acaa39"/>
    </style:style>
    <style:style style:name="T1165" style:family="text">
      <style:text-properties officeooo:rsid="1a3ad316"/>
    </style:style>
    <style:style style:name="T1166" style:family="text">
      <style:text-properties officeooo:rsid="1a019461"/>
    </style:style>
    <style:style style:name="T1167" style:family="text">
      <style:text-properties officeooo:rsid="1a3f20bf"/>
    </style:style>
    <style:style style:name="T1168" style:family="text">
      <style:text-properties officeooo:rsid="1a0044ca"/>
    </style:style>
    <style:style style:name="T1169" style:family="text">
      <style:text-properties officeooo:rsid="1a399328"/>
    </style:style>
    <style:style style:name="T1170" style:family="text">
      <style:text-properties officeooo:rsid="1a2f9216"/>
    </style:style>
    <style:style style:name="T1171" style:family="text">
      <style:text-properties officeooo:rsid="1a30cbbf"/>
    </style:style>
    <style:style style:name="T1172" style:family="text">
      <style:text-properties officeooo:rsid="1a329018"/>
    </style:style>
    <style:style style:name="T1173" style:family="text">
      <style:text-properties officeooo:rsid="1a30e602"/>
    </style:style>
    <style:style style:name="T1174" style:family="text">
      <style:text-properties officeooo:rsid="1a3355aa"/>
    </style:style>
    <style:style style:name="T1175" style:family="text">
      <style:text-properties officeooo:rsid="1a2f0224"/>
    </style:style>
    <style:style style:name="T1176" style:family="text">
      <style:text-properties officeooo:rsid="194d6362"/>
    </style:style>
    <style:style style:name="T1177" style:family="text">
      <style:text-properties officeooo:rsid="1950610e"/>
    </style:style>
    <style:style style:name="T1178" style:family="text">
      <style:text-properties officeooo:rsid="1a04c5ef"/>
    </style:style>
    <style:style style:name="T1179" style:family="text">
      <style:text-properties officeooo:rsid="1a43b99c"/>
    </style:style>
    <style:style style:name="T1180" style:family="text">
      <style:text-properties officeooo:rsid="1a455056"/>
    </style:style>
    <style:style style:name="T1181" style:family="text">
      <style:text-properties officeooo:rsid="19b94db8"/>
    </style:style>
    <style:style style:name="T1182" style:family="text">
      <style:text-properties officeooo:rsid="1a3fe84c"/>
    </style:style>
    <style:style style:name="T1183" style:family="text">
      <style:text-properties officeooo:rsid="1a464353"/>
    </style:style>
    <style:style style:name="T1184" style:family="text">
      <style:text-properties officeooo:rsid="1a063648"/>
    </style:style>
    <style:style style:name="T1185" style:family="text">
      <style:text-properties officeooo:rsid="1a06ec98"/>
    </style:style>
    <style:style style:name="T1186" style:family="text">
      <style:text-properties officeooo:rsid="19ba7c97"/>
    </style:style>
    <style:style style:name="T1187" style:family="text">
      <style:text-properties officeooo:rsid="196a9bb7"/>
    </style:style>
    <style:style style:name="T1188" style:family="text">
      <style:text-properties officeooo:rsid="19bc181c"/>
    </style:style>
    <style:style style:name="T1189" style:family="text">
      <style:text-properties officeooo:rsid="197221fe"/>
    </style:style>
    <style:style style:name="T1190" style:family="text">
      <style:text-properties officeooo:rsid="19751194"/>
    </style:style>
    <style:style style:name="T1191" style:family="text">
      <style:text-properties officeooo:rsid="197b39ac"/>
    </style:style>
    <style:style style:name="T1192" style:family="text">
      <style:text-properties officeooo:rsid="197b8740"/>
    </style:style>
    <style:style style:name="T1193" style:family="text">
      <style:text-properties officeooo:rsid="197ce391"/>
    </style:style>
    <style:style style:name="T1194" style:family="text">
      <style:text-properties officeooo:rsid="19835362"/>
    </style:style>
    <style:style style:name="T1195" style:family="text">
      <style:text-properties officeooo:rsid="19838465"/>
    </style:style>
    <style:style style:name="T1196" style:family="text">
      <style:text-properties officeooo:rsid="19849343"/>
    </style:style>
    <style:style style:name="T1197" style:family="text">
      <style:text-properties officeooo:rsid="1985a887"/>
    </style:style>
    <style:style style:name="T1198" style:family="text">
      <style:text-properties officeooo:rsid="198d7e70"/>
    </style:style>
    <style:style style:name="T1199" style:family="text">
      <style:text-properties officeooo:rsid="198ed8a1"/>
    </style:style>
    <style:style style:name="T1200" style:family="text">
      <style:text-properties officeooo:rsid="1987941b"/>
    </style:style>
    <style:style style:name="T1201" style:family="text">
      <style:text-properties officeooo:rsid="19897180"/>
    </style:style>
    <style:style style:name="T1202" style:family="text">
      <style:text-properties officeooo:rsid="198a54a2"/>
    </style:style>
    <style:style style:name="T1203" style:family="text">
      <style:text-properties officeooo:rsid="1992562e"/>
    </style:style>
    <style:style style:name="T1204" style:family="text">
      <style:text-properties officeooo:rsid="19960eaf"/>
    </style:style>
    <style:style style:name="T1205" style:family="text">
      <style:text-properties officeooo:rsid="1996c662"/>
    </style:style>
    <style:style style:name="T1206" style:family="text">
      <style:text-properties officeooo:rsid="19613d9f"/>
    </style:style>
    <style:style style:name="T1207" style:family="text">
      <style:text-properties officeooo:rsid="19684039"/>
    </style:style>
    <style:style style:name="T1208" style:family="text">
      <style:text-properties officeooo:rsid="199c2048"/>
    </style:style>
    <style:style style:name="T1209" style:family="text">
      <style:text-properties officeooo:rsid="199d2134"/>
    </style:style>
    <style:style style:name="T1210" style:family="text">
      <style:text-properties officeooo:rsid="19b66ed6"/>
    </style:style>
    <style:style style:name="T1211" style:family="text">
      <style:text-properties officeooo:rsid="19e09470"/>
    </style:style>
    <style:style style:name="T1212" style:family="text">
      <style:text-properties officeooo:rsid="1a5c0ed2"/>
    </style:style>
    <style:style style:name="T1213" style:family="text">
      <style:text-properties officeooo:rsid="1a5cef86"/>
    </style:style>
    <style:style style:name="T1214" style:family="text">
      <style:text-properties officeooo:rsid="1a5f032d"/>
    </style:style>
    <style:style style:name="T1215" style:family="text">
      <style:text-properties officeooo:rsid="1a604e99"/>
    </style:style>
    <style:style style:name="T1216" style:family="text">
      <style:text-properties officeooo:rsid="1a612302"/>
    </style:style>
    <style:style style:name="T1217" style:family="text">
      <style:text-properties officeooo:rsid="1a5dd3d2"/>
    </style:style>
    <style:style style:name="T1218" style:family="text">
      <style:text-properties officeooo:rsid="1a6457cc"/>
    </style:style>
    <style:style style:name="T1219" style:family="text">
      <style:text-properties officeooo:rsid="1a65289a"/>
    </style:style>
    <style:style style:name="T1220" style:family="text">
      <style:text-properties officeooo:rsid="1a60c28c"/>
    </style:style>
    <style:style style:name="T1221" style:family="text">
      <style:text-properties officeooo:rsid="1a50c215"/>
    </style:style>
    <style:style style:name="T1222" style:family="text">
      <style:text-properties officeooo:rsid="1a68167d"/>
    </style:style>
    <style:style style:name="T1223" style:family="text">
      <style:text-properties officeooo:rsid="1a520a48"/>
    </style:style>
    <style:style style:name="T1224" style:family="text">
      <style:text-properties officeooo:rsid="1a525c67"/>
    </style:style>
    <style:style style:name="T1225" style:family="text">
      <style:text-properties officeooo:rsid="1a4edf3c"/>
    </style:style>
    <style:style style:name="T1226" style:family="text">
      <style:text-properties officeooo:rsid="1a59192e"/>
    </style:style>
    <style:style style:name="T1227" style:family="text">
      <style:text-properties officeooo:rsid="1a5ac2dd"/>
    </style:style>
    <style:style style:name="T1228" style:family="text">
      <style:text-properties officeooo:rsid="1a4c6c2b"/>
    </style:style>
    <style:style style:name="T1229" style:family="text">
      <style:text-properties officeooo:rsid="1a6c8b7f"/>
    </style:style>
    <style:style style:name="T1230" style:family="text">
      <style:text-properties officeooo:rsid="1a6ff695"/>
    </style:style>
    <style:style style:name="T1231" style:family="text">
      <style:text-properties officeooo:rsid="1a737758"/>
    </style:style>
    <style:style style:name="T1232" style:family="text">
      <style:text-properties officeooo:rsid="1a78a7f4"/>
    </style:style>
    <style:style style:name="T1233" style:family="text">
      <style:text-properties officeooo:rsid="1a777ba7"/>
    </style:style>
    <style:style style:name="T1234" style:family="text">
      <style:text-properties officeooo:rsid="1a7b5514"/>
    </style:style>
    <style:style style:name="T1235" style:family="text">
      <style:text-properties officeooo:rsid="1a7bcddb"/>
    </style:style>
    <style:style style:name="T1236" style:family="text">
      <style:text-properties officeooo:rsid="1a7cb8bf"/>
    </style:style>
    <style:style style:name="T1237" style:family="text">
      <style:text-properties officeooo:rsid="1a8398fb"/>
    </style:style>
    <style:style style:name="T1238" style:family="text">
      <style:text-properties officeooo:rsid="1a876859"/>
    </style:style>
    <style:style style:name="T1239" style:family="text">
      <style:text-properties officeooo:rsid="1a8153fa"/>
    </style:style>
    <style:style style:name="T1240" style:family="text">
      <style:text-properties officeooo:rsid="1a8894cf"/>
    </style:style>
    <style:style style:name="T1241" style:family="text">
      <style:text-properties officeooo:rsid="1a8425c0"/>
    </style:style>
    <style:style style:name="T1242" style:family="text">
      <style:text-properties officeooo:rsid="1a85c3be"/>
    </style:style>
    <style:style style:name="T1243" style:family="text">
      <style:text-properties officeooo:rsid="1a8be329"/>
    </style:style>
    <style:style style:name="T1244" style:family="text">
      <style:text-properties officeooo:rsid="1a8ce5ce"/>
    </style:style>
    <style:style style:name="T1245" style:family="text">
      <style:text-properties officeooo:rsid="1a8eacab"/>
    </style:style>
    <style:style style:name="T1246" style:family="text">
      <style:text-properties officeooo:rsid="1a925000"/>
    </style:style>
    <style:style style:name="T1247" style:family="text">
      <style:text-properties officeooo:rsid="1a952852"/>
    </style:style>
    <style:style style:name="T1248" style:family="text">
      <style:text-properties officeooo:rsid="1a9629f4"/>
    </style:style>
    <style:style style:name="T1249" style:family="text">
      <style:text-properties officeooo:rsid="1a991382"/>
    </style:style>
    <style:style style:name="T1250" style:family="text">
      <style:text-properties officeooo:rsid="1a9ba0b0"/>
    </style:style>
    <style:style style:name="T1251" style:family="text">
      <style:text-properties officeooo:rsid="1a9dc10b"/>
    </style:style>
    <style:style style:name="T1252" style:family="text">
      <style:text-properties officeooo:rsid="1a9fc942"/>
    </style:style>
    <style:style style:name="T1253" style:family="text">
      <style:text-properties officeooo:rsid="1aa044cd"/>
    </style:style>
    <style:style style:name="T1254" style:family="text">
      <style:text-properties officeooo:rsid="1aa416af"/>
    </style:style>
    <style:style style:name="T1255" style:family="text">
      <style:text-properties officeooo:rsid="1aa5c7f7"/>
    </style:style>
    <style:style style:name="T1256" style:family="text">
      <style:text-properties officeooo:rsid="1aa7c4a9"/>
    </style:style>
    <style:style style:name="T1257" style:family="text">
      <style:text-properties officeooo:rsid="1aa89418"/>
    </style:style>
    <style:style style:name="T1258" style:family="text">
      <style:text-properties officeooo:rsid="1aa65214"/>
    </style:style>
    <style:style style:name="T1259" style:family="text">
      <style:text-properties officeooo:rsid="1aa9fc04"/>
    </style:style>
    <style:style style:name="T1260" style:family="text">
      <style:text-properties officeooo:rsid="1aaa3f08"/>
    </style:style>
    <style:style style:name="T1261" style:family="text">
      <style:text-properties officeooo:rsid="1aabd3c9"/>
    </style:style>
    <style:style style:name="T1262" style:family="text">
      <style:text-properties officeooo:rsid="1aadcc95"/>
    </style:style>
    <style:style style:name="T1263" style:family="text">
      <style:text-properties officeooo:rsid="1aace683"/>
    </style:style>
    <style:style style:name="T1264" style:family="text">
      <style:text-properties officeooo:rsid="1aae9594"/>
    </style:style>
    <style:style style:name="T1265" style:family="text">
      <style:text-properties officeooo:rsid="1aaf5460"/>
    </style:style>
    <style:style style:name="T1266" style:family="text">
      <style:text-properties officeooo:rsid="1ab06504"/>
    </style:style>
    <style:style style:name="T1267" style:family="text">
      <style:text-properties officeooo:rsid="1ab1c7a6"/>
    </style:style>
    <style:style style:name="T1268" style:family="text">
      <style:text-properties officeooo:rsid="1ab3c306"/>
    </style:style>
    <style:style style:name="T1269" style:family="text">
      <style:text-properties officeooo:rsid="1ab51176"/>
    </style:style>
    <style:style style:name="T1270" style:family="text">
      <style:text-properties officeooo:rsid="1ab6cbe9"/>
    </style:style>
    <style:style style:name="T1271" style:family="text">
      <style:text-properties officeooo:rsid="1ab868f2"/>
    </style:style>
    <style:style style:name="T1272" style:family="text">
      <style:text-properties officeooo:rsid="1ab9fe85"/>
    </style:style>
    <style:style style:name="T1273" style:family="text">
      <style:text-properties officeooo:rsid="1abba739"/>
    </style:style>
    <style:style style:name="T1274" style:family="text">
      <style:text-properties officeooo:rsid="1abbd7a4"/>
    </style:style>
    <style:style style:name="T1275" style:family="text">
      <style:text-properties officeooo:rsid="1abdc3e1"/>
    </style:style>
    <style:style style:name="T1276" style:family="text">
      <style:text-properties officeooo:rsid="1ac67dc1"/>
    </style:style>
    <style:style style:name="T1277" style:family="text">
      <style:text-properties officeooo:rsid="1ac89e66"/>
    </style:style>
    <style:style style:name="T1278" style:family="text">
      <style:text-properties officeooo:rsid="1acab3b2"/>
    </style:style>
    <style:style style:name="T1279" style:family="text">
      <style:text-properties officeooo:rsid="1acb794c"/>
    </style:style>
    <style:style style:name="T1280" style:family="text">
      <style:text-properties officeooo:rsid="1acde82e"/>
    </style:style>
    <style:style style:name="T1281" style:family="text">
      <style:text-properties officeooo:rsid="1ad028fd"/>
    </style:style>
    <style:style style:name="T1282" style:family="text">
      <style:text-properties officeooo:rsid="1accb312"/>
    </style:style>
    <style:style style:name="T1283" style:family="text">
      <style:text-properties officeooo:rsid="1ad20f1a"/>
    </style:style>
    <style:style style:name="T1284" style:family="text">
      <style:text-properties officeooo:rsid="1ad216e5"/>
    </style:style>
    <style:style style:name="T1285" style:family="text">
      <style:text-properties officeooo:rsid="1ad3dcb3"/>
    </style:style>
    <style:style style:name="T1286" style:family="text">
      <style:text-properties officeooo:rsid="1ad43274"/>
    </style:style>
    <style:style style:name="T1287" style:family="text">
      <style:text-properties officeooo:rsid="1afbe2ff"/>
    </style:style>
    <style:style style:name="T1288" style:family="text">
      <style:text-properties officeooo:rsid="1b12d3ea"/>
    </style:style>
    <style:style style:name="T1289" style:family="text">
      <style:text-properties officeooo:rsid="1b145cb7"/>
    </style:style>
    <style:style style:name="T1290" style:family="text">
      <style:text-properties officeooo:rsid="1b0e8dac"/>
    </style:style>
    <style:style style:name="T1291" style:family="text">
      <style:text-properties officeooo:rsid="1b10305f"/>
    </style:style>
    <style:style style:name="T1292" style:family="text">
      <style:text-properties officeooo:rsid="1b15c907"/>
    </style:style>
    <style:style style:name="T1293" style:family="text">
      <style:text-properties officeooo:rsid="1b1a2968"/>
    </style:style>
    <style:style style:name="T1294" style:family="text">
      <style:text-properties officeooo:rsid="1b1aab99"/>
    </style:style>
    <style:style style:name="T1295" style:family="text">
      <style:text-properties officeooo:rsid="1afed497"/>
    </style:style>
    <style:style style:name="T1296" style:family="text">
      <style:text-properties officeooo:rsid="1b1b74f1"/>
    </style:style>
    <style:style style:name="T1297" style:family="text">
      <style:text-properties officeooo:rsid="1b1c121a"/>
    </style:style>
    <style:style style:name="T1298" style:family="text">
      <style:text-properties officeooo:rsid="1b1e0516"/>
    </style:style>
    <style:style style:name="T1299" style:family="text">
      <style:text-properties officeooo:rsid="1b1fbb9e"/>
    </style:style>
    <style:style style:name="T1300" style:family="text">
      <style:text-properties officeooo:rsid="1ad6cf2a"/>
    </style:style>
    <style:style style:name="T1301" style:family="text">
      <style:text-properties officeooo:rsid="1ad864a1"/>
    </style:style>
    <style:style style:name="T1302" style:family="text">
      <style:text-properties officeooo:rsid="1b1117a2"/>
    </style:style>
    <style:style style:name="T1303" style:family="text">
      <style:text-properties officeooo:rsid="1af65c67"/>
    </style:style>
    <style:style style:name="T1304" style:family="text">
      <style:text-properties officeooo:rsid="1af80c17"/>
    </style:style>
    <style:style style:name="T1305" style:family="text">
      <style:text-properties officeooo:rsid="1afa0b5a"/>
    </style:style>
    <style:style style:name="T1306" style:family="text">
      <style:text-properties officeooo:rsid="1b00a5a8"/>
    </style:style>
    <style:style style:name="T1307" style:family="text">
      <style:text-properties officeooo:rsid="1b27fd10"/>
    </style:style>
    <style:style style:name="T1308" style:family="text">
      <style:text-properties officeooo:rsid="1b2c840b"/>
    </style:style>
    <style:style style:name="T1309" style:family="text">
      <style:text-properties officeooo:rsid="1b2e3bfa"/>
    </style:style>
    <style:style style:name="T1310" style:family="text">
      <style:text-properties officeooo:rsid="1b2e7983"/>
    </style:style>
    <style:style style:name="T1311" style:family="text">
      <style:text-properties officeooo:rsid="1b2e6237"/>
    </style:style>
    <style:style style:name="T1312" style:family="text">
      <style:text-properties officeooo:rsid="1b2fc79f"/>
    </style:style>
    <style:style style:name="T1313" style:family="text">
      <style:text-properties officeooo:rsid="1b32dade"/>
    </style:style>
    <style:style style:name="T1314" style:family="text">
      <style:text-properties officeooo:rsid="1b3480bd"/>
    </style:style>
    <style:style style:name="T1315" style:family="text">
      <style:text-properties officeooo:rsid="1b313a51"/>
    </style:style>
    <style:style style:name="T1316" style:family="text">
      <style:text-properties officeooo:rsid="1b3678a2"/>
    </style:style>
    <style:style style:name="T1317" style:family="text">
      <style:text-properties officeooo:rsid="1b3303d3"/>
    </style:style>
    <style:style style:name="T1318" style:family="text">
      <style:text-properties officeooo:rsid="1b322a0c"/>
    </style:style>
    <style:style style:name="T1319" style:family="text">
      <style:text-properties officeooo:rsid="1b369498"/>
    </style:style>
    <style:style style:name="T1320" style:family="text">
      <style:text-properties officeooo:rsid="1b3871a8"/>
    </style:style>
    <style:style style:name="T1321" style:family="text">
      <style:text-properties officeooo:rsid="1b396f20"/>
    </style:style>
    <style:style style:name="T1322" style:family="text">
      <style:text-properties officeooo:rsid="1b3a9799"/>
    </style:style>
    <style:style style:name="T1323" style:family="text">
      <style:text-properties officeooo:rsid="1b3c5142"/>
    </style:style>
    <style:style style:name="T1324" style:family="text">
      <style:text-properties officeooo:rsid="1b3e9d6a"/>
    </style:style>
    <style:style style:name="T1325" style:family="text">
      <style:text-properties officeooo:rsid="1b426189"/>
    </style:style>
    <style:style style:name="T1326" style:family="text">
      <style:text-properties officeooo:rsid="1b42a427"/>
    </style:style>
    <style:style style:name="T1327" style:family="text">
      <style:text-properties officeooo:rsid="1b446c02"/>
    </style:style>
    <style:style style:name="T1328" style:family="text">
      <style:text-properties officeooo:rsid="1b45c615"/>
    </style:style>
    <style:style style:name="T1329" style:family="text">
      <style:text-properties officeooo:rsid="1b470b1b"/>
    </style:style>
    <style:style style:name="T1330" style:family="text">
      <style:text-properties officeooo:rsid="1b487f65"/>
    </style:style>
    <style:style style:name="T1331" style:family="text">
      <style:text-properties officeooo:rsid="1bab42ff"/>
    </style:style>
    <style:style style:name="T1332" style:family="text">
      <style:text-properties officeooo:rsid="1b4e8df1"/>
    </style:style>
    <style:style style:name="T1333" style:family="text">
      <style:text-properties officeooo:rsid="1b4fe749"/>
    </style:style>
    <style:style style:name="T1334" style:family="text">
      <style:text-properties officeooo:rsid="1b51a1e1"/>
    </style:style>
    <style:style style:name="T1335" style:family="text">
      <style:text-properties officeooo:rsid="1b53553c"/>
    </style:style>
    <style:style style:name="T1336" style:family="text">
      <style:text-properties officeooo:rsid="1b57419f"/>
    </style:style>
    <style:style style:name="T1337" style:family="text">
      <style:text-properties officeooo:rsid="1b611fb4"/>
    </style:style>
    <style:style style:name="T1338" style:family="text">
      <style:text-properties officeooo:rsid="1b65c3cf"/>
    </style:style>
    <style:style style:name="T1339" style:family="text">
      <style:text-properties officeooo:rsid="1b6242fb"/>
    </style:style>
    <style:style style:name="T1340" style:family="text">
      <style:text-properties officeooo:rsid="1b5bf464"/>
    </style:style>
    <style:style style:name="T1341" style:family="text">
      <style:text-properties officeooo:rsid="1b985a21"/>
    </style:style>
    <style:style style:name="T1342" style:family="text">
      <style:text-properties officeooo:rsid="1b98bed2"/>
    </style:style>
    <style:style style:name="T1343" style:family="text">
      <style:text-properties officeooo:rsid="1b9a8903"/>
    </style:style>
    <style:style style:name="T1344" style:family="text">
      <style:text-properties officeooo:rsid="1b9c3f0f"/>
    </style:style>
    <style:style style:name="T1345" style:family="text">
      <style:text-properties officeooo:rsid="1b6d0ddb"/>
    </style:style>
    <style:style style:name="T1346" style:family="text">
      <style:text-properties officeooo:rsid="1b5e2020"/>
    </style:style>
    <style:style style:name="T1347" style:family="text">
      <style:text-properties officeooo:rsid="1b9743dc"/>
    </style:style>
    <style:style style:name="T1348" style:family="text">
      <style:text-properties officeooo:rsid="1b5b2d8e"/>
    </style:style>
    <style:style style:name="T1349" style:family="text">
      <style:text-properties officeooo:rsid="1bac5364"/>
    </style:style>
    <style:style style:name="T1350" style:family="text">
      <style:text-properties officeooo:rsid="1ba29e78"/>
    </style:style>
    <style:style style:name="T1351" style:family="text">
      <style:text-properties officeooo:rsid="1baeb285"/>
    </style:style>
    <style:style style:name="T1352" style:family="text">
      <style:text-properties officeooo:rsid="1b746512"/>
    </style:style>
    <style:style style:name="T1353" style:family="text">
      <style:text-properties officeooo:rsid="1b6b1428"/>
    </style:style>
    <style:style style:name="T1354" style:family="text">
      <style:text-properties officeooo:rsid="1b74c7de"/>
    </style:style>
    <style:style style:name="T1355" style:family="text">
      <style:text-properties officeooo:rsid="1b76b55e"/>
    </style:style>
    <style:style style:name="T1356" style:family="text">
      <style:text-properties officeooo:rsid="1b889a72"/>
    </style:style>
    <style:style style:name="T1357" style:family="text">
      <style:text-properties officeooo:rsid="1b859af5"/>
    </style:style>
    <style:style style:name="T1358" style:family="text">
      <style:text-properties officeooo:rsid="1b77fdaa"/>
    </style:style>
    <style:style style:name="T1359" style:family="text">
      <style:text-properties officeooo:rsid="1b8dc103"/>
    </style:style>
    <style:style style:name="T1360" style:family="text">
      <style:text-properties officeooo:rsid="1bb06a87"/>
    </style:style>
    <style:style style:name="T1361" style:family="text">
      <style:text-properties officeooo:rsid="1bb4619e"/>
    </style:style>
    <style:style style:name="T1362" style:family="text">
      <style:text-properties officeooo:rsid="1bb2adb2"/>
    </style:style>
    <style:style style:name="T1363" style:family="text">
      <style:text-properties officeooo:rsid="1bb47da7"/>
    </style:style>
    <style:style style:name="T1364" style:family="text">
      <style:text-properties officeooo:rsid="1bb00866"/>
    </style:style>
    <style:style style:name="T1365" style:family="text">
      <style:text-properties officeooo:rsid="1bb1a497"/>
    </style:style>
    <style:style style:name="T1366" style:family="text">
      <style:text-properties officeooo:rsid="1bb050f5"/>
    </style:style>
    <style:style style:name="T1367" style:family="text">
      <style:text-properties officeooo:rsid="1bb34a9c"/>
    </style:style>
    <style:style style:name="T1368" style:family="text">
      <style:text-properties officeooo:rsid="1b86fa43"/>
    </style:style>
    <style:style style:name="T1369" style:family="text">
      <style:text-properties officeooo:rsid="1bb5fbd2"/>
    </style:style>
    <style:style style:name="T1370" style:family="text">
      <style:text-properties officeooo:rsid="1bb67191"/>
    </style:style>
    <style:style style:name="T1371" style:family="text">
      <style:text-properties officeooo:rsid="1b9169ec"/>
    </style:style>
    <style:style style:name="T1372" style:family="text">
      <style:text-properties officeooo:rsid="1bb771e6"/>
    </style:style>
    <style:style style:name="T1373" style:family="text">
      <style:text-properties officeooo:rsid="1bb82729"/>
    </style:style>
    <style:style style:name="T1374" style:family="text">
      <style:text-properties officeooo:rsid="1bb94877"/>
    </style:style>
    <style:style style:name="T1375" style:family="text">
      <style:text-properties officeooo:rsid="1bb87c46"/>
    </style:style>
    <style:style style:name="T1376" style:family="text">
      <style:text-properties officeooo:rsid="1bcb69d8"/>
    </style:style>
    <style:style style:name="T1377" style:family="text">
      <style:text-properties officeooo:rsid="1bcb6f33"/>
    </style:style>
    <style:style style:name="T1378" style:family="text">
      <style:text-properties officeooo:rsid="1bc2180f"/>
    </style:style>
    <style:style style:name="T1379" style:family="text">
      <style:text-properties officeooo:rsid="1bcd65d6"/>
    </style:style>
    <style:style style:name="T1380" style:family="text">
      <style:text-properties officeooo:rsid="1bc414e8"/>
    </style:style>
    <style:style style:name="T1381" style:family="text">
      <style:text-properties officeooo:rsid="1bc1b293"/>
    </style:style>
    <style:style style:name="T1382" style:family="text">
      <style:text-properties officeooo:rsid="1bd2de6e"/>
    </style:style>
    <style:style style:name="T1383" style:family="text">
      <style:text-properties officeooo:rsid="1bceee3c"/>
    </style:style>
    <style:style style:name="T1384" style:family="text">
      <style:text-properties officeooo:rsid="1bd4cb93"/>
    </style:style>
    <style:style style:name="T1385" style:family="text">
      <style:text-properties officeooo:rsid="1bdc644f"/>
    </style:style>
    <style:style style:name="T1386" style:family="text">
      <style:text-properties officeooo:rsid="1bd63aea"/>
    </style:style>
    <style:style style:name="T1387" style:family="text">
      <style:text-properties officeooo:rsid="1bd8bc35"/>
    </style:style>
    <style:style style:name="T1388" style:family="text">
      <style:text-properties officeooo:rsid="1c224130"/>
    </style:style>
    <style:style style:name="T1389" style:family="text">
      <style:text-properties officeooo:rsid="1c1e719f"/>
    </style:style>
    <style:style style:name="T1390" style:family="text">
      <style:text-properties officeooo:rsid="1c1d7312"/>
    </style:style>
    <style:style style:name="T1391" style:family="text">
      <style:text-properties officeooo:rsid="1bde144e"/>
    </style:style>
    <style:style style:name="T1392" style:family="text">
      <style:text-properties officeooo:rsid="1bfadc3d"/>
    </style:style>
    <style:style style:name="T1393" style:family="text">
      <style:text-properties officeooo:rsid="1c011c70"/>
    </style:style>
    <style:style style:name="T1394" style:family="text">
      <style:text-properties officeooo:rsid="1c1bf837"/>
    </style:style>
    <style:style style:name="T1395" style:family="text">
      <style:text-properties officeooo:rsid="1c2d8586"/>
    </style:style>
    <style:style style:name="T1396" style:family="text">
      <style:text-properties officeooo:rsid="1c30c292"/>
    </style:style>
    <style:style style:name="T1397" style:family="text">
      <style:text-properties officeooo:rsid="1c341e8d"/>
    </style:style>
    <style:style style:name="T1398" style:family="text">
      <style:text-properties officeooo:rsid="1c3bd0af"/>
    </style:style>
    <style:style style:name="T1399" style:family="text">
      <style:text-properties officeooo:rsid="1c3d578c"/>
    </style:style>
    <style:style style:name="T1400" style:family="text">
      <style:text-properties officeooo:rsid="1c3dca9c"/>
    </style:style>
    <style:style style:name="T1401" style:family="text">
      <style:text-properties officeooo:rsid="1c39e6cc"/>
    </style:style>
    <style:style style:name="T1402" style:family="text">
      <style:text-properties officeooo:rsid="1c41c8b0"/>
    </style:style>
    <style:style style:name="T1403" style:family="text">
      <style:text-properties officeooo:rsid="1c28e04b"/>
    </style:style>
    <style:style style:name="T1404" style:family="text">
      <style:text-properties officeooo:rsid="1c2ab19f"/>
    </style:style>
    <style:style style:name="T1405" style:family="text">
      <style:text-properties officeooo:rsid="1c3ff47a"/>
    </style:style>
    <style:style style:name="T1406" style:family="text">
      <style:text-properties officeooo:rsid="1c446508"/>
    </style:style>
    <style:style style:name="T1407" style:family="text">
      <style:text-properties officeooo:rsid="1c4479b0"/>
    </style:style>
    <style:style style:name="T1408" style:family="text">
      <style:text-properties officeooo:rsid="1c4fff43"/>
    </style:style>
    <style:style style:name="T1409" style:family="text">
      <style:text-properties officeooo:rsid="1c51767b"/>
    </style:style>
    <style:style style:name="T1410" style:family="text">
      <style:text-properties officeooo:rsid="1c51b323"/>
    </style:style>
    <style:style style:name="T1411" style:family="text">
      <style:text-properties officeooo:rsid="1c522a2a"/>
    </style:style>
    <style:style style:name="T1412" style:family="text">
      <style:text-properties officeooo:rsid="1cb2cdf1"/>
    </style:style>
    <style:style style:name="T1413" style:family="text">
      <style:text-properties officeooo:rsid="1cb4b1aa"/>
    </style:style>
    <style:style style:name="T1414" style:family="text">
      <style:text-properties officeooo:rsid="1caad4bf"/>
    </style:style>
    <style:style style:name="T1415" style:family="text">
      <style:text-properties officeooo:rsid="1cb76d54"/>
    </style:style>
    <style:style style:name="T1416" style:family="text">
      <style:text-properties officeooo:rsid="1cb95561"/>
    </style:style>
    <style:style style:name="T1417" style:family="text">
      <style:text-properties officeooo:rsid="1cb7797e"/>
    </style:style>
    <style:style style:name="T1418" style:family="text">
      <style:text-properties officeooo:rsid="1cacb6d3"/>
    </style:style>
    <style:style style:name="T1419" style:family="text">
      <style:text-properties officeooo:rsid="1cae7866"/>
    </style:style>
    <style:style style:name="T1420" style:family="text">
      <style:text-properties officeooo:rsid="1cba23c9"/>
    </style:style>
    <style:style style:name="T1421" style:family="text">
      <style:text-properties officeooo:rsid="1cbbbdf1"/>
    </style:style>
    <style:style style:name="T1422" style:family="text">
      <style:text-properties officeooo:rsid="1cbbd045"/>
    </style:style>
    <style:style style:name="T1423" style:family="text">
      <style:text-properties officeooo:rsid="1cc609b1"/>
    </style:style>
    <style:style style:name="T1424" style:family="text">
      <style:text-properties officeooo:rsid="1cc7cbef"/>
    </style:style>
    <style:style style:name="T1425" style:family="text">
      <style:text-properties officeooo:rsid="1cc9a535"/>
    </style:style>
    <style:style style:name="T1426" style:family="text">
      <style:text-properties officeooo:rsid="1ccc5e56"/>
    </style:style>
    <style:style style:name="T1427" style:family="text">
      <style:text-properties officeooo:rsid="1ccce62b"/>
    </style:style>
    <style:style style:name="T1428" style:family="text">
      <style:text-properties officeooo:rsid="1d384f0b"/>
    </style:style>
    <style:style style:name="T1429" style:family="text">
      <style:text-properties officeooo:rsid="1d37692c"/>
    </style:style>
    <style:style style:name="T1430" style:family="text">
      <style:text-properties officeooo:rsid="1d3a4dbc"/>
    </style:style>
    <style:style style:name="T1431" style:family="text">
      <style:text-properties officeooo:rsid="1d3aee6c"/>
    </style:style>
    <style:style style:name="T1432" style:family="text">
      <style:text-properties officeooo:rsid="1d3cf841"/>
    </style:style>
    <style:style style:name="T1433" style:family="text">
      <style:text-properties officeooo:rsid="1d3db3e0"/>
    </style:style>
    <style:style style:name="T1434" style:family="text">
      <style:text-properties officeooo:rsid="1d3dc0fe"/>
    </style:style>
    <style:style style:name="T1435" style:family="text">
      <style:text-properties officeooo:rsid="1d3ee4f2"/>
    </style:style>
    <style:style style:name="T1436" style:family="text">
      <style:text-properties officeooo:rsid="1d434e75"/>
    </style:style>
    <style:style style:name="T1437" style:family="text">
      <style:text-properties officeooo:rsid="1d429a2e"/>
    </style:style>
    <style:style style:name="T1438" style:family="text">
      <style:text-properties officeooo:rsid="1deb8d09"/>
    </style:style>
    <style:style style:name="T1439" style:family="text">
      <style:text-properties officeooo:rsid="003946f7"/>
    </style:style>
    <style:style style:name="T1440" style:family="text">
      <style:text-properties officeooo:rsid="003ab7ca"/>
    </style:style>
    <style:style style:name="T1441" style:family="text">
      <style:text-properties officeooo:rsid="003adee2"/>
    </style:style>
    <style:style style:name="T1442" style:family="text">
      <style:text-properties officeooo:rsid="003c12bf"/>
    </style:style>
    <style:style style:name="T1443" style:family="text">
      <style:text-properties officeooo:rsid="003dbe98"/>
    </style:style>
    <style:style style:name="T1444" style:family="text">
      <style:text-properties fo:font-size="12pt" officeooo:rsid="19f8436b" style:font-size-asian="12pt" style:font-size-complex="12pt"/>
    </style:style>
    <style:style style:name="T1445" style:family="text">
      <style:text-properties fo:font-size="12pt" officeooo:rsid="0af38e0a" style:font-size-asian="12pt" style:font-size-complex="12pt"/>
    </style:style>
    <style:style style:name="T1446" style:family="text">
      <style:text-properties fo:font-size="12pt" officeooo:rsid="0c3dfacb" style:font-size-asian="12pt" style:font-size-complex="12pt"/>
    </style:style>
    <style:style style:name="T1447" style:family="text">
      <style:text-properties fo:font-size="12pt" officeooo:rsid="0af77fd5" style:font-size-asian="12pt" style:font-size-complex="12pt"/>
    </style:style>
    <style:style style:name="T1448" style:family="text">
      <style:text-properties fo:font-size="12pt" officeooo:rsid="1b1117a2" style:font-size-asian="12pt" style:font-size-complex="12pt"/>
    </style:style>
    <style:style style:name="T1449" style:family="text">
      <style:text-properties fo:font-size="12pt" officeooo:rsid="0b04fd18" style:font-size-asian="12pt" style:font-size-complex="12pt"/>
    </style:style>
    <style:style style:name="T1450" style:family="text">
      <style:text-properties fo:font-size="12pt" officeooo:rsid="1af65c67" style:font-size-asian="12pt" style:font-size-complex="12pt"/>
    </style:style>
    <style:style style:name="T1451" style:family="text">
      <style:text-properties fo:font-size="12pt" officeooo:rsid="1af80c17" style:font-size-asian="12pt" style:font-size-complex="12pt"/>
    </style:style>
    <style:style style:name="T1452" style:family="text">
      <style:text-properties fo:font-size="12pt" officeooo:rsid="0b1708bf" style:font-size-asian="12pt" style:font-size-complex="12pt"/>
    </style:style>
    <style:style style:name="T1453" style:family="text">
      <style:text-properties fo:font-size="12pt" officeooo:rsid="0c8392d4" style:font-size-asian="12pt" style:font-size-complex="12pt"/>
    </style:style>
    <style:style style:name="T1454" style:family="text">
      <style:text-properties fo:font-size="12pt" officeooo:rsid="1a1ad9b6" style:font-size-asian="12pt" style:font-size-complex="12pt"/>
    </style:style>
    <style:style style:name="T1455" style:family="text">
      <style:text-properties fo:font-size="12pt" officeooo:rsid="0c8079d1" style:font-size-asian="12pt" style:font-size-complex="12pt"/>
    </style:style>
    <style:style style:name="T1456" style:family="text">
      <style:text-properties fo:font-size="12pt" officeooo:rsid="0e4a87ca" style:font-size-asian="12pt" style:font-size-complex="12pt"/>
    </style:style>
    <style:style style:name="T1457" style:family="text">
      <style:text-properties fo:font-size="12pt" officeooo:rsid="1a1751da" style:font-size-asian="12pt" style:font-size-complex="12pt"/>
    </style:style>
    <style:style style:name="T1458" style:family="text">
      <style:text-properties fo:font-size="12pt" officeooo:rsid="1c224130" style:font-size-asian="12pt" style:font-size-complex="12pt"/>
    </style:style>
    <style:style style:name="T1459" style:family="text">
      <style:text-properties fo:font-size="12pt" officeooo:rsid="17b2246e" style:font-size-asian="12pt" style:font-size-complex="12pt"/>
    </style:style>
    <style:style style:name="T1460" style:family="text">
      <style:text-properties fo:font-size="12pt" officeooo:rsid="17b02a14" style:font-size-asian="12pt" style:font-size-complex="12pt"/>
    </style:style>
    <style:style style:name="T1461" style:family="text">
      <style:text-properties fo:font-size="12pt" officeooo:rsid="1a0da993" style:font-size-asian="12pt" style:font-size-complex="12pt"/>
    </style:style>
    <style:style style:name="T1462" style:family="text">
      <style:text-properties fo:font-size="12pt" officeooo:rsid="1a0dcb1c" style:font-size-asian="12pt" style:font-size-complex="12pt"/>
    </style:style>
    <style:style style:name="T1463" style:family="text">
      <style:text-properties fo:font-size="12pt" officeooo:rsid="1afa0b5a" style:font-size-asian="12pt" style:font-size-complex="12pt"/>
    </style:style>
    <style:style style:name="T1464" style:family="text">
      <style:text-properties fo:font-size="12pt" officeooo:rsid="1c1bf837" style:font-size-asian="12pt" style:font-size-complex="12pt"/>
    </style:style>
    <style:style style:name="T1465" style:family="text">
      <style:text-properties fo:font-size="12pt" officeooo:rsid="193ec1d8" style:font-size-asian="12pt" style:font-size-complex="12pt"/>
    </style:style>
    <style:style style:name="T1466" style:family="text">
      <style:text-properties fo:font-size="12pt" officeooo:rsid="1b00a5a8" style:font-size-asian="12pt" style:font-size-complex="12pt"/>
    </style:style>
    <style:style style:name="T1467" style:family="text">
      <style:text-properties fo:font-size="12pt" officeooo:rsid="1afbe2ff" style:font-size-asian="12pt" style:font-size-complex="12pt"/>
    </style:style>
    <style:style style:name="T1468" style:family="text">
      <style:text-properties fo:font-size="12pt" officeooo:rsid="1a272096" style:font-size-asian="12pt" style:font-size-complex="12pt"/>
    </style:style>
    <style:style style:name="T1469" style:family="text">
      <style:text-properties fo:font-size="12pt" officeooo:rsid="1a23b431" style:font-size-asian="12pt" style:font-size-complex="12pt"/>
    </style:style>
    <style:style style:name="T1470" style:family="text">
      <style:text-properties fo:font-size="12pt" officeooo:rsid="1b1e0516" style:font-size-asian="12pt" style:font-size-complex="12pt"/>
    </style:style>
    <style:style style:name="T1471" style:family="text">
      <style:text-properties fo:font-size="12pt" officeooo:rsid="1a272cd4" style:font-size-asian="12pt" style:font-size-complex="12pt"/>
    </style:style>
    <style:style style:name="T1472" style:family="text">
      <style:text-properties fo:font-size="12pt" officeooo:rsid="1b1fbb9e" style:font-size-asian="12pt" style:font-size-complex="12pt"/>
    </style:style>
    <style:style style:name="T1473" style:family="text">
      <style:text-properties fo:font-size="12pt" officeooo:rsid="1a6c8b7f" style:font-size-asian="12pt" style:font-size-complex="12pt"/>
    </style:style>
    <style:style style:name="T1474" style:family="text">
      <style:text-properties fo:font-size="12pt" officeooo:rsid="1a2b14d8" style:font-size-asian="12pt" style:font-size-complex="12pt"/>
    </style:style>
    <style:style style:name="T1475" style:family="text">
      <style:text-properties officeooo:rsid="1d3b4c2e"/>
    </style:style>
    <style:style style:name="T1476" style:family="text">
      <style:text-properties officeooo:rsid="1f5901fb"/>
    </style:style>
    <style:style style:name="T1477" style:family="text">
      <style:text-properties officeooo:rsid="1f700ba8"/>
    </style:style>
    <style:style style:name="T1478" style:family="text">
      <style:text-properties officeooo:rsid="1f5a6245"/>
    </style:style>
    <style:style style:name="T1479" style:family="text">
      <style:text-properties officeooo:rsid="1f5b183a"/>
    </style:style>
    <style:style style:name="T1480" style:family="text">
      <style:text-properties officeooo:rsid="1f73d615"/>
    </style:style>
    <style:style style:name="T1481" style:family="text">
      <style:text-properties officeooo:rsid="1f65a5d4"/>
    </style:style>
    <style:style style:name="T1482" style:family="text">
      <style:text-properties officeooo:rsid="1f6dbdd6"/>
    </style:style>
    <style:style style:name="T1483" style:family="text">
      <style:text-properties officeooo:rsid="1f667206"/>
    </style:style>
    <style:style style:name="T1484" style:family="text">
      <style:text-properties officeooo:rsid="1f6a394a"/>
    </style:style>
    <style:style style:name="T1485" style:family="text">
      <style:text-properties officeooo:rsid="1f76cd17"/>
    </style:style>
    <style:style style:name="T1486" style:family="text">
      <style:text-properties officeooo:rsid="1f7973d5"/>
    </style:style>
    <style:style style:name="T1487" style:family="text">
      <style:text-properties officeooo:rsid="1f79c3b6"/>
    </style:style>
    <style:style style:name="T1488" style:family="text">
      <style:text-properties officeooo:rsid="1f81eb07"/>
    </style:style>
    <style:style style:name="T1489" style:family="text">
      <style:text-properties officeooo:rsid="1f858bfb"/>
    </style:style>
    <style:style style:name="T1490" style:family="text">
      <style:text-properties officeooo:rsid="1f87c9b0"/>
    </style:style>
    <style:style style:name="T1491" style:family="text">
      <style:text-properties officeooo:rsid="1f8f271b"/>
    </style:style>
    <style:style style:name="T1492" style:family="text">
      <style:text-properties officeooo:rsid="1f8fffcc"/>
    </style:style>
    <style:style style:name="T1493" style:family="text">
      <style:text-properties officeooo:rsid="1f904810"/>
    </style:style>
    <style:style style:name="T1494" style:family="text">
      <style:text-properties officeooo:rsid="1f94d775"/>
    </style:style>
    <style:style style:name="T1495" style:family="text">
      <style:text-properties officeooo:rsid="1f99d6c1"/>
    </style:style>
    <style:style style:name="T1496" style:family="text">
      <style:text-properties officeooo:rsid="1fa274e4"/>
    </style:style>
    <style:style style:name="T1497" style:family="text">
      <style:text-properties officeooo:rsid="1fa6c574"/>
    </style:style>
    <style:style style:name="T1498" style:family="text">
      <style:text-properties officeooo:rsid="1fa55f72"/>
    </style:style>
    <style:style style:name="T1499" style:family="text">
      <style:text-properties officeooo:rsid="1fa8efb2"/>
    </style:style>
    <style:style style:name="T1500" style:family="text">
      <style:text-properties officeooo:rsid="1facee35"/>
    </style:style>
    <style:style style:name="T1501" style:family="text">
      <style:text-properties officeooo:rsid="1fb350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TOR – WORKING TITLE</text:p>
      <text:p text:style-name="P1">MITCH DAVIS</text:p>
      <text:p text:style-name="P2">www.akickintheteeth.com</text:p>
      <text:p text:style-name="P3"/>
      <text:p text:style-name="P12">Man <text:span text:style-name="T97">knew</text:span> fire as he was made from it. In the cold he wrapped himself in it, and in time made worlds of it. The challenge became to find the coldest places, those furthest, darkest, most unexplored places, to bring its <text:span text:style-name="T97">light</text:span>. There was where the gods went as man chased them.</text:p>
      <text:p text:style-name="P5"/>
      <text:p text:style-name="P16"><text:span text:style-name="T98">The peacekeepe</text:span><text:span text:style-name="T99">r</text:span><text:span text:style-name="T100"> </text:span><text:span text:style-name="T101">speared</text:span><text:span text:style-name="T100"> out of the night </text:span><text:span text:style-name="T102">sky</text:span><text:span text:style-name="T103">. </text:span><text:span text:style-name="T98">Arran </text:span><text:span text:style-name="T103">was dressed for business.</text:span><text:span text:style-name="T104"> </text:span><text:span text:style-name="T105">He came</text:span><text:span text:style-name="T100"> into the</text:span><text:span text:style-name="T930"> </text:span>radiance shimmer<text:span text:style-name="T100">ing</text:span> <text:span text:style-name="T106">greenly </text:span><text:span text:style-name="T107">off the </text:span><text:span text:style-name="T1132">bio</text:span><text:span text:style-name="T1133">fields</text:span><text:span text:style-name="T108">, </text:span><text:span text:style-name="T103">angling</text:span><text:span text:style-name="T102"> his </text:span><text:span text:style-name="T1302">descent</text:span><text:span text:style-name="T102"> into a swoop o</text:span><text:span text:style-name="T109">ver</text:span><text:span text:style-name="T102"> the </text:span><text:span text:style-name="T1303">agricultural yard</text:span><text:span text:style-name="T1304">s</text:span><text:span text:style-name="T110">. </text:span><text:span text:style-name="T111">He hovered.</text:span><text:span text:style-name="T110"> </text:span><text:span text:style-name="T1134">Marshy</text:span><text:span text:style-name="T112"> ai</text:span><text:span text:style-name="T113">r</text:span><text:span text:style-name="T112"> </text:span><text:span text:style-name="T1135">rose from the </text:span><text:span text:style-name="T1388">tiered ponds</text:span><text:span text:style-name="T112">, </text:span><text:span text:style-name="T931">faintly </text:span><text:span text:style-name="T932">tingling </text:span><text:span text:style-name="T1136">his exposed skin, </text:span><text:span text:style-name="T1137">creasing his eyes.</text:span></text:p>
      <text:p text:style-name="P16"><text:span text:style-name="T1291"><text:tab/></text:span><text:span text:style-name="T1292">It was quiet but for the low hum of cyclers working over the leaf</text:span><text:span text:style-name="T1293">like</text:span><text:span text:style-name="T1292"> array of </text:span><text:span text:style-name="T1388">pools</text:span><text:span text:style-name="T1292"> layered </text:span><text:span text:style-name="T1389">up and down</text:span><text:span text:style-name="T1292"> the </text:span><text:span text:style-name="T1390">vast </text:span><text:span text:style-name="T1292">seam. </text:span><text:span text:style-name="T1146">The </text:span><text:span text:style-name="T1294">monitoring units </text:span><text:span text:style-name="T1156">buzzed to and fro, </text:span><text:span text:style-name="T1295">drawing</text:span><text:span text:style-name="T1147"> zigzagging patterns over </text:span><text:span text:style-name="T1388">liquid</text:span><text:span text:style-name="T1307"> </text:span><text:span text:style-name="T1148">roiling</text:span><text:span text:style-name="T1149"> </text:span><text:span text:style-name="T1331">thick</text:span><text:span text:style-name="T1149"> </text:span><text:span text:style-name="T1150">this close to harvest</text:span><text:span text:style-name="T1149">, </text:span><text:span text:style-name="T1296">their lower antennae sampling,</text:span><text:span text:style-name="T1151"> testing, constantly attending </text:span><text:span text:style-name="T1297">the</text:span><text:span text:style-name="T1150"> hot algae – the precious biomatter.</text:span></text:p>
      <text:p text:style-name="P16"><text:span text:style-name="T1305"><text:tab/></text:span><text:span text:style-name="T1394">A</text:span><text:span text:style-name="T1138"> starry landscape spread out </text:span><text:span text:style-name="T1306">beyond</text:span><text:span text:style-name="T1287"> the panes</text:span><text:span text:style-name="T1138">. </text:span><text:span text:style-name="T1287">The sky</text:span><text:span text:style-name="T1140"> was</text:span><text:span text:style-name="T1138"> </text:span><text:span text:style-name="T1141">split by </text:span><text:span text:style-name="T1390">the s</text:span><text:span text:style-name="T1141">eam </text:span><text:span text:style-name="T1142">sweeping </text:span><text:span text:style-name="T1143">vertically</text:span><text:span text:style-name="T1142"> </text:span><text:span text:style-name="T1288">through the </text:span><text:span text:style-name="T1289">night,</text:span><text:span text:style-name="T1142"> </text:span><text:span text:style-name="T1139">one broad metal edge of the station’s </text:span><text:span text:style-name="T1290">protective shell. Th</text:span><text:span text:style-name="T1428">ose</text:span><text:span text:style-name="T1290"> panes and the seams between w</text:span><text:span text:style-name="T1428">ere</text:span><text:span text:style-name="T1429"> the station’s</text:span><text:span text:style-name="T1144"> </text:span><text:span text:style-name="T1145">only </text:span><text:span text:style-name="T1144">balance against the emptiness of space.</text:span></text:p>
      <text:p text:style-name="P16"><text:span text:style-name="T1152"><text:tab/>This was </text:span><text:span text:style-name="T1153">Odelford’s </text:span><text:span text:style-name="T1152">farm, </text:span><text:span text:style-name="T1298">his</text:span><text:span text:style-name="T1154"> </text:span><text:span text:style-name="T1152">biomatter the </text:span><text:span text:style-name="T1299">station’s</text:span><text:span text:style-name="T1152"> </text:span><text:span text:style-name="T1153">main produce out </text:span><text:span text:style-name="T1229">here </text:span><text:span text:style-name="T1153">on the </text:span><text:span text:style-name="T1152">fringes of civilisation. </text:span><text:span text:style-name="T1155">That made Odelford somewhat important.</text:span></text:p>
      <text:p text:style-name="P16"><text:span text:style-name="T1157"><text:tab/>Anticipation sharpened </text:span><text:span text:style-name="T1475">his</text:span><text:span text:style-name="T1157"> senses. </text:span><text:span text:style-name="T1158">He overlooked the </text:span><text:span text:style-name="T1230">courtyard, the </text:span><text:span text:style-name="T1158">landing pad, </text:span><text:span text:style-name="T1159">the bulkhead doors of the storehouses</text:span><text:span text:style-name="T1158">.</text:span><text:span text:style-name="T1157"> </text:span><text:span text:style-name="T1160">He listened. No one </text:span><text:span text:style-name="T1159">lurked. </text:span><text:span text:style-name="T1430">T</text:span><text:span text:style-name="T1161">he coast was clear. The observation level of the complex was unattended, its windows dark, but </text:span><text:span text:style-name="T1332">a wide</text:span><text:span text:style-name="T1161"> storehouse bulkhead below </text:span><text:span text:style-name="T1162">was open. </text:span><text:span text:style-name="T1231">Y</text:span><text:span text:style-name="T1162">ellow light </text:span><text:span text:style-name="T1231">spilled out. </text:span><text:span text:style-name="T1431">The peacekeeper’s</text:span><text:span text:style-name="T119"> </text:span><text:span text:style-name="T120">quarry </text:span><text:span text:style-name="T1164">was in the</text:span><text:span text:style-name="T1333">re</text:span><text:span text:style-name="T121">, </text:span><text:span text:style-name="T122">waiting for him, </text:span><text:span text:style-name="T117">no doubt prepared</text:span><text:span text:style-name="T122">.</text:span></text:p>
      <text:p text:style-name="P16"><text:span text:style-name="T1163"><text:tab/>It </text:span><text:span text:style-name="T1161">might as well have been</text:span><text:span text:style-name="T1163"> an invitation.</text:span><text:span text:style-name="T1162"> </text:span><text:span text:style-name="T1163">The algae farmer</text:span><text:span text:style-name="T1164">’s </text:span><text:span text:style-name="T1165">shiny new </text:span><text:span text:style-name="T1166">s</text:span><text:span text:style-name="T1164">tarship was </text:span><text:span text:style-name="T1167">still parked there</text:span><text:span text:style-name="T1168">, </text:span><text:span text:style-name="T1169">making</text:span><text:span text:style-name="T115"> </text:span><text:span text:style-name="T118">its owner’s</text:span><text:span text:style-name="T115"> quiet declaration of sovereignty. </text:span><text:span text:style-name="T1164">Some part of </text:span><text:span text:style-name="T1170">Arran</text:span><text:span text:style-name="T1164"> had expected a more violent welcome. </text:span><text:span text:style-name="T1171">He was, after all, </text:span><text:span text:style-name="T1172">arrived</text:span><text:span text:style-name="T1171"> to drive the algae farmer out. </text:span><text:span text:style-name="T1232">Surely </text:span><text:span text:style-name="T1300">Odelford</text:span><text:span text:style-name="T1232"> could rustle up a few men.</text:span></text:p>
      <text:p text:style-name="P16"><text:span text:style-name="T119"><text:tab/></text:span><text:span text:style-name="T1173">The whole complex </text:span><text:span text:style-name="T1174">inside</text:span><text:span text:style-name="T1173"> could be rigged with traps, </text:span><text:span text:style-name="T1301">Arran</text:span><text:span text:style-name="T1233"> guessed</text:span><text:span text:style-name="T1175">. </text:span><text:span text:style-name="T1301">He</text:span><text:span text:style-name="T1176"> </text:span><text:span text:style-name="T1177">descended</text:span><text:span text:style-name="T1176"> to the landing pad making no more noise than a breath of wind, cautious</text:span><text:span text:style-name="T116">.</text:span></text:p>
      <text:p text:style-name="P16"><text:tab/><text:span text:style-name="T123">He </text:span><text:span text:style-name="T124">landed</text:span><text:span text:style-name="T123"> </text:span><text:span text:style-name="T125">beside the ship. </text:span><text:span text:style-name="T1178">Fine regolith, asteroid dust, crunched under his boots. </text:span><text:span text:style-name="T1179">Some of it clung to the ship’s hull. Someone had </text:span><text:span text:style-name="T1334">been</text:span><text:span text:style-name="T1179"> outside the station</text:span><text:span text:style-name="T1178">. He</text:span><text:span text:style-name="T124"> walked around </text:span><text:span text:style-name="T1234">the ship</text:span><text:span text:style-name="T125">. </text:span><text:span text:style-name="T126">He </text:span><text:span text:style-name="T127">rounded</text:span><text:span text:style-name="T126"> its </text:span><text:span text:style-name="T1180">broad, gulled</text:span><text:span text:style-name="T126"> belly </text:span><text:span text:style-name="T128">and </text:span>reached up to touch where its <text:span text:style-name="T129">pr</text:span>ow <text:span text:style-name="T130">sharpened to a point</text:span>. The <text:span text:style-name="T1181">silver </text:span><text:span text:style-name="T131">craft</text:span> was one solid piece <text:span text:style-name="T132">from end to end, from the point at its fore</text:span><text:span text:style-name="T1182"> and</text:span> to its scaled wings and the burners at the rear, <text:span text:style-name="T1178">which were cold. It had not recently returned. </text:span><text:span text:style-name="T1183">It could have been hours, or days, </text:span><text:span text:style-name="T1432">since it had flown</text:span><text:span text:style-name="T1183">.</text:span></text:p>
      <text:p text:style-name="P16"><text:tab/><text:span text:style-name="T1184">The ship</text:span><text:span text:style-name="T133"> </text:span><text:span text:style-name="T134">was impressive</text:span><text:span text:style-name="T133">, </text:span><text:span text:style-name="T135">but still, </text:span><text:span text:style-name="T1185">the peacekeeper would not</text:span><text:span text:style-name="T135"> see it</text:span><text:span text:style-name="T136"> docked here </text:span><text:span text:style-name="T1186">a </text:span><text:span text:style-name="T137">day longer</text:span><text:span text:style-name="T135">. </text:span><text:span text:style-name="T138">He went over and stood in the light from </text:span><text:span text:style-name="T1187">inside</text:span><text:span text:style-name="T138">.</text:span></text:p>
      <text:p text:style-name="P16"><text:tab/><text:span text:style-name="T1188">The algae farmer and several others</text:span> were playing a card game. <text:span text:style-name="T139">A</text:span> table was set up in the middle <text:span text:style-name="T140">of the storehouse</text:span>, messy with betting chips and cards. <text:span text:style-name="T1433">T</text:span><text:span text:style-name="T139">hey sat around it</text:span>. <text:span text:style-name="T140">Overshadowing them, tied-down empty biotanks filled shelves </text:span><text:span text:style-name="T141">reaching as </text:span><text:span text:style-name="T142">high</text:span><text:span text:style-name="T141"> as the vaulted ceiling. </text:span><text:span text:style-name="T1235">No gunfire yet.</text:span></text:p>
      <text:p text:style-name="P16"><text:span text:style-name="T143"><text:tab/>The </text:span><text:span text:style-name="T144">owner of the</text:span><text:span text:style-name="T145"> ship </text:span><text:span text:style-name="T144">parked outside</text:span><text:span text:style-name="T143"> was facing the doorway, his </text:span><text:span text:style-name="T146">proud </text:span><text:span text:style-name="T147">face</text:span><text:span text:style-name="T143"> </text:span><text:span text:style-name="T148">blank</text:span><text:span text:style-name="T143">. </text:span><text:span text:style-name="T149">Odelford put his cards down.</text:span><text:span text:style-name="T150"> Heads turned.</text:span></text:p>
      <text:p text:style-name="P16"><text:span text:style-name="T151"><text:tab/>Cigar smoke </text:span><text:span text:style-name="T152">hung over them</text:span><text:span text:style-name="T151">. There was a bottle, and each man had a glass except for the </text:span><text:span text:style-name="T150">one</text:span><text:span text:style-name="T151"> who </text:span><text:span text:style-name="T153">was </text:span><text:span text:style-name="T151">smok</text:span><text:span text:style-name="T153">ing. </text:span><text:span text:style-name="T150">That man</text:span><text:span text:style-name="T153"> </text:span><text:span text:style-name="T151">wore a tidy, </text:span><text:span text:style-name="T153">dark</text:span><text:span text:style-name="T151"> suit, </text:span><text:span text:style-name="T153">which rumpled at the shoulders as he turned and saw Arran </text:span><text:span text:style-name="T154">next</text:span><text:span text:style-name="T143">. </text:span><text:span text:style-name="T1434">The peacekeeper</text:span><text:span text:style-name="T155"> knew them all </text:span><text:span text:style-name="T1236">and relaxed.</text:span></text:p>
      <text:p text:style-name="P16"><text:tab/><text:span text:style-name="T1435">He</text:span><text:span text:style-name="T156"> </text:span><text:span text:style-name="T154">leaned up against the doorframe and folded his arms. </text:span>‘<text:span text:style-name="T157">Vikram! I didn’t pick you for a gambler. </text:span>Who’s winning?’</text:p>
      <text:p text:style-name="P16"><text:tab/><text:span text:style-name="T136">Vikra</text:span><text:span text:style-name="T157">m</text:span><text:span text:style-name="T136"> </text:span>chewed down on <text:span text:style-name="T158">his thick cigar, </text:span><text:span text:style-name="T159">scowling,</text:span><text:span text:style-name="T158"> </text:span><text:span text:style-name="T159">and looked at Odelford.</text:span></text:p>
      <text:p text:style-name="P16"><text:tab/>Odelford <text:span text:style-name="T160">spread his palms</text:span><text:span text:style-name="T161"> on the table</text:span>. ‘Bold of you to come by, <text:span text:style-name="T162">Arran</text:span>.’ His booming voice rumbled <text:span text:style-name="T163">off the walls</text:span>. ‘I wouldn’t say I was expecting you, but more of a shame to <text:span text:style-name="T1476">make you unwelcome</text:span> regardless.’ He beckoned. ‘Come, come now, make yourself at home.’</text:p>
      <text:p text:style-name="P16"><text:soft-page-break/><text:tab/>Arran stayed at the <text:span text:style-name="T1335">entry</text:span>way<text:span text:style-name="T164">. ‘</text:span><text:span text:style-name="T165">Hello, fellers.’ He nodded at the </text:span><text:span text:style-name="T1237">other </text:span><text:span text:style-name="T165">men at the table. Some returned the nod, </text:span><text:span text:style-name="T933">too surprised to suppress it. </text:span><text:span text:style-name="T1237">Half the town’s business bureau had been caught off-guard.</text:span></text:p>
      <text:p text:style-name="P16"><text:tab/><text:span text:style-name="T166">The hair on </text:span><text:span text:style-name="T1066">the peacekeeper</text:span><text:span text:style-name="T166">’s neck pricked</text:span><text:span text:style-name="T167">. </text:span>Odelford’s <text:span text:style-name="T1238">adopted</text:span> son, the <text:span text:style-name="T168">swollen</text:span> freak, <text:span text:style-name="T169">glared </text:span><text:span text:style-name="T170">at A</text:span><text:span text:style-name="T171">rran</text:span><text:span text:style-name="T170"> </text:span><text:span text:style-name="T169">weirdly</text:span><text:span text:style-name="T172"> </text:span><text:span text:style-name="T173">from </text:span><text:span text:style-name="T172">below a mess of thin hair. </text:span><text:span text:style-name="T174">He was </text:span><text:span text:style-name="T175">on</text:span><text:span text:style-name="T174"> his father’s right</text:span><text:span text:style-name="T175">, </text:span><text:span text:style-name="T176">tense </text:span><text:span text:style-name="T177">with pubescent zeal</text:span><text:span text:style-name="T174">.</text:span> <text:span text:style-name="T1067">He felt Arran’s eyes on him </text:span><text:span text:style-name="T1068">and h</text:span>is <text:span text:style-name="T177">mottled</text:span><text:span text:style-name="T178"> complexion</text:span> darkened with a rush of blood up from the neck of a loose white single<text:span text:style-name="T179">t.</text:span></text:p>
      <text:p text:style-name="P16"><text:tab/>He hunched meaty shoulders down over his betting chips <text:span text:style-name="T180">and glowered, </text:span><text:span text:style-name="T176">t</text:span>he <text:span text:style-name="T1239">deepening</text:span> <text:span text:style-name="T181">wan</text:span> of <text:span text:style-name="T178">his skin </text:span><text:span text:style-name="T177">pi</text:span><text:span text:style-name="T182">gg</text:span><text:span text:style-name="T177">ish</text:span>. <text:span text:style-name="T183">The weirdness came from his eyes, which did</text:span><text:span text:style-name="T184">n’t focus.</text:span></text:p>
      <text:p text:style-name="P16"><text:tab/>Arran <text:span text:style-name="T183">averted his gaze, trying to pay</text:span> <text:span text:style-name="T1069">the freak</text:span> no mind. <text:span text:style-name="T1240">The boy</text:span><text:span text:style-name="T1241"> couldn’t speak. He was entirely mute, whether by one of Odelford’s </text:span><text:span text:style-name="T1308">misfired experiments</text:span><text:span text:style-name="T1241"> or </text:span><text:span text:style-name="T1242">some previous error of his refactored condition. The </text:span><text:span text:style-name="T1309">station’s inhabitants</text:span><text:span text:style-name="T1242"> only spoke rumour of the </text:span><text:span text:style-name="T1238">boy who rarely left the farm.</text:span></text:p>
      <text:p text:style-name="P16"><text:span text:style-name="T185"><text:tab/></text:span><text:span text:style-name="T1070">The peacekeeper </text:span><text:span text:style-name="T185">said to Odelford, </text:span>‘Well, I figured you’d be expecting me, considering our talk earlier.’</text:p>
      <text:p text:style-name="P16"><text:span text:style-name="T188"><text:tab/>‘</text:span><text:span text:style-name="T1071">No! Oh. No, not at all. I only thought of that as something as a disagreement.’</text:span><text:span text:style-name="T189"> </text:span><text:span text:style-name="T1100">The algae farmer</text:span><text:span text:style-name="T190"> was tall,</text:span> broad, and regular. <text:span text:style-name="T191">His dark hair was combed.</text:span> He leaned back in his seat, thumbing the straps of his suspenders, <text:span text:style-name="T192">and spoke </text:span><text:span text:style-name="T1436">below</text:span><text:span text:style-name="T192"> a st</text:span><text:span text:style-name="T193">iff</text:span><text:span text:style-name="T192"> moustache. </text:span>‘It <text:span text:style-name="T194">is good you are here, but we might have to wait a moment to discuss our matters. I am with </text:span><text:span text:style-name="T1437">company</text:span><text:span text:style-name="T194">, obviously.’</text:span></text:p>
      <text:p text:style-name="P16"><text:span text:style-name="T195"><text:tab/>The farmer </text:span><text:span text:style-name="T194">made a gesture with his hands that acknowledged the men around him</text:span>. ‘<text:span text:style-name="T196">O</text:span><text:span text:style-name="T197">ur table is full, but </text:span><text:span text:style-name="T198">as I have said, do not feel unwelcome</text:span><text:span text:style-name="T197">.</text:span>’</text:p>
      <text:p text:style-name="P16"><text:tab/>Arran <text:span text:style-name="T1072">went </text:span>slowly, keeping an eye on those tall racks. There was plenty light <text:span text:style-name="T199">between </text:span><text:span text:style-name="T1072">the</text:span><text:span text:style-name="T199"> tanks.</text:span> Odelford wasn’t hiding any men. He had his protection in front of him.</text:p>
      <text:p text:style-name="P16"><text:tab/><text:span text:style-name="T200">Odelford kept talking. </text:span>‘<text:span text:style-name="T201">Y</text:span>ou must be acquainted with most here. <text:span text:style-name="T202">I think these are several</text:span><text:span text:style-name="T203"> of our local </text:span><text:span text:style-name="T1243">trade magnates</text:span><text:span text:style-name="T203">,</text:span>’ a big, flat hand indicated those seated.</text:p>
      <text:p text:style-name="P16"><text:tab/>‘I am.’ Arran acknowledged them, <text:span text:style-name="T1310">acknowledging</text:span><text:span text:style-name="T1243"> the farmer’s </text:span><text:span text:style-name="T1311">indulgent</text:span><text:span text:style-name="T1243"> flair</text:span>. <text:span text:style-name="T204">Seated here w</text:span><text:span text:style-name="T205">as</text:span><text:span text:style-name="T204"> o</text:span>ne member of council, a shipwright, and two men in <text:span text:style-name="T206">the </text:span><text:span text:style-name="T1477">goo</text:span> trade. Arran knew they each pocketed more in a day than he did in a month, <text:span text:style-name="T1244">but to call them magnates was excessive</text:span>. ‘<text:span text:style-name="T205">Are the</text:span><text:span text:style-name="T1245">se fine men</text:span><text:span text:style-name="T205"> aware we’ve </text:span><text:span text:style-name="T207">seized your transports?’</text:span></text:p>
      <text:p text:style-name="P16"><text:tab/><text:span text:style-name="T207">Odelford was a good liar. ‘Mine are all docked for harvest, peacekeeper.’</text:span></text:p>
      <text:p text:style-name="P16"><text:tab/><text:span text:style-name="T207">Arran sighed </text:span><text:span text:style-name="T1073">and spoke to the others instead</text:span><text:span text:style-name="T207">. </text:span>‘Gentlemen, while I don’t strictly have anyone detained this evening, I do ask that you mind those pockets for a few minutes. I’ll have some business <text:span text:style-name="T208">of my own</text:span> then you can all get back to your evening.’</text:p>
      <text:p text:style-name="P16"><text:tab/>‘This is really not an appropriate time-’ <text:span text:style-name="T1074">the algae farmer began.</text:span></text:p>
      <text:p text:style-name="P16"><text:tab/><text:span text:style-name="T1074">Arran </text:span><text:span text:style-name="T1246">had already given him a specific time.</text:span><text:span text:style-name="T1075"> </text:span>‘I’m kinda wondering what you’re still doing here, Odelford. Last we spoke I remember <text:span text:style-name="T209">I </text:span>ask<text:span text:style-name="T209">ed</text:span> you to leave by a time that’<text:span text:style-name="T1478">s</text:span><text:span text:style-name="T1247"> nearly passed</text:span>. <text:span text:style-name="T1248">I see y</text:span>our new bird is tied up right outside, and yet, <text:span text:style-name="T1478">here is where you’ve waited</text:span>.’</text:p>
      <text:p text:style-name="P16"><text:tab/>Odelford harrumphed. ‘<text:span text:style-name="T210">Arran</text:span><text:span text:style-name="T211">.</text:span> <text:span text:style-name="T213">I </text:span>will not <text:span text:style-name="T213">be spoken </text:span>to like a <text:span text:style-name="T212">rowdy drunkard</text:span>. <text:span text:style-name="T1098">I am a man of industry. </text:span><text:span text:style-name="T1099">There’s a harvest coming up, </text:span><text:span text:style-name="T1189">and things like these are critical for the longevity of this station</text:span><text:span text:style-name="T1101">. </text:span>I mean something around here. <text:span text:style-name="T1249">We need </text:span><text:span text:style-name="T1479">biomass</text:span><text:span text:style-name="T1249">. Without it, humanity stops.</text:span>’</text:p>
      <text:p text:style-name="P16"><text:tab/><text:span text:style-name="T1190">Arran shrugged. </text:span>‘<text:span text:style-name="T1074">It’s time to leave, one way or another. </text:span><text:span text:style-name="T1102">Time’s </text:span><text:span text:style-name="T1103">almost up.</text:span><text:span text:style-name="T1074">’</text:span></text:p>
      <text:p text:style-name="P16"><text:tab/>Vikra<text:span text:style-name="T214">m </text:span>ashed his cigar and pressed his temple. ‘<text:span text:style-name="T92">Y</text:span><text:span text:style-name="T93">es.</text:span><text:span text:style-name="T92"> </text:span>I <text:span text:style-name="T276">knew</text:span><text:span text:style-name="T89"> you were pulling some</text:span><text:span text:style-name="T93">thing,</text:span>’ he said. He pushed himself away from the table, keeping his <text:span text:style-name="T216">ang</text:span><text:span text:style-name="T217">ered </text:span>gaze down. ‘I’m going home. I <text:span text:style-name="T218">will not </text:span>be your stooge, Odelford. This <text:span text:style-name="T1312">mess </text:span>is all yours.’</text:p>
      <text:p text:style-name="P16"><text:tab/>Vikra<text:span text:style-name="T214">m</text:span> put on his coat and left into the night. <text:span text:style-name="T219">By Arran’s measure t</text:span>he town’s illustrious council usually <text:span text:style-name="T220">woul</text:span><text:span text:style-name="T219">d</text:span> step out of immediate and pressing matters they couldn’t manage by committee, which was most of them. <text:span text:style-name="T1076">The alderman’s footsteps rang out behind him</text:span><text:span text:style-name="T215">.</text:span></text:p>
      <text:p text:style-name="P16"><text:tab/>‘Looks like a seat opened,’ Arran said, slumping into it. He stretched his legs out and rested the heel of one boot on the top of another. <text:span text:style-name="T1313">The freak glowered at the personal intrusion.</text:span></text:p>
      <text:p text:style-name="P16"><text:tab/><text:span text:style-name="T1314">He</text:span> checked Vikra<text:span text:style-name="T221">m</text:span>’s cards. <text:span text:style-name="T1315">A pair of twos</text:span>. ‘Smart,’ <text:span text:style-name="T1316">he</text:span> said, <text:span text:style-name="T1314">his hand dropping to his side.</text:span></text:p>
      <text:p text:style-name="P16"><text:span text:style-name="T1104"><text:tab/>Odelford watched </text:span><text:span text:style-name="T1317">the peacekeeper’s</text:span><text:span text:style-name="T1104"> hands go below the level of the table, out of sight. </text:span><text:span text:style-name="T1318">He shifted uncomfortably. </text:span>‘You <text:span text:style-name="T222">we</text:span>re not invited to this game, <text:span text:style-name="T1319">officer</text:span>. I suggest you go on home.’</text:p>
      <text:p text:style-name="P16"><text:soft-page-break/><text:tab/>Galt, <text:span text:style-name="T223">sat </text:span>on <text:span text:style-name="T1077">Arran’s</text:span><text:span text:style-name="T223"> left</text:span>, watched with amusement. Arran sat in the middle facing Odelford. Cadow, <text:span text:style-name="T224">on his right,</text:span> shut his eyes and turned his head to the ceiling. <text:span text:style-name="T225">The </text:span><text:span text:style-name="T1320">mass traders</text:span><text:span text:style-name="T225"> </text:span><text:span text:style-name="T226">tried to</text:span> <text:span text:style-name="T226">conceal</text:span> <text:span text:style-name="T1321">their</text:span> worry.</text:p>
      <text:p text:style-name="P16"><text:tab/>Arran shook his head. ‘You must be about the stupidest criminal I’ve ever met, Odelford. We’ve found your shipments, all three-’</text:p>
      <text:p text:style-name="P16"><text:tab/>‘<text:span text:style-name="T227">Stop, Arran!’ </text:span><text:span text:style-name="T228">Odelford</text:span><text:span text:style-name="T229"> </text:span><text:span text:style-name="T230">groaned and looked away. ‘</text:span>Criminal? You come into my place of business and think to level these accusations at me? I’m a pillar of this community.’</text:p>
      <text:p text:style-name="P16"><text:tab/>‘<text:span text:style-name="T1078">Now, that </text:span><text:span text:style-name="T1105">just isn’t true</text:span><text:span text:style-name="T1078">. You’re new money, if ever I seen it. </text:span><text:span text:style-name="T1322">You’ve been here what, fifty years? </text:span><text:span text:style-name="T1323">And now you’re pushing ordnance?</text:span>’ <text:span text:style-name="T1322">Arran</text:span><text:span text:style-name="T1079"> sniffed the air, but he’d noticed </text:span><text:span text:style-name="T1323">the odour</text:span><text:span text:style-name="T1079"> when he came in. Tarylase. ‘</text:span><text:span text:style-name="T1191">Yo</text:span><text:span text:style-name="T1105">u think I don’t know what volatiles smell like?’</text:span></text:p>
      <text:p text:style-name="P16"><text:tab/><text:span text:style-name="T231">Odelford </text:span><text:span text:style-name="T232">spoke.</text:span><text:span text:style-name="T231"> </text:span>‘<text:span text:style-name="T1080">What?</text:span> <text:span text:style-name="T1106">There are no such additives in my crop</text:span><text:span text:style-name="T1080">. I cultivate only the finest biomass, me, with my compatriots here.</text:span><text:span text:style-name="T1107"> </text:span><text:span text:style-name="T1080">And you </text:span><text:span text:style-name="T1107">too, </text:span><text:span text:style-name="T1080">might I add. We </text:span><text:span text:style-name="T1107">a</text:span><text:span text:style-name="T1080">re all in this together.’</text:span></text:p>
      <text:p text:style-name="P16"><text:tab/><text:span text:style-name="T233">The </text:span><text:span text:style-name="T1081">bio</text:span><text:span text:style-name="T233">mass traders</text:span> made pained groans and looked away. Galt chuckled. He folded his arms and the commission tattoo showed out from the bottom of his sleeve. It was marked with ten notches, one for each rank he had climbed to get to the head of the shipwrighters <text:span text:style-name="T234">union</text:span>. He knew his title was above repute. No <text:span text:style-name="T1082">disruption</text:span><text:span text:style-name="T235"> that occurred </text:span>at this table <text:span text:style-name="T236">would </text:span><text:span text:style-name="T237">ruffle</text:span><text:span text:style-name="T236"> him</text:span>. He was steadfast by nature and profession. It was little wonder how Odelford had got th<text:span text:style-name="T238">at nice new cruiser</text:span>.</text:p>
      <text:p text:style-name="P16"><text:tab/>‘<text:span text:style-name="T1192">I don’t have any issue with them, </text:span><text:span text:style-name="T1193">Odelford. </text:span>You’ve got <text:span text:style-name="T1250">two minutes</text:span> to head on out to that <text:span text:style-name="T1324">new </text:span>starship of yours and move <text:span text:style-name="T239">your business </text:span>along.’</text:p>
      <text:p text:style-name="P16"><text:tab/><text:span text:style-name="T1083">Odelford brought his palm slapping </text:span><text:span text:style-name="T1194">down</text:span> on the table. Stacks of chips tumbled and fell. <text:span text:style-name="T1195">He</text:span><text:span text:style-name="T240"> shook his head. </text:span>‘<text:span text:style-name="T241">No. </text:span>Your commission is to be cancelled by sun-up, Arran, <text:span text:style-name="T241">I’ll make sure of that</text:span>. <text:span text:style-name="T1084">No. </text:span>I will not be moved along under your wild auspices. I have a business here. A family. <text:span text:style-name="T1325">A</text:span> life for my son.’ He took his son by the shoulder and gave him a small, proud shake. The crop of thin, wispy hair off his son’s head shifted, <text:span text:style-name="T242">but </text:span><text:span text:style-name="T243">his</text:span><text:span text:style-name="T242"> vague, angry disposition didn’t change. </text:span>Odelford <text:span text:style-name="T244">straightened. </text:span>‘<text:span text:style-name="T1085">You will take your accusations up with the council.</text:span>’</text:p>
      <text:p text:style-name="P16"><text:tab/>‘These aren’t accusations, Odelford.’ He was losing patience. ‘That was <text:span text:style-name="T1196">almost </text:span>six hours ago. This is enforcement.’</text:p>
      <text:p text:style-name="P16"><text:tab/>‘The insanctity of this. <text:span text:style-name="T245">In front of my colleagues, my son</text:span>. Disgraceful.’</text:p>
      <text:p text:style-name="P16"><text:tab/>‘That’s correct. <text:span text:style-name="T1250">You’re running out of time.</text:span>’</text:p>
      <text:p text:style-name="P16"><text:tab/><text:span text:style-name="T1086">Odelford</text:span> huffed. ‘I am not going anywhere. What is your problem with me, Arran? You know I’m innocent.’ <text:span text:style-name="T246">H</text:span>e smiled. They all knew Arran hadn’t processed a guilty verdict in decades. <text:span text:style-name="T1251">Galt, closest, looked down. </text:span><text:span text:style-name="T1412">The bastard</text:span><text:span text:style-name="T1326"> was right.</text:span></text:p>
      <text:p text:style-name="P16"><text:tab/>Arran grit his teeth. <text:span text:style-name="T247">He felt old anger</text:span> spark at the back of his mind. Deep biological cogs in there turned at each other and stuck. <text:span text:style-name="T1327">Part of him was glad. </text:span><text:span text:style-name="T1252">He’d come for a fight.</text:span> <text:span text:style-name="T248">He sat up</text:span>. <text:span text:style-name="T1253">The others </text:span><text:span text:style-name="T1328">inched</text:span><text:span text:style-name="T1253"> away. </text:span>‘<text:span text:style-name="T1253">I decide your innocenc</text:span><text:span text:style-name="T1413">e,</text:span><text:span text:style-name="T1253"> </text:span><text:span text:style-name="T1408">and your sentence</text:span><text:span text:style-name="T1253">. </text:span><text:span text:style-name="T1108">You know this is about Doug Graney.’</text:span></text:p>
      <text:p text:style-name="P16"><text:tab/>Odelford <text:span text:style-name="T249">feigned </text:span><text:span text:style-name="T250">a sombre affect </text:span><text:span text:style-name="T1197">in front of his associates</text:span>. <text:span text:style-name="T251">He nodded. </text:span>‘<text:span text:style-name="T1109">The boy. </text:span>I don’t remember him much, but he worked for me. <text:span text:style-name="T252">Yes. Is that what this was about? A regrettable loss?</text:span>’</text:p>
      <text:p text:style-name="P16"><text:tab/>Arran kept his voice steady, <text:span text:style-name="T253">but he felt h</text:span><text:span text:style-name="T254">is temper rising.</text:span> ‘<text:span text:style-name="T1254">Regret should be the first thing on your mind. </text:span>Clock’s ticking, Odelford.’</text:p>
      <text:p text:style-name="P16"><text:tab/>‘And once it stops? <text:span text:style-name="T1198">What do you think you are going to do? </text:span><text:span text:style-name="T1199">Here. Tonight. With all these people around.</text:span>’</text:p>
      <text:p text:style-name="P16"><text:tab/>Arran fixed his stare harder. ‘<text:span text:style-name="T1414">My </text:span><text:span text:style-name="T1415">divine responsibility</text:span><text:span text:style-name="T1414">. </text:span>What’d Doug hear while he was down there-’</text:p>
      <text:p text:style-name="P16"><text:tab/>The table shook as <text:span text:style-name="T255">Odelford</text:span> launched to his feet. Chips fell <text:span text:style-name="T1200">to the floor. </text:span>‘You are sounding to accuse me! <text:span text:style-name="T1088">My name will </text:span>not be besmirched <text:span text:style-name="T1089">over </text:span>the <text:span text:style-name="T1416">loss</text:span> of that boy!’</text:p>
      <text:p text:style-name="P16"><text:tab/>‘-<text:span text:style-name="T1110">shut </text:span><text:span text:style-name="T275">up</text:span><text:span text:style-name="T1110">-’ </text:span><text:span text:style-name="T1108">the anger boiled. ‘-</text:span><text:span text:style-name="T1201">You </text:span><text:span text:style-name="T1417">vented</text:span><text:span text:style-name="T1201"> him! Y</text:span>ou had him tinkering with that old <text:span text:style-name="T1087">hydro</text:span> line <text:span text:style-name="T1202">knowing </text:span><text:span text:style-name="T1255">what’d happen</text:span><text:span text:style-name="T1202">.</text:span> <text:span text:style-name="T1111">You killed him, Odelford! What did he hear? </text:span><text:span text:style-name="T1409">Did you vent that boy because he heard about your transports? </text:span><text:span text:style-name="T1111">His life was just beginning, you bastard! </text:span><text:span text:style-name="T1418">I know you don’t care about that fucking… thing </text:span><text:span text:style-name="T1419">you made</text:span><text:span text:style-name="T1418">- but some around here do!’</text:span></text:p>
      <text:p text:style-name="P16"><text:tab/><text:span text:style-name="T1112">The mute freak sprung to his feet </text:span><text:span text:style-name="T1113">to stand alongside his father</text:span><text:span text:style-name="T1112">. </text:span><text:span text:style-name="T1113">H</text:span><text:span text:style-name="T1410">is unshapely bulk quivered, trembling</text:span><text:span text:style-name="T1113"> with rage. An attempt to speak came out a</text:span><text:span text:style-name="T1114">s </text:span><text:span text:style-name="T1256">pained, </text:span><text:span text:style-name="T1114">hacking bleats</text:span><text:span text:style-name="T1113">. </text:span><text:span text:style-name="T1115">It forced something up.</text:span></text:p>
      <text:p text:style-name="P16"><text:span text:style-name="T1121"><text:tab/>Odelford</text:span><text:span text:style-name="T1090"> kept a tight grip on his son’s shoulder </text:span><text:span text:style-name="T1091">to </text:span><text:span text:style-name="T1256">reassure him. ‘</text:span><text:span text:style-name="T1257">No,’ he said</text:span><text:span text:style-name="T1329">. ‘</text:span><text:span text:style-name="T1330">Don’t.’</text:span></text:p>
      <text:p text:style-name="P16"><text:soft-page-break/><text:tab/><text:span text:style-name="T1258">At once </text:span><text:span text:style-name="T1259">the freak</text:span><text:span text:style-name="T1258"> was </text:span><text:span text:style-name="T1256">choking. </text:span><text:span text:style-name="T1115">His shoulders were </text:span><text:span text:style-name="T1411">changing</text:span><text:span text:style-name="T257">. </text:span><text:span text:style-name="T259">T</text:span><text:span text:style-name="T258">he</text:span><text:span text:style-name="T259">y</text:span><text:span text:style-name="T258"> crack</text:span><text:span text:style-name="T259">ed, </text:span><text:span text:style-name="T1115">breaking,</text:span><text:span text:style-name="T1116"> </text:span><text:span text:style-name="T1117">s</text:span><text:span text:style-name="T1391">napping</text:span><text:span text:style-name="T1117">.</text:span><text:span text:style-name="T259"> His</text:span><text:span text:style-name="T258"> </text:span><text:span text:style-name="T256">neck </text:span><text:span text:style-name="T258">distend</text:span><text:span text:style-name="T259">ed</text:span><text:span text:style-name="T258"> outwards, </text:span><text:span text:style-name="T260">cartilage </text:span><text:span text:style-name="T258">popping. </text:span><text:span text:style-name="T1118">A</text:span><text:span text:style-name="T257"> </text:span><text:span text:style-name="T261">tumorous </text:span><text:span text:style-name="T257">bulge </text:span><text:span text:style-name="T1411">expanded</text:span><text:span text:style-name="T257"> from deep within </text:span><text:span text:style-name="T1119">his chest</text:span><text:span text:style-name="T257">. </text:span><text:span text:style-name="T1120">Those</text:span><text:span text:style-name="T257"> at the table stopped to look at him but his father, </text:span><text:span text:style-name="T262">who</text:span><text:span text:style-name="T263"> waited for the fit to pass</text:span><text:span text:style-name="T257">.</text:span><text:span text:style-name="T1091"> </text:span><text:span text:style-name="T1112">Arran realised his hand was on his gun and lowered it.</text:span></text:p>
      <text:p text:style-name="P16"><text:tab/><text:span text:style-name="T257">The </text:span><text:span text:style-name="T262">boy worked to choke </text:span><text:span text:style-name="T1092">the bulge</text:span><text:span text:style-name="T262"> down. </text:span><text:span text:style-name="T1092">S</text:span><text:span text:style-name="T262">aliva fleck</text:span><text:span text:style-name="T1092">ed</text:span><text:span text:style-name="T262"> from the corners of his mouth, </text:span><text:span text:style-name="T1093">retching gasps</text:span><text:span text:style-name="T262"> keeping </text:span><text:span text:style-name="T1260">a</text:span><text:span text:style-name="T262"> </text:span><text:span text:style-name="T264">mass</text:span><text:span text:style-name="T262"> from birthing </text:span><text:span text:style-name="T1438">from it</text:span><text:span text:style-name="T262">. </text:span><text:span text:style-name="T264">His eyes rolled back </text:span><text:span text:style-name="T1093">white against </text:span><text:span text:style-name="T1094">a face swollen purple</text:span><text:span text:style-name="T1095">.</text:span></text:p>
      <text:p text:style-name="P16"><text:tab/><text:span text:style-name="T265">T</text:span>he <text:span text:style-name="T266">swelling</text:span> <text:span text:style-name="T265">subsided. </text:span><text:span text:style-name="T266">H</text:span><text:span text:style-name="T265">is body reformed</text:span>. Soon he settled, weakened and breathing hard. His thin hair was slick with sweat.</text:p>
      <text:p text:style-name="P16"><text:tab/>Arran <text:span text:style-name="T267">was</text:span> disgusted. <text:span text:style-name="T1261">The peacekeeper</text:span><text:span text:style-name="T268"> looked back at Odelford and exhaled.</text:span> ‘Innocent is a broad term, by the way, Odelford. Thirty seconds. You’re doing well, you’ve gotten up from the table. <text:span text:style-name="T1122">Take your weird son and go.</text:span>’</text:p>
      <text:p text:style-name="P16"><text:tab/>Odelford <text:span text:style-name="T1262">leaned over the table and shook his head.</text:span><text:span text:style-name="T1263"> </text:span>‘This is where I am building my future. <text:span text:style-name="T1123">Y</text:span>ou will not remove me from it.’</text:p>
      <text:p text:style-name="P16"><text:tab/>‘You’ll go, or I’ll shoot you.’</text:p>
      <text:p text:style-name="P16"><text:tab/>‘<text:span text:style-name="T269">You will not. </text:span>I am here tonight with several members of our town’s <text:span text:style-name="T270">bureau</text:span>. I have an excellent relationship with local council, and hold the papers for several-’ he <text:span text:style-name="T1124">started to rap the table with </text:span><text:span text:style-name="T1264">a</text:span><text:span text:style-name="T1124"> fist.</text:span> ‘-fundamental trade routes that keep this station, and many like it, functioning out in the wilds. Tens of thousands depend on my product. You will not<text:span text:style-name="T271"> </text:span><text:span text:style-name="T272">shoot</text:span><text:span text:style-name="T1"> </text:span>me and make a mockery of my life over the regrettable passing of one<text:span text:style-name="T271"> </text:span><text:span text:style-name="T273">foolish</text:span><text:span text:style-name="T271"> </text:span>boy.’</text:p>
      <text:p text:style-name="P16"><text:tab/>Arran <text:span text:style-name="T277">kept hi</text:span><text:span text:style-name="T1203">s stare fixed.</text:span> ‘I kinda will, though. Ten.’</text:p>
      <text:p text:style-name="P16"><text:tab/>Odelford raised taller. <text:span text:style-name="T1125">He refreshed his grip on his son’s shoulder, bringing him closer to his side. </text:span>‘I am an unarmed man.’</text:p>
      <text:p text:style-name="P16"><text:tab/>Arran <text:span text:style-name="T1204">had seen the gun when Odelford stood up, </text:span><text:span text:style-name="T1480">stuck behind his armpit</text:span><text:span text:style-name="T1204">. </text:span><text:span text:style-name="T1205">He sucked through his teeth.</text:span> ‘No, you’re not.’</text:p>
      <text:p text:style-name="P16"><text:tab/>Odelford stopped talking. Galt wasn’t smiling now. <text:span text:style-name="T278">The others</text:span> probably hadn’t breathed since <text:span text:style-name="T279">Arran</text:span> sat down. The algae farmer stood straighter.</text:p>
      <text:p text:style-name="P16"><text:tab/>‘Five,’ he said.</text:p>
      <text:p text:style-name="P16"><text:tab/>Odelford <text:span text:style-name="T1096">flinched</text:span><text:span text:style-name="T280">. </text:span><text:span text:style-name="T281">His hand </text:span>slipp<text:span text:style-name="T281">ed</text:span> behind <text:span text:style-name="T281">the freak’s</text:span> shoulder and <text:span text:style-name="T282">he mightily</text:span> shove<text:span text:style-name="T282">d</text:span> himself away from Arran’s line of sight,<text:span text:style-name="T282"> putting his son between them</text:span>. The freak made a strained porcine squeal a<text:span text:style-name="T1481">s his ungainly form went scattering over the table setup.</text:span></text:p>
      <text:p text:style-name="P16"><text:tab/>Chips scattered into Arran’s lap. With a kick <text:span text:style-name="T1482">he</text:span> pushed back in his chair, sliding out from under the table. He shifted his weight <text:span text:style-name="T285">with</text:span><text:span text:style-name="T286"> the momentum</text:span> and oriented <text:span text:style-name="T287">the chair</text:span> straight towards Odelford.</text:p>
      <text:p text:style-name="P16"><text:span text:style-name="T1266"><text:tab/></text:span><text:span text:style-name="T1481">T</text:span><text:span text:style-name="T1266">he farmer</text:span> br<text:span text:style-name="T1483">oke </text:span>to Arran’s left <text:span text:style-name="T934">and </text:span><text:span text:style-name="T1484">reached for</text:span> <text:span text:style-name="T1480">his sleeve.</text:span><text:span text:style-name="T1269"> </text:span><text:span text:style-name="T1270">Too slow.</text:span></text:p>
      <text:p text:style-name="P16"><text:tab/><text:span text:style-name="T288">A heavy gunshot boomed </text:span><text:span text:style-name="T289">from Arran’s hip</text:span>. <text:span text:style-name="T290">A thin ray of light opened through the centre of Odelford’s forehead. Ahead of it </text:span><text:span text:style-name="T291">a</text:span><text:span text:style-name="T290"> hot slug ripped through the back of his skull and blasted </text:span><text:span text:style-name="T292">chunky</text:span><text:span text:style-name="T290"> brain matter into the air. The ray </text:span><text:span text:style-name="T293">drew a straight trace</text:span><text:span text:style-name="T290"> behind the slug </text:span><text:span text:style-name="T294">tearing</text:span><text:span text:style-name="T295"> a hole th</text:span><text:span text:style-name="T290">rough the ceiling.</text:span></text:p>
      <text:p text:style-name="P16"><text:tab/><text:span text:style-name="T289">The farmer</text:span> froze in place, <text:span text:style-name="T296">his fearful eyes and</text:span> mouth <text:span text:style-name="T296">consumed with bright, glowing heat</text:span> before <text:span text:style-name="T297">the light blinked</text:span> out, and a thin trail of smoke came from the hole cut through his skull. Odelford fell on his face.</text:p>
      <text:p text:style-name="P16"><text:tab/>Metal slid into leather as Arran holstered his sidearm.</text:p>
      <text:p text:style-name="P16"><text:tab/><text:span text:style-name="T298">The freak seemed not to notice his adopted father on the ground beside him. He picked himself up off the table and brushed a sweaty hand down the front of his singlet. </text:span><text:span text:style-name="T299">He looked confused, and dumb. He stared at the corpse and blinked.</text:span></text:p>
      <text:p text:style-name="P16"><text:tab/>Galt opened his arms and rose from his seat, going to the dead Odelford and looking away. <text:span text:style-name="T1206">He stood by the freak. </text:span>‘I can’t say I expected all this tonight. Come on, boy. <text:span text:style-name="T300">We’ll get you reset</text:span>.’ He tried to rest a hand on him, but the pain was fresh and the gesture too close in memory. The freak flinched away.</text:p>
      <text:p text:style-name="P16"><text:span text:style-name="T301"><text:tab/></text:span><text:span text:style-name="T186">What</text:span><text:span text:style-name="T301"> </text:span><text:span text:style-name="T1271">strange </text:span><text:span text:style-name="T1272">and</text:span> experimental sciences <text:span text:style-name="T301">Odelford had </text:span><text:span text:style-name="T302">practiced </text:span><text:span text:style-name="T1271">up</text:span><text:span text:style-name="T302">on his son’s body </text:span><text:span text:style-name="T303">were of a nature</text:span><text:span text:style-name="T301"> </text:span><text:span text:style-name="T304">Arran</text:span><text:span text:style-name="T305"> could only imagine, </text:span><text:span text:style-name="T303">and had little curiosity regarding</text:span><text:span text:style-name="T305">. </text:span><text:span text:style-name="T1273">It was </text:span><text:span text:style-name="T302">none </text:span><text:span text:style-name="T1207">of </text:span><text:span text:style-name="T1420">a</text:span><text:span text:style-name="T1207"> </text:span><text:span text:style-name="T1485">p</text:span><text:span text:style-name="T1207">eacekeeper’s concern. </text:span><text:span text:style-name="T302">What </text:span><text:span text:style-name="T306">horrors</text:span><text:span text:style-name="T302"> humanity wrought upon itself </text:span><text:span text:style-name="T1274">only became an</text:span><text:span text:style-name="T306"> issue </text:span><text:span text:style-name="T307">to </text:span><text:span text:style-name="T1275">him</text:span><text:span text:style-name="T307"> </text:span><text:span text:style-name="T306">when it violated the law.</text:span></text:p>
      <text:p text:style-name="P16"><text:soft-page-break/><text:tab/><text:span text:style-name="T309">After all, what difference was </text:span><text:span text:style-name="T308">Arran</text:span><text:span text:style-name="T309">, himself?</text:span></text:p>
      <text:p text:style-name="P16"><text:tab/>Arran let out a long sigh and looked away. Life on the prism never seemed to be what humanity was promised, at least not when men like Odelford remained to stand over them.</text:p>
      <text:p text:style-name="P16"><text:tab/>Arran grit his teeth and turned away from the table, forcing down an anger he couldn’t solve. There was more work to do now. ‘I have to go process a soul,’ he said. ‘A team will be here to audit the body in a few minutes. You may all leave now, if you wish. No statements are required.’</text:p>
      <text:p text:style-name="P16"><text:tab/>Cadow finally put his cards down on the table. He scrunched his eyes shut in annoyance, the wrinkles on his brow angling deeply downwards before he opened them and that annoyance focused on Arran, leaving. Cadow blinked. ‘You are aware you’ve fucked this up, right? Odelford’s right, you’ll lose your commission by sun-up. You’ll be lucky they don’t dust you, too.’</text:p>
      <text:p text:style-name="P16"><text:tab/><text:span text:style-name="T1208">Arran didn’t look back. ‘We’ll see,’ he said.</text:span></text:p>
      <text:p text:style-name="P16"><text:tab/><text:span text:style-name="T1097">Cadow’s voice came from behind him. </text:span>‘You cannot think this was a good idea!’</text:p>
      <text:p text:style-name="P16"><text:tab/>‘Life on the prism, baby,’ <text:span text:style-name="T1422">the peacekeeper</text:span> said.</text:p>
      <text:p text:style-name="P16"><text:tab/>Arran <text:span text:style-name="T1209">went outside</text:span><text:span text:style-name="T1212">. </text:span><text:span text:style-name="T1213">He </text:span><text:span text:style-name="T1486">wondered who’d buy Odelford’s starship at auction as he crossed the courtyard and went to the rail.</text:span></text:p>
      <text:p text:style-name="P16"><text:tab/><text:span text:style-name="T1216">From the observation level </text:span><text:span text:style-name="T1213">a</text:span><text:span text:style-name="T1212"> cycler came clicking out of a hatch, </text:span><text:span text:style-name="T1217">its</text:span><text:span text:style-name="T1212"> sensor lights blinking. The </text:span><text:span text:style-name="T1218">small </text:span><text:span text:style-name="T1212">jellyfish-looking </text:span><text:span text:style-name="T1218">mechanism</text:span><text:span text:style-name="T1212"> descended to the </text:span><text:span text:style-name="T1219">yards.</text:span></text:p>
      <text:p text:style-name="P16"><text:span text:style-name="T1376"><text:tab/>H</text:span><text:span text:style-name="T1212">e stood on </text:span><text:span text:style-name="T1377">a</text:span><text:span text:style-name="T1212"> vantage between two panels </text:span><text:span text:style-name="T1377">that was</text:span><text:span text:style-name="T1212"> </text:span><text:span text:style-name="T1216">separated by </text:span><text:span text:style-name="T1487">a</text:span><text:span text:style-name="T1216"> broad seam. </text:span><text:span text:style-name="T1220">Dozens of </text:span><text:span text:style-name="T1212">glowing </text:span><text:span text:style-name="T1378">vats</text:span><text:span text:style-name="T1212"> </text:span><text:span text:style-name="T1219">were </text:span><text:span text:style-name="T1379">cascading up and down its length,</text:span><text:span text:style-name="T1219"> </text:span><text:span text:style-name="T1380">positioned</text:span><text:span text:style-name="T1219"> like broad leaves </text:span><text:span text:style-name="T1381">off a stem.</text:span></text:p>
      <text:p text:style-name="P16"><text:span text:style-name="T1336"><text:tab/>Above, </text:span>the <text:span text:style-name="T935">massive dodecahedral </text:span><text:span text:style-name="T936">station</text:span><text:span text:style-name="T935"> </text:span>splayed out <text:span text:style-name="T310">against the close </text:span><text:span text:style-name="T311">presence</text:span><text:span text:style-name="T310"> of </text:span><text:span text:style-name="T937">a featureless brown planet</text:span>. <text:span text:style-name="T937">Barren but for thin white clouds in the atmosphere, </text:span><text:span text:style-name="T1382">Huon</text:span><text:span text:style-name="T937"> filled </text:span><text:span text:style-name="T1423">his view </text:span><text:span text:style-name="T937">above the twelve glassen faces of their sky. </text:span><text:span text:style-name="T938">Beyond that </text:span><text:span text:style-name="T1383">planet </text:span><text:span text:style-name="T938">was their sun. </text:span><text:span text:style-name="T939">As the station revolved in lazy orbit around</text:span><text:span text:style-name="T940"> </text:span><text:span text:style-name="T939">Huon it also took nighttime in its shade.</text:span></text:p>
      <text:p text:style-name="P16"><text:tab/><text:span text:style-name="T1424">A vast prism formed of exact vertices and sweeping edges held those expansive panes in place</text:span><text:span text:style-name="T1425">. It was a</text:span><text:span text:style-name="T1338"> superstructure</text:span><text:span text:style-name="T1337"> </text:span><text:span text:style-name="T1339">crafted</text:span><text:span text:style-name="T1340"> </text:span><text:span text:style-name="T937">by a generation of humanity that </text:span><text:span text:style-name="T1427">had</text:span><text:span text:style-name="T937">, </text:span><text:span text:style-name="T1341">by </text:span><text:span text:style-name="T1342">their accumulated </text:span><text:span text:style-name="T1343">earthy</text:span><text:span text:style-name="T1342"> knowledge, </text:span><text:span text:style-name="T1426">planned</text:span><text:span text:style-name="T1210"> </text:span><text:span text:style-name="T937">a habitat among the distant stars </text:span><text:span text:style-name="T1344">and</text:span><text:span text:style-name="T1345"> harnessed their sun to forge it. </text:span><text:span text:style-name="T941">They had </text:span><text:span text:style-name="T1346">wrought</text:span><text:span text:style-name="T941"> their own skies into </text:span><text:span text:style-name="T1347">it.</text:span><text:span text:style-name="T1348"> </text:span></text:p>
      <text:p text:style-name="P16"><text:span text:style-name="T1343"><text:tab/>That was long ago. </text:span><text:span text:style-name="T1211">All Arran knew of earth was being buried under it</text:span><text:span text:style-name="T944">. </text:span><text:span text:style-name="T1349">A permanent blazing sun scorched those skies and churning industry polluted them, forcing whole cities underground, </text:span><text:span text:style-name="T1384">into tunnels and caverns dug by great engines</text:span><text:span text:style-name="T1349">. Desperation and greed forced them ever deeper </text:span><text:span text:style-name="T1385">into the heart of their world</text:span><text:span text:style-name="T1349">. </text:span><text:span text:style-name="T1350">It was a world devouring itself. </text:span><text:span text:style-name="T1351">Its people devoured each other.</text:span></text:p>
      <text:p text:style-name="P16"><text:span text:style-name="T942"><text:tab/>He </text:span><text:span text:style-name="T1352">hunted </text:span><text:span text:style-name="T942">th</text:span><text:span text:style-name="T1221">ose </text:span><text:span text:style-name="T1222">grimy</text:span><text:span text:style-name="T1223">, </text:span><text:span text:style-name="T1224">blackened</text:span><text:span text:style-name="T1223"> tunnels</text:span><text:span text:style-name="T942"> no more.</text:span><text:span text:style-name="T943"> No,</text:span><text:span text:style-name="T946"> </text:span><text:span text:style-name="T945">Arran </text:span><text:span text:style-name="T1225">had </text:span><text:span text:style-name="T1058">made his choice</text:span><text:span text:style-name="T943"> to </text:span><text:span text:style-name="T1386">live in</text:span><text:span text:style-name="T1226"> the open sky. It did not get any more open than Exto</text:span><text:span text:style-name="T1353">r, </text:span><text:span text:style-name="T1354">a</text:span><text:span text:style-name="T1353"> </text:span><text:span text:style-name="T1226">station launched deep into the </text:span><text:span text:style-name="T1355">frontier, where the sky was endless</text:span><text:span text:style-name="T1226">.</text:span></text:p>
      <text:p text:style-name="P16"><text:span text:style-name="T1227"><text:tab/>The station served </text:span><text:span text:style-name="T947">well</text:span><text:span text:style-name="T312"> to shelter the </text:span><text:span text:style-name="T1356">quiet</text:span><text:span text:style-name="T312"> township</text:span><text:span text:style-name="T310"> </text:span><text:span text:style-name="T313">floating</text:span><text:span text:style-name="T310"> a</text:span><text:span text:style-name="T314">t</text:span><text:span text:style-name="T310"> its </text:span><text:span text:style-name="T314">core,</text:span><text:span text:style-name="T1356"> </text:span><text:span text:style-name="T1357">separated by the trade route, the Hollow, that fed it</text:span><text:span text:style-name="T314">.</text:span><text:span text:style-name="T310"> </text:span></text:p>
      <text:p text:style-name="P16"><text:span text:style-name="T1358"><text:tab/>Subtle gravitational waves buoyed the two halves of the town </text:span><text:span text:style-name="T1359">known as the flat. </text:span><text:span text:style-name="T1276">The Hollow was</text:span><text:span text:style-name="T948"> </text:span><text:span text:style-name="T1488">the</text:span><text:span text:style-name="T949"> wide channel cut stra</text:span><text:span text:style-name="T1360">ight through </text:span><text:span text:style-name="T1361">it. It was</text:span><text:span text:style-name="T1362"> </text:span><text:span text:style-name="T1059">n</text:span><text:span text:style-name="T315">o more than empty, </text:span><text:span text:style-name="T1363">gravity-less</text:span><text:span text:style-name="T315"> space </text:span><text:span text:style-name="T1362">that spanned</text:span><text:span text:style-name="T1364"> the </text:span><text:span text:style-name="T1365">st</text:span><text:span text:style-name="T1364">ation’s </text:span><text:span text:style-name="T1366">width</text:span><text:span text:style-name="T1364">. </text:span><text:span text:style-name="T1362">It met the panes on either side at massive gates. </text:span><text:span text:style-name="T1367">The Hollow</text:span><text:span text:style-name="T317"> allow</text:span><text:span text:style-name="T316">ed</text:span><text:span text:style-name="T317"> passage for the great ships of distant civilisation</text:span><text:span text:style-name="T318">s </text:span><text:span text:style-name="T950">to stop, refuel, trade, and continue </text:span><text:span text:style-name="T951">on course further into the</text:span><text:span text:style-name="T1060"> </text:span><text:span text:style-name="T1061">infinite beyond.</text:span></text:p>
      <text:p text:style-name="P16"><text:span text:style-name="T952"><text:tab/>The </text:span><text:span text:style-name="T1277">flat</text:span><text:span text:style-name="T952"> </text:span><text:span text:style-name="T953">was built to harbour them. </text:span><text:span text:style-name="T954">Extor was a point marked out for </text:span><text:span text:style-name="T1062">far</text:span><text:span text:style-name="T954"> transit </text:span><text:span text:style-name="T1063">for th</text:span><text:span text:style-name="T1064">os</text:span><text:span text:style-name="T1063">e ships</text:span><text:span text:style-name="T954">, t</text:span><text:span text:style-name="T955">hough from Arran’s memory i</text:span><text:span text:style-name="T956">t had been </text:span><text:span text:style-name="T1368">considerable</text:span><text:span text:style-name="T956"> time since any had come by. </text:span><text:span text:style-name="T957">There had been no colonists, no explorers. </text:span><text:span text:style-name="T958">No flags.</text:span><text:span text:style-name="T957"> </text:span><text:span text:style-name="T319">Besides the </text:span><text:span text:style-name="T959">regular </text:span><text:span text:style-name="T1489">trade </text:span><text:span text:style-name="T319">freight</text:span><text:span text:style-name="T320">er</text:span><text:span text:style-name="T959">s</text:span><text:span text:style-name="T319"> they had seen </text:span><text:span text:style-name="T321">only </text:span><text:span text:style-name="T319">starwatchers, </text:span><text:span text:style-name="T1065">drifters</text:span><text:span text:style-name="T319">, and </text:span><text:span text:style-name="T960">the odd</text:span><text:span text:style-name="T319"> furtive salesm</text:span><text:span text:style-name="T960">an</text:span><text:span text:style-name="T961">.</text:span></text:p>
      <text:p text:style-name="P16"><text:tab/><text:span text:style-name="T322">Considering the errant pilgrim</text:span><text:span text:style-name="T323">s</text:span><text:span text:style-name="T322"> that had made their way to Extor drew </text:span><text:span text:style-name="T324">Arran’s</text:span><text:span text:style-name="T322"> attention to his next stop.</text:span></text:p>
      <text:p text:style-name="P16"><text:span text:style-name="T952"><text:tab/></text:span><text:span text:style-name="T962">There on the eastern </text:span><text:span text:style-name="T963">quarter</text:span><text:span text:style-name="T962"> of the upper flat was the</text:span><text:span text:style-name="T952"> </text:span><text:span text:style-name="T964">religious hub, </text:span><text:span text:style-name="T1278">headed by</text:span><text:span text:style-name="T965"> the </text:span><text:span text:style-name="T966">astral</text:span><text:span text:style-name="T965"> church </text:span><text:span text:style-name="T1278">at the </text:span><text:span text:style-name="T1369">s</text:span><text:span text:style-name="T1278">quare</text:span><text:span text:style-name="T965">. </text:span><text:span text:style-name="T967">He saw</text:span><text:span text:style-name="T952"> </text:span><text:span text:style-name="T967">t</text:span><text:span text:style-name="T962">he</text:span><text:span text:style-name="T968"> stately</text:span><text:span text:style-name="T325"> </text:span><text:span text:style-name="T968">building </text:span><text:span text:style-name="T969">and its</text:span><text:span text:style-name="T970"> </text:span><text:span text:style-name="T325">impressive </text:span><text:span text:style-name="T965">dark</text:span><text:span text:style-name="T325"> </text:span><text:span text:style-name="T971">spires</text:span><text:span text:style-name="T326"> drawing </text:span><text:span text:style-name="T972">sharply </text:span><text:span text:style-name="T326">over </text:span><text:span text:style-name="T327">the </text:span><text:span text:style-name="T973">other prayer houses. </text:span><text:span text:style-name="T1279">It</text:span><text:span text:style-name="T974"> </text:span><text:span text:style-name="T970">cast</text:span><text:span text:style-name="T973"> </text:span><text:span text:style-name="T975">such </text:span><text:span text:style-name="T976">a</text:span><text:span text:style-name="T975"> </text:span><text:span text:style-name="T326">presence</text:span><text:span text:style-name="T328"> </text:span><text:span text:style-name="T1280">at night </text:span><text:span text:style-name="T1281">that it </text:span>seemed to sic on <text:span text:style-name="T977">the </text:span><text:span text:style-name="T1282">town, </text:span>like a tick grown larger than the beast it fed off of.</text:p>
      <text:p text:style-name="P16"><text:soft-page-break/><text:tab/><text:span text:style-name="T1283">Even during the day the church was brooding</text:span>. <text:span text:style-name="T1284">A wide, empty distance was between Arran and the town</text:span><text:span text:style-name="T1370">ship</text:span><text:span text:style-name="T1284">, but t</text:span><text:span text:style-name="T329">he </text:span><text:span text:style-name="T978">narrow</text:span> <text:span text:style-name="T971">spires</text:span> and balconies <text:span text:style-name="T330">where servants </text:span><text:span text:style-name="T331">sometimes came out to practice </text:span><text:span text:style-name="T329">their</text:span><text:span text:style-name="T331"> </text:span><text:span text:style-name="T979">esoteric</text:span><text:span text:style-name="T331"> rituals</text:span><text:span text:style-name="T330"> </text:span><text:span text:style-name="T971">were a constant feature of the </text:span><text:span text:style-name="T1490">upper </text:span><text:span text:style-name="T1284">town’s backdrop</text:span><text:span text:style-name="T980">.</text:span></text:p>
      <text:p text:style-name="P16"><text:tab/><text:span text:style-name="T981">Most of the upper flat was quiet at this time of night. The civic centre and the religious hub were less popular than the vibrant lower flat or the crooked </text:span><text:span text:style-name="T1371">nooks</text:span><text:span text:style-name="T981"> of the underflat.</text:span></text:p>
      <text:p text:style-name="P16"><text:tab/>Arran’s boots lifted off the ground. <text:span text:style-name="T1372">Beyond the yards </text:span>and through the thick panes of perfect crystalline glass making up each face of the prism <text:span text:style-name="T1373">t</text:span><text:span text:style-name="T332">he moon was peeking out behind Huon. </text:span><text:span text:style-name="T1374">The peacekeeper</text:span><text:span text:style-name="T1375"> was right on time. The church awaited.</text:span></text:p>
      <text:p text:style-name="P16"><text:tab/><text:span text:style-name="T983">Odelford’s </text:span><text:span text:style-name="T1285">sacrament</text:span><text:span text:style-name="T984"> was o</text:span><text:span text:style-name="T982">ne more </text:span><text:span text:style-name="T985">unpleasant matter of business </text:span><text:span text:style-name="T982">before returning to the office, </text:span><text:span text:style-name="T986">and after that, </text:span><text:span text:style-name="T1387">the peacekeeper</text:span><text:span text:style-name="T986"> was unsure</text:span><text:span text:style-name="T982">.</text:span></text:p>
      <text:p text:style-name="P16"><text:span text:style-name="T982"><text:tab/>Arran </text:span><text:span text:style-name="T987">did </text:span><text:span text:style-name="T988">kn</text:span><text:span text:style-name="T987">ow</text:span><text:span text:style-name="T988"> hi</text:span><text:span text:style-name="T982">s</text:span> evening was <text:span text:style-name="T1286">only</text:span> just beginning.</text:p>
      <text:p text:style-name="P16"><text:tab/>It was not every day a God was killed in Extor.</text:p>
      <text:p text:style-name="P17"><text:s text:c="9"/></text:p>
      <text:p text:style-name="P17">*<text:tab/>*<text:tab/>*</text:p>
      <text:p text:style-name="P17"/>
      <text:p text:style-name="P16"><text:span text:style-name="T352">Arran</text:span><text:span text:style-name="T353"> </text:span><text:span text:style-name="T354">sidled</text:span><text:span text:style-name="T353"> along the </text:span><text:span text:style-name="T1228">back of the chapel</text:span><text:span text:style-name="T353"> and crossed his arms</text:span><text:span text:style-name="T355">. </text:span><text:span text:style-name="T333">The </text:span><text:span text:style-name="T334">church’</text:span><text:span text:style-name="T335">s</text:span><text:span text:style-name="T336"> h</text:span><text:span text:style-name="T333">ooded acolytes </text:span><text:span text:style-name="T337">were arranging</text:span><text:span text:style-name="T336"> in chorused </text:span><text:span text:style-name="T338">rows</text:span><text:span text:style-name="T339"> before the </text:span><text:span text:style-name="T340">e</text:span><text:span text:style-name="T341">lder at the</text:span><text:span text:style-name="T339"> pulpit. </text:span><text:span text:style-name="T342">T</text:span><text:span text:style-name="T343">h</text:span><text:span text:style-name="T344">e</text:span><text:span text:style-name="T343"> one </text:span><text:span text:style-name="T345">Arran</text:span><text:span text:style-name="T343"> just spoke to slipped amongst </text:span><text:span text:style-name="T346">other </text:span><text:span text:style-name="T187">acolytes, their figures as </text:span><text:span text:style-name="T346">maroon shadows resolving</text:span><text:span text:style-name="T343"> </text:span><text:span text:style-name="T346">from </text:span><text:span text:style-name="T347">hidden</text:span><text:span text:style-name="T343"> alcoves into </text:span><text:span text:style-name="T187">yellowy torchlight</text:span><text:span text:style-name="T343"> fooled </text:span><text:span text:style-name="T348">by</text:span><text:span text:style-name="T343"> the folds of </text:span><text:span text:style-name="T349">their</text:span><text:span text:style-name="T343"> robes such that it still rarely reached their faces, and then only at angles that </text:span><text:span text:style-name="T350">accentuated</text:span><text:span text:style-name="T343"> their paleness. </text:span><text:span text:style-name="T351">The evening service was about to begin.</text:span></text:p>
      <text:p text:style-name="P16"><text:tab/><text:span text:style-name="T355"> </text:span><text:span text:style-name="T989">Finlowe’s</text:span><text:span text:style-name="T356"> attention was focused down </text:span><text:span text:style-name="T357">at</text:span><text:span text:style-name="T356"> </text:span><text:span text:style-name="T990">the </text:span><text:span text:style-name="T356">s</text:span><text:span text:style-name="T990">tand</text:span><text:span text:style-name="T356">, </text:span><text:span text:style-name="T991">the robed figure</text:span><text:span text:style-name="T992"> </text:span><text:span text:style-name="T990">obscure</text:span><text:span text:style-name="T992">d </text:span><text:span text:style-name="T993">behind</text:span><text:span text:style-name="T990"> </text:span><text:span text:style-name="T993">a </text:span><text:span text:style-name="T990">heat </text:span><text:span text:style-name="T993">haze </text:span><text:span text:style-name="T990">murmuring orange and yellow from torches wrought to the edges of the pulpit. His head was down, his hood concealing his features. He drew a </text:span><text:span text:style-name="T994">sleeved hand</text:span><text:span text:style-name="T990"> in a line across a page. He </text:span><text:span text:style-name="T995">hunched over his materials </text:span><text:span text:style-name="T996">and scanned </text:span><text:span text:style-name="T997">them closely</text:span><text:span text:style-name="T996">.</text:span></text:p>
      <text:p text:style-name="P16"><text:span text:style-name="T358"><text:tab/>It was </text:span><text:span text:style-name="T359">cooler here </text:span><text:span text:style-name="T355">by the door, </text:span><text:span text:style-name="T998">t</text:span><text:span text:style-name="T359">he air fresher</text:span><text:span text:style-name="T358">. The chapel was kept hot and</text:span><text:span text:style-name="T360"> </text:span>pungent with <text:span text:style-name="T361">aromas</text:span> of <text:span text:style-name="T361">burning</text:span> wildstalk <text:span text:style-name="T359">and</text:span> red weave and several others <text:span text:style-name="T999">Arran</text:span> could <text:span text:style-name="T362">no</text:span>t place. A breath brought sharp tangs of intermingling warmth and earthen bitterness. <text:span text:style-name="T358">C</text:span><text:span text:style-name="T363">hambered incense </text:span><text:span text:style-name="T361">smoulder</text:span><text:span text:style-name="T364">ed</text:span><text:span text:style-name="T363"> hanging from the ceiling by fine chains. Smoke swirled in shadow. Altogether the </text:span><text:span text:style-name="T341">chapel</text:span><text:span text:style-name="T363"> w</text:span><text:span text:style-name="T341">as</text:span><text:span text:style-name="T363"> hot, stinging, and it disoriented him. </text:span><text:span text:style-name="T1000">The acolytes thrived on the dense </text:span><text:span text:style-name="T1001">environment</text:span><text:span text:style-name="T1000">, </text:span><text:span text:style-name="T1002">the smells of alien plants, the </text:span><text:span text:style-name="T1001">warmth</text:span><text:span text:style-name="T1000">. </text:span><text:span text:style-name="T1003">It helped them focus. </text:span><text:span text:style-name="T1000">Arran thought they were mad. </text:span><text:span text:style-name="T365">He’d stay near the vestibule </text:span><text:span text:style-name="T366">until </text:span><text:span text:style-name="T1004">the service was over.</text:span></text:p>
      <text:p text:style-name="P16"><text:span text:style-name="T363"><text:tab/>Brushes of wooden </text:span><text:span text:style-name="T1005">stalk</text:span><text:span text:style-name="T363"> emerged from polished vases gleaming in the low light, </text:span><text:span text:style-name="T367">t</text:span><text:span text:style-name="T363">heir dense maroon flowers the same shade as the acolytes’ robes</text:span><text:span text:style-name="T368">.</text:span><text:span text:style-name="T369"> </text:span><text:span text:style-name="T370">M</text:span><text:span text:style-name="T371">oonrise had come </text:span><text:span text:style-name="T372">and</text:span><text:span text:style-name="T371"> it</text:span><text:span text:style-name="T373">s glow</text:span><text:span text:style-name="T371"> ca</text:span><text:span text:style-name="T373">me</text:span><text:span text:style-name="T371"> up faintly through the </text:span><text:span text:style-name="T374">chapel </text:span><text:span text:style-name="T375">floor</text:span><text:span text:style-name="T376">. </text:span><text:span text:style-name="T377">The acolytes arra</text:span><text:span text:style-name="T378">nged above it. </text:span><text:span text:style-name="T379">Arran leaned back and rested his chin do</text:span><text:span text:style-name="T380">wn </text:span><text:span text:style-name="T381">and</text:span><text:span text:style-name="T380"> </text:span><text:span text:style-name="T382">exhal</text:span><text:span text:style-name="T381">ed</text:span><text:span text:style-name="T380"> through his nose.</text:span></text:p>
      <text:p text:style-name="P16"><text:span text:style-name="T383"><text:tab/></text:span><text:span text:style-name="T369">A woman with her back to him waved at her face with a hand fan. </text:span><text:span text:style-name="T384">She</text:span><text:span text:style-name="T383"> was one of </text:span><text:span text:style-name="T385">a few</text:span><text:span text:style-name="T383"> others watching, </text:span><text:span text:style-name="T384">a</text:span><text:span text:style-name="T369"> sparse congregation sat alone on pews below </text:span><text:span text:style-name="T386">rows of </text:span><text:span text:style-name="T369">dark arches steepl</text:span><text:span text:style-name="T387">ing</text:span><text:span text:style-name="T369"> the chapel nave – a long throat before the voice of the enclave.</text:span></text:p>
      <text:p text:style-name="P16"><text:tab/><text:span text:style-name="T388">A cough came from the pulpit</text:span><text:span text:style-name="T389">. </text:span><text:span text:style-name="T390">Elder </text:span><text:span text:style-name="T391">Finlowe lowered his hood. </text:span><text:span text:style-name="T392">A s</text:span><text:span text:style-name="T393">mooth</text:span><text:span text:style-name="T392"> scalp </text:span><text:span text:style-name="T394">gleamed</text:span><text:span text:style-name="T392"> above imperious features </text:span><text:span text:style-name="T395">made more grave</text:span><text:span text:style-name="T396">n</text:span><text:span text:style-name="T395"> by two wide, black lines tattooed back from his forehead. They travelled down each side of his neck and into his robes, visible again emerging from his sleeves at his wrists.</text:span></text:p>
      <text:p text:style-name="P16"><text:span text:style-name="T395"><text:tab/>The </text:span><text:span text:style-name="T397">bony, slender</text:span><text:span text:style-name="T395"> fingers he used to draw back the hood featured two gold rings, one with a red gem, the other fixed with a green one, </text:span><text:span text:style-name="T397">and</text:span><text:span text:style-name="T395"> now </text:span><text:span text:style-name="T398">wrapped</text:span><text:span text:style-name="T397"> </text:span><text:span text:style-name="T398">around </text:span><text:span text:style-name="T397">the </text:span><text:span text:style-name="T399">front </text:span><text:span text:style-name="T397">of the pulpit </text:span><text:span text:style-name="T400">as he </text:span><text:span text:style-name="T401">leaned </text:span><text:span text:style-name="T402">over it</text:span><text:span text:style-name="T401"> to deliver his </text:span><text:span text:style-name="T403">liturgy. T</text:span><text:span text:style-name="T404">he g</text:span><text:span text:style-name="T405">ems in his rings</text:span><text:span text:style-name="T404"> caught a low reflection of</text:span><text:span text:style-name="T1006">f</text:span><text:span text:style-name="T404"> the </text:span><text:span text:style-name="T1006">torches.</text:span></text:p>
      <text:p text:style-name="P16"><text:span text:style-name="T391"><text:tab/>‘</text:span><text:span text:style-name="T406">Good evening, brothers and sisters. </text:span><text:span text:style-name="T383">D</text:span><text:span text:style-name="T407">iametric equinox </text:span><text:span text:style-name="T408">approaches, </text:span><text:span text:style-name="T409">and we stand today in the shadow of its profound transit.</text:span><text:span text:style-name="T408">’ </text:span><text:span text:style-name="T410">he said, </text:span><text:span text:style-name="T411">his low voice </text:span><text:span text:style-name="T412">settling those attending</text:span><text:span text:style-name="T410">.</text:span><text:span text:style-name="T408"> ‘</text:span><text:span text:style-name="T409">Tonight</text:span><text:span text:style-name="T413"> we wait</text:span><text:span text:style-name="T414"> expectant of the truths that will soon come into focus. </text:span><text:span text:style-name="T415">Ci</text:span><text:span text:style-name="T416">rus</text:span><text:span text:style-name="T415"> </text:span><text:span text:style-name="T414">moves </text:span><text:span text:style-name="T415">into the house of Laxapris</text:span><text:span text:style-name="T408">. </text:span><text:span text:style-name="T414">Milvant into Forne.</text:span><text:span text:style-name="T408"> </text:span><text:span text:style-name="T417">I</text:span><text:span text:style-name="T418">t is a time of hierophany. </text:span><text:span text:style-name="T419">For us, it means a time of reserve, of meditation, as our holy matrices become apparent, </text:span><text:span text:style-name="T420">and our minds become ready to observe them</text:span><text:span text:style-name="T419">.</text:span><text:span text:style-name="T418"> </text:span><text:span text:style-name="T421">Remember that o</text:span><text:span text:style-name="T422">ur A</text:span><text:span text:style-name="T418">xis </text:span><text:span text:style-name="T423">always</text:span><text:span text:style-name="T408"> guide</text:span><text:span text:style-name="T423">s</text:span><text:span text:style-name="T408"> us through the dual night</text:span><text:span text:style-name="T424">s</text:span><text:span text:style-name="T408"> of the soul.’</text:span></text:p>
      <text:p text:style-name="P16"><text:soft-page-break/><text:span text:style-name="T425"><text:tab/>Arran’s acolyte reappeared drifting near the </text:span><text:span text:style-name="T1007">E</text:span><text:span text:style-name="T425">lder to pass a </text:span><text:span text:style-name="T426">whisper </text:span><text:span text:style-name="T425">in</text:span><text:span text:style-name="T426">to </text:span><text:span text:style-name="T425">his</text:span><text:span text:style-name="T426"> ear. Finlowe cocked his head away </text:span><text:span text:style-name="T427">from</text:span><text:span text:style-name="T428"> the words spoken </text:span><text:span text:style-name="T429">into them</text:span><text:span text:style-name="T426">. His eyes came sharp. Th</text:span><text:span text:style-name="T430">e</text:span><text:span text:style-name="T431">y pierced through th</text:span><text:span text:style-name="T432">e</text:span><text:span text:style-name="T431"> </text:span><text:span text:style-name="T433">semidark </text:span><text:span text:style-name="T434">chapel</text:span><text:span text:style-name="T431"> and found </text:span><text:span text:style-name="T1008">the peacekee</text:span><text:span text:style-name="T993">pe</text:span><text:span text:style-name="T1008">r</text:span><text:span text:style-name="T431"> </text:span><text:span text:style-name="T435">as</text:span><text:span text:style-name="T431"> a shape against the wall.</text:span></text:p>
      <text:p text:style-name="P16"><text:tab/><text:span text:style-name="T436">Arran</text:span><text:span text:style-name="T437"> </text:span><text:span text:style-name="T438">crooked</text:span><text:span text:style-name="T439"> at the hip and leaned</text:span><text:span text:style-name="T437"> </text:span><text:span text:style-name="T440">in</text:span><text:span text:style-name="T441">to </text:span><text:span text:style-name="T442">nearby</text:span><text:span text:style-name="T440"> </text:span><text:span text:style-name="T443">torch</text:span><text:span text:style-name="T440">light. </text:span><text:span text:style-name="T437">He gave </text:span><text:span text:style-name="T443">a thumbs-up. </text:span></text:p>
      <text:p text:style-name="P16"><text:tab/><text:span text:style-name="T444">Finlowe’</text:span><text:span text:style-name="T445">s </text:span><text:span text:style-name="T446">expression returned staid and he</text:span><text:span text:style-name="T444"> looked down his nose. </text:span><text:span text:style-name="T366">He continued. </text:span><text:span text:style-name="T444">‘</text:span><text:span text:style-name="T447">As </text:span><text:span text:style-name="T448">we must, </text:span><text:span text:style-name="T449">each</text:span><text:span text:style-name="T447"> day</text:span><text:span text:style-name="T450"> we remember when m</text:span><text:span text:style-name="T451">a</text:span><text:span text:style-name="T450">n walked</text:span><text:span text:style-name="T452"> the heavy earth </text:span><text:span text:style-name="T450">in toil </text:span><text:span text:style-name="T453">and sought to rearrange the constellations of his heavens</text:span><text:span text:style-name="T450">. </text:span><text:span text:style-name="T455">Be it not up to us to remove the constellations, no more than we would remove the light from each other.’</text:span></text:p>
      <text:p text:style-name="P16"><text:span text:style-name="T455"><text:tab/></text:span><text:span text:style-name="T456">Arran grimaced.</text:span></text:p>
      <text:p text:style-name="P16"><text:tab/>‘<text:span text:style-name="T419">Look upon the stars that give us </text:span><text:span text:style-name="T457">their light as guiding markers,</text:span><text:span text:style-name="T419"> who frame us as peers amongst them. </text:span><text:span text:style-name="T457">Let them show you the way. Observe our simple lien </text:span><text:span text:style-name="T458">of their will</text:span><text:span text:style-name="T457">, now.’</text:span></text:p>
      <text:p text:style-name="P16"><text:tab/><text:span text:style-name="T457">At a wave of his hand a faint bluish aura swirled around it, a concentration of electric particles that reacted immediately with a great orb that hung on the wall behind him, hung overhead from a golden chain by a rood-pin and a heavy clasp. </text:span><text:span text:style-name="T459">The orb flared brightly, coming alive in a flash.</text:span></text:p>
      <text:p text:style-name="P16"><text:tab/><text:span text:style-name="T460">Others in the congregation shaded their eyes as </text:span><text:span text:style-name="T461">the </text:span><text:span text:style-name="T462">burning intensity cast the room in sharp relief, and the Elder stood with his arms aloft, basking in its rays. </text:span><text:span text:style-name="T463">So intense was the</text:span><text:span text:style-name="T464"> light</text:span><text:span text:style-name="T465"> </text:span><text:span text:style-name="T463">it</text:span><text:span text:style-name="T464">s heat</text:span><text:span text:style-name="T465"> bak</text:span><text:span text:style-name="T463">ed</text:span><text:span text:style-name="T465"> even at the back of the </text:span><text:span text:style-name="T466">chapel, </text:span><text:span text:style-name="T464">and </text:span><text:span text:style-name="T1491">the brightness</text:span><text:span text:style-name="T464"> </text:span><text:span text:style-name="T467">spread</text:span><text:span text:style-name="T464"> their </text:span><text:span text:style-name="T468">silhouettes</text:span><text:span text:style-name="T462"> long across the pews, </text:span><text:span text:style-name="T469">the aisle,</text:span><text:span text:style-name="T462"> and up the </text:span><text:span text:style-name="T470">walls.</text:span></text:p>
      <text:p text:style-name="P16"><text:tab/><text:span text:style-name="T1492">The Elder’s </text:span><text:span text:style-name="T1493">silhouette </text:span><text:span text:style-name="T1492">stood out strongest, borne </text:span><text:span text:style-name="T1494">long across his congregation.</text:span></text:p>
      <text:p text:style-name="P16"><text:span text:style-name="T462"><text:tab/>Behind the orb</text:span><text:span text:style-name="T471"> </text:span><text:span text:style-name="T472">the light </text:span><text:span text:style-name="T462">reflected</text:span><text:span text:style-name="T472"> off</text:span><text:span text:style-name="T473"> </text:span><text:span text:style-name="T474">a </text:span><text:span text:style-name="T473">circular plate </text:span><text:span text:style-name="T474">matching the starmeta</text:span><text:span text:style-name="T475">l </text:span><text:span text:style-name="T476">etched</text:span><text:span text:style-name="T477"> with the</text:span><text:span text:style-name="T478"> radial</text:span><text:span text:style-name="T479">s and </text:span><text:span text:style-name="T480">mark</text:span><text:span text:style-name="T481">ing</text:span><text:span text:style-name="T480">s</text:span><text:span text:style-name="T478"> of the </text:span><text:span text:style-name="T482">church</text:span><text:span text:style-name="T473">. </text:span><text:span text:style-name="T1495">Those were visible despite the</text:span><text:span text:style-name="T484"> </text:span><text:span text:style-name="T485">silver cast</text:span><text:span text:style-name="T483"> </text:span><text:span text:style-name="T484">sh</text:span><text:span text:style-name="T1495">ining</text:span><text:span text:style-name="T484"> in</text:span><text:span text:style-name="T486"> the full light of the orb </text:span><text:span text:style-name="T484">as t</text:span><text:span text:style-name="T486">he </text:span><text:span text:style-name="T487">Elder made one last ritual gesture, lowering his arms. As he did the orb tolled against the plate and a l</text:span><text:span text:style-name="T488">ong, deep peal</text:span><text:span text:style-name="T489"> rang </text:span><text:span text:style-name="T490">out</text:span><text:span text:style-name="T488">, </text:span><text:span text:style-name="T491">amplified </text:span><text:span text:style-name="T492">by</text:span><text:span text:style-name="T491"> the </text:span><text:span text:style-name="T493">recessed architecture</text:span><text:span text:style-name="T491"> of the chapel</text:span><text:span text:style-name="T488">.</text:span><text:span text:style-name="T489"> </text:span></text:p>
      <text:p text:style-name="P16"><text:span text:style-name="T494"><text:tab/>It was said the depth of its tone sustained </text:span><text:span text:style-name="T495">all</text:span><text:span text:style-name="T496"> who heard it. </text:span><text:span text:style-name="T497">It had a connection to the spark that bound the</text:span><text:span text:style-name="T498">m </text:span><text:span text:style-name="T499">wholly</text:span><text:span text:style-name="T498">, </text:span><text:span text:style-name="T500">that from the </text:span><text:span text:style-name="T501">most febrile connection of matter in </text:span><text:span text:style-name="T502">bodily </text:span><text:span text:style-name="T501">form to the civilisation</text:span><text:span text:style-name="T503">s </text:span><text:span text:style-name="T504">of man</text:span><text:span text:style-name="T503"> </text:span><text:span text:style-name="T505">hung in void </text:span><text:span text:style-name="T504">that</text:span><text:span text:style-name="T505"> all </text:span><text:span text:style-name="T506">humanity</text:span><text:span text:style-name="T505"> </text:span><text:span text:style-name="T507">wa</text:span><text:span text:style-name="T508">s</text:span><text:span text:style-name="T505"> strengthened by its </text:span><text:span text:style-name="T509">toll</text:span><text:span text:style-name="T505">. </text:span><text:span text:style-name="T510">The servants here </text:span><text:span text:style-name="T511">saw</text:span><text:span text:style-name="T510"> it as a healing-bell. </text:span><text:span text:style-name="T512">The sound travelled far outside the church. The </text:span><text:span text:style-name="T513">people</text:span><text:span text:style-name="T512"> heard it </text:span><text:span text:style-name="T513">ring down the Hollow </text:span><text:span text:style-name="T514">and</text:span><text:span text:style-name="T513"> bounce </text:span><text:span text:style-name="T514">off</text:span><text:span text:style-name="T513"> the</text:span><text:span text:style-name="T512"> panes </text:span><text:span text:style-name="T513">and </text:span><text:span text:style-name="T515">rattle the superstructure</text:span><text:span text:style-name="T516"> </text:span><text:span text:style-name="T517">each solar night</text:span><text:span text:style-name="T516">.</text:span></text:p>
      <text:p text:style-name="P16"><text:span text:style-name="T497"><text:tab/></text:span><text:span text:style-name="T505">For most it was the sound </text:span><text:span text:style-name="T518">that</text:span><text:span text:style-name="T519"> </text:span><text:span text:style-name="T520">rung</text:span><text:span text:style-name="T519"> out the day. Arran </text:span><text:span text:style-name="T521">blinked as the chapel star lost its brilliance </text:span><text:span text:style-name="T522">and </text:span><text:span text:style-name="T523">returned to</text:span><text:span text:style-name="T522"> its usual opaque silver.</text:span></text:p>
      <text:p text:style-name="P16"><text:tab/><text:span text:style-name="T524">The ceremony was over. </text:span><text:span text:style-name="T525">The Elder</text:span><text:span text:style-name="T526"> gave a short bow. </text:span><text:span text:style-name="T527">The woman with the hand fan set it aside to give him a few short claps that </text:span><text:span text:style-name="T528">seemed muted in</text:span><text:span text:style-name="T527"> the </text:span><text:span text:style-name="T529">ringing</text:span><text:span text:style-name="T527"> hush </text:span><text:span text:style-name="T528">left after the bell’</text:span><text:span text:style-name="T530">s toll</text:span><text:span text:style-name="T527">.</text:span></text:p>
      <text:p text:style-name="P16"><text:tab/><text:span text:style-name="T531">Finlowe lowered his hands. </text:span>‘<text:span text:style-name="T532">Thank you all, brothers and sisters. Until tomorrow.’ He cleared his throat again and </text:span><text:span text:style-name="T533">shot Arran a look </text:span><text:span text:style-name="T534">as he left the pulpit. </text:span><text:span text:style-name="T535">Arran was to follow. </text:span></text:p>
      <text:p text:style-name="P16"><text:span text:style-name="T536"><text:tab/>He almost lost </text:span><text:span text:style-name="T537">the </text:span><text:span text:style-name="T538">E</text:span><text:span text:style-name="T537">lder</text:span><text:span text:style-name="T536"> in the mix of acolytes separating but </text:span><text:span text:style-name="T1009">glimpsed</text:span><text:span text:style-name="T539"> </text:span><text:span text:style-name="T536">his bald head </text:span><text:span text:style-name="T1210">flitting</text:span><text:span text:style-name="T536"> under a dark archway </text:span><text:span text:style-name="T540">at the back, </text:span><text:span text:style-name="T541">going into </text:span><text:span text:style-name="T1010">the church’s</text:span><text:span text:style-name="T541"> workings</text:span><text:span text:style-name="T540">. </text:span><text:span text:style-name="T542">Arran </text:span><text:span text:style-name="T1126">went after him</text:span><text:span text:style-name="T542"> into the </text:span><text:span text:style-name="T543">fat </text:span><text:span text:style-name="T544">abdomen</text:span><text:span text:style-name="T542"> of the church.</text:span></text:p>
      <text:p text:style-name="P16"><text:tab/><text:span text:style-name="T545">Burning torches marked each co</text:span><text:span text:style-name="T546">rner. </text:span><text:span text:style-name="T547">Here, too, were vases of brushstalk </text:span><text:span text:style-name="T548">and the lingering trails of its incense.</text:span><text:span text:style-name="T547"> </text:span><text:span text:style-name="T549">The floors were bare by traditio</text:span><text:span text:style-name="T550">n </text:span><text:span text:style-name="T551">and</text:span><text:span text:style-name="T550"> the </text:span><text:span text:style-name="T544">narrow, </text:span><text:span text:style-name="T552">smoky </text:span><text:span text:style-name="T550">hall</text:span><text:span text:style-name="T544">s</text:span><text:span text:style-name="T550"> steep enough </text:span><text:span text:style-name="T553">for overhead travel.</text:span><text:span text:style-name="T554"> </text:span><text:span text:style-name="T555">He followed in silence as was </text:span><text:span text:style-name="T556">expected</text:span><text:span text:style-name="T555"> </text:span><text:span text:style-name="T556">of</text:span><text:span text:style-name="T557"> visitors. </text:span><text:span text:style-name="T558">They</text:span><text:span text:style-name="T559"> passed a few acolytes, </text:span><text:span text:style-name="T560">themselves deep </text:span><text:span text:style-name="T559">in hooded contemplation </text:span><text:span text:style-name="T561">who</text:span><text:span text:style-name="T1496">m</text:span><text:span text:style-name="T558"> gave no regard to Arran </text:span><text:span text:style-name="T562">or the Elder.</text:span></text:p>
      <text:p text:style-name="P16"><text:span text:style-name="T563"><text:tab/></text:span><text:span text:style-name="T564">Finlowe brought Arran</text:span><text:span text:style-name="T563"> </text:span><text:span text:style-name="T544">past</text:span><text:span text:style-name="T563"> the </text:span><text:span text:style-name="T565">reading room</text:span><text:span text:style-name="T563"> and the </text:span><text:span text:style-name="T565">meditation chambers</text:span><text:span text:style-name="T566"> </text:span><text:span text:style-name="T567">where the floor </text:span><text:span text:style-name="T565">enclosed </text:span><text:span text:style-name="T568">from</text:span><text:span text:style-name="T565"> </text:span><text:span text:style-name="T569">moonlight</text:span><text:span text:style-name="T565"> and the</text:span><text:span text:style-name="T569">y </text:span><text:span text:style-name="T570">went</text:span><text:span text:style-name="T569"> by </text:span><text:span text:style-name="T571">only </text:span><text:span text:style-name="T569">the odd torch lit in the church’s less-visited fundaments. </text:span><text:span text:style-name="T572">The air was still. </text:span><text:span text:style-name="T1127">He could sense the Elder’s displeasure. </text:span><text:span text:style-name="T1128">He snapped around the next corner.</text:span></text:p>
      <text:p text:style-name="P16"><text:span text:style-name="T573"><text:tab/></text:span><text:span text:style-name="T1129">They went </text:span><text:span text:style-name="T573">down a</text:span><text:span text:style-name="T574"> set of stairs</text:span><text:span text:style-name="T573"> and </text:span><text:span text:style-name="T575">along</text:span><text:span text:style-name="T573"> a short hall. </text:span><text:span text:style-name="T576">At a junction </text:span><text:span text:style-name="T577">with</text:span><text:span text:style-name="T578"> a wide </text:span><text:span text:style-name="T579">double </text:span><text:span text:style-name="T580">door</text:span><text:span text:style-name="T578"> </text:span><text:span text:style-name="T581">of </text:span><text:span text:style-name="T1011">polished</text:span><text:span text:style-name="T581"> s</text:span><text:span text:style-name="T582">late</text:span><text:span text:style-name="T578"> </text:span><text:span text:style-name="T583">Finlowe</text:span><text:span text:style-name="T576"> stopped. </text:span><text:span text:style-name="T584">Arran paused, looking with some foreboding at the </text:span><text:span text:style-name="T585">entrance to the</text:span><text:span text:style-name="T584"> </text:span><text:span text:style-name="T582">undercroft</text:span><text:span text:style-name="T584">.</text:span></text:p>
      <text:p text:style-name="P16"><text:span text:style-name="T586"><text:tab/></text:span><text:span text:style-name="T587">Finlowe </text:span><text:span text:style-name="T586">turned, </text:span><text:span text:style-name="T588">face unreadable,</text:span><text:span text:style-name="T576"> and </text:span><text:span text:style-name="T589">beckon</text:span><text:span text:style-name="T586">ed</text:span><text:span text:style-name="T576"> </text:span><text:span text:style-name="T590">at </text:span><text:span text:style-name="T591">Arran’s</text:span><text:span text:style-name="T590"> gun </text:span><text:span text:style-name="T589">with a </text:span><text:span text:style-name="T592">ringed</text:span><text:span text:style-name="T589"> hand</text:span><text:span text:style-name="T576">. </text:span><text:span text:style-name="T593">There was silence </text:span><text:span text:style-name="T594">while he waited.</text:span></text:p>
      <text:p text:style-name="P16"><text:tab/><text:span text:style-name="T589">A</text:span><text:span text:style-name="T595">rran </text:span><text:span text:style-name="T1395">nodded</text:span><text:span text:style-name="T596"> and </text:span><text:span text:style-name="T595">unholstered the </text:span><text:span text:style-name="T597">ancient gun. </text:span><text:span text:style-name="T598">He took it by the grip and passed it overhand so he </text:span><text:span text:style-name="T599">gave</text:span><text:span text:style-name="T598"> it to </text:span><text:span text:style-name="T600">the </text:span><text:span text:style-name="T601">E</text:span><text:span text:style-name="T600">lder</text:span><text:span text:style-name="T598"> by its heavy, </text:span><text:span text:style-name="T602">re</text:span><text:span text:style-name="T603">u</text:span><text:span text:style-name="T602">leaux-cut barrel.</text:span></text:p>
      <text:p text:style-name="P16"><text:soft-page-break/><text:span text:style-name="T604"><text:tab/>Finlowe took it and slid it away into his </text:span><text:span text:style-name="T605">sleeves</text:span><text:span text:style-name="T604">.</text:span><text:span text:style-name="T602"> </text:span>‘<text:span text:style-name="T604">Go ahead, brother. </text:span><text:span text:style-name="T606">I shall wait for your return.</text:span><text:span text:style-name="T604">’ he extend</text:span><text:span text:style-name="T607">ed</text:span><text:span text:style-name="T604"> that same hand now to usher Arran into the undercroft. </text:span><text:span text:style-name="T578">The door split </text:span><text:span text:style-name="T608">inwards</text:span><text:span text:style-name="T578"> at </text:span><text:span text:style-name="T609">his </text:span><text:span text:style-name="T608">wave. </text:span><text:span text:style-name="T610">Inside was gloom. This part of the church was hidden from the stars</text:span><text:span text:style-name="T611">.</text:span></text:p>
      <text:p text:style-name="P18"><text:tab/>Arran <text:span text:style-name="T612">descended to the ground and stepped under the low ceiling. </text:span><text:span text:style-name="T613">He took a deep breath </text:span><text:span text:style-name="T614">as the doors slid closed behind him.</text:span></text:p>
      <text:p text:style-name="P18"><text:tab/><text:span text:style-name="T615">Finlowe </text:span><text:span text:style-name="T616">spoke. </text:span>‘<text:span text:style-name="T615">Do not be long </text:span><text:span text:style-name="T617">about the ossuar</text:span><text:span text:style-name="T618">y</text:span><text:span text:style-name="T615">.’</text:span></text:p>
      <text:p text:style-name="P16"><text:tab/><text:span text:style-name="T619">A heavy click. </text:span><text:span text:style-name="T620">Darkness, </text:span><text:span text:style-name="T621">so deep</text:span><text:span text:style-name="T622"> not even h</text:span><text:span text:style-name="T623">is augments</text:span><text:span text:style-name="T622"> could </text:span><text:span text:style-name="T624">see into</text:span><text:span text:style-name="T622"> it. </text:span><text:span text:style-name="T625">The heat of the church was gone and he was cold.</text:span><text:span text:style-name="T622"> </text:span><text:span text:style-name="T626">He stepped forward.</text:span></text:p>
      <text:p text:style-name="P16"><text:span text:style-name="T622"><text:tab/></text:span><text:span text:style-name="T627">Silver </text:span><text:span text:style-name="T628">dishes atop</text:span><text:span text:style-name="T627"> pedestals </text:span><text:span text:style-name="T629">on either side of him </text:span><text:span text:style-name="T627">came alight with bursts of </text:span><text:span text:style-name="T630">green</text:span><text:span text:style-name="T631"> flame. </text:span><text:span text:style-name="T632">The gloom was kept back </text:span><text:span text:style-name="T629">by it, and </text:span><text:span text:style-name="T633">Arran proceede</text:span><text:span text:style-name="T634">d along a </text:span><text:span text:style-name="T541">stone</text:span><text:span text:style-name="T634"> walkway</text:span><text:span text:style-name="T633"> towards the </text:span><text:span text:style-name="T635">dais</text:span><text:span text:style-name="T633">. </text:span><text:span text:style-name="T636">On the dais was a </text:span><text:span text:style-name="T637">simple paper journal, open in the middle. </text:span><text:span text:style-name="T638">It was a receptacle of souls.</text:span></text:p>
      <text:p text:style-name="P16"><text:tab/><text:span text:style-name="T630">Below the pedestals there was no floor Arran could see </text:span><text:span text:style-name="T639">and</text:span><text:span text:style-name="T630"> no </text:span><text:span text:style-name="T640">bottom to it either. Each pedestal was sentinel above it. </text:span><text:span text:style-name="T641">He dared not look down into that emptiness for too long </text:span><text:span text:style-name="T642">and walked the </text:span><text:span text:style-name="T643">stone path</text:span><text:span text:style-name="T642"> </text:span><text:span text:style-name="T644">to its end, </text:span><text:span text:style-name="T645">proceeding</text:span><text:span text:style-name="T646"> into the gloom.</text:span></text:p>
      <text:p text:style-name="P16"><text:tab/><text:span text:style-name="T647">A</text:span><text:span text:style-name="T648"> </text:span><text:span text:style-name="T649">third flame </text:span><text:span text:style-name="T650">ignited, this one bigger and central </text:span><text:span text:style-name="T651">to the </text:span><text:span text:style-name="T628">dais. </text:span><text:span text:style-name="T652">Beyond it </text:span><text:span text:style-name="T653">the gloom stretched endlessly, </text:span><text:span text:style-name="T654">held back but always present</text:span><text:span text:style-name="T652">. </text:span><text:span text:style-name="T655">His skin pricked, though he knew he was only here to </text:span><text:span text:style-name="T656">perform a simple rite and no horrors lurked in the </text:span><text:span text:style-name="T657">dark</text:span><text:span text:style-name="T656">.</text:span></text:p>
      <text:p text:style-name="P16"><text:tab/><text:span text:style-name="T658">Arran took a deep breath and</text:span><text:span text:style-name="T659"> spoke into the journal’s blank pages. </text:span>‘<text:span text:style-name="T656">Odelford,’ he </text:span><text:span text:style-name="T659">said</text:span><text:span text:style-name="T656">. ‘</text:span><text:span text:style-name="T660">He had a boy killed. I know his mother.’ </text:span><text:span text:style-name="T661">He reached </text:span><text:span text:style-name="T662">down </text:span><text:span text:style-name="T661">to the </text:span><text:span text:style-name="T1130">silver</text:span><text:span text:style-name="T661"> p</text:span><text:span text:style-name="T663">aten </text:span><text:span text:style-name="T1130">and its </text:span><text:span text:style-name="T1131">heaped bonemeal offering</text:span><text:span text:style-name="T663"> and drew a thumbprint </text:span><text:span text:style-name="T664">of chalky grey </text:span><text:span text:style-name="T663">he touched from </text:span><text:span text:style-name="T1497">the point of his forehead to the step of his nose</text:span><text:span text:style-name="T663">.</text:span></text:p>
      <text:p text:style-name="P16"><text:tab/><text:span text:style-name="T658">The ossuary </text:span><text:span text:style-name="T1498">turned</text:span><text:span text:style-name="T658"> over him. H</text:span><text:span text:style-name="T1392">is head went back</text:span><text:span text:style-name="T658">, mouth agape, lost in a moment of consciousness. His eyes, </text:span><text:span text:style-name="T666">wide, glowed brightly green and the flames on the pedestals burned brighter. </text:span><text:span text:style-name="T667">He felt it there, the cold, creeping hand at the back of his mind plucking the experience from him </text:span><text:span text:style-name="T668">and dragging the memory </text:span><text:span text:style-name="T669">out and scratching it </text:span><text:span text:style-name="T670">into</text:span><text:span text:style-name="T671"> </text:span><text:span text:style-name="T1012">its </text:span><text:span text:style-name="T671">dark accounts</text:span><text:span text:style-name="T667">. </text:span><text:span text:style-name="T672">Rushing, violent whispers </text:span><text:span text:style-name="T673">in his ears</text:span><text:span text:style-name="T667">. </text:span><text:span text:style-name="T674">He wanted to scream but he could not.</text:span><text:span text:style-name="T667"> His blood pumped </text:span><text:span text:style-name="T675">cold</text:span><text:span text:style-name="T667">. </text:span></text:p>
      <text:p text:style-name="P19"><text:tab/>The <text:span text:style-name="T676">dais received his internment and the </text:span><text:span text:style-name="T677">central flame went out. </text:span><text:span text:style-name="T678">Once again, though not for a long time, t</text:span><text:span text:style-name="T679">he </text:span><text:span text:style-name="T675">dead</text:span><text:span text:style-name="T679"> grip of the ossuary left him.</text:span><text:span text:style-name="T677"> </text:span><text:span text:style-name="T680">Perturbed, </text:span><text:span text:style-name="T681">Arran made no point of staying to pay respects. </text:span><text:span text:style-name="T682">He left the dais and </text:span><text:span text:style-name="T683">the creeping gloom </text:span><text:span text:style-name="T684">behind him</text:span><text:span text:style-name="T683">.</text:span></text:p>
      <text:p text:style-name="P19"><text:tab/><text:span text:style-name="T685">The door slid shut. </text:span><text:span text:style-name="T686">Arran</text:span><text:span text:style-name="T687"> was alone. </text:span><text:span text:style-name="T688">Finlowe </text:span><text:span text:style-name="T689">had </text:span><text:span text:style-name="T690">sn</text:span><text:span text:style-name="T691">eaked</text:span><text:span text:style-name="T690"> off with his gun, </text:span><text:span text:style-name="T1396">and violated their sacred tradition</text:span><text:span text:style-name="T692">.</text:span><text:span text:style-name="T690"> </text:span></text:p>
      <text:p text:style-name="P19"><text:span text:style-name="T693"><text:tab/>That gun was not his to take. </text:span><text:span text:style-name="T694">It wa</text:span><text:span text:style-name="T695">s</text:span><text:span text:style-name="T694"> forged in the </text:span><text:span text:style-name="T696">warren</text:span><text:span text:style-name="T697"> city</text:span><text:span text:style-name="T694"> of </text:span><text:span text:style-name="T1013">Carnegie</text:span><text:span text:style-name="T694"> and belonged only to Arran and the ancient tendrils of Fate that assembled it. </text:span><text:span text:style-name="T698">One thousand years had passed since</text:span><text:span text:style-name="T699"> </text:span><text:span text:style-name="T694">the heat of its cosmic origin. </text:span><text:span text:style-name="T1397">Finlowe should have known better.</text:span></text:p>
      <text:p text:style-name="P19"><text:span text:style-name="T686"><text:tab/></text:span><text:span text:style-name="T1014">Arran</text:span><text:span text:style-name="T687"> went </text:span><text:span text:style-name="T700">back,</text:span><text:span text:style-name="T687"> </text:span><text:span text:style-name="T701">cursing his own shortsightedness and Finlowe’s guile. </text:span><text:span text:style-name="T702">The reading room was empty, even the heights where light came in from stained glass windows and acolytes sometimes sat.</text:span></text:p>
      <text:p text:style-name="P19"><text:tab/><text:span text:style-name="T703">He navigated the halls </text:span><text:span text:style-name="T704">considering the reason</text:span><text:span text:style-name="T705"> Finlowe </text:span><text:span text:style-name="T704">might have</text:span><text:span text:style-name="T705"> </text:span><text:span text:style-name="T706">wiled him. </text:span><text:span text:style-name="T707">He</text:span><text:span text:style-name="T703"> ca</text:span><text:span text:style-name="T708">ught</text:span><text:span text:style-name="T703"> a glimpse of an acolyte slip</text:span><text:span text:style-name="T709">ping</text:span><text:span text:style-name="T703"> </text:span><text:span text:style-name="T709">hurriedly</text:span><text:span text:style-name="T703"> towards the meditation rooms. He keened an ear down that way. Faint voices </text:span><text:span text:style-name="T685">were causing commotion.</text:span><text:span text:style-name="T703"> </text:span><text:span text:style-name="T710">Trouble, then. </text:span><text:span text:style-name="T711">Perhaps not guile.</text:span><text:span text:style-name="T710"> </text:span><text:span text:style-name="T712">It was confirmed by a bloody scream bouncing down the halls.</text:span><text:span text:style-name="T710"> </text:span><text:span text:style-name="T713">He kept pace </text:span><text:span text:style-name="T714">behind</text:span><text:span text:style-name="T713"> the acolyte and </text:span><text:span text:style-name="T1499">arrived</text:span><text:span text:style-name="T715"> </text:span><text:span text:style-name="T716">to find</text:span><text:span text:style-name="T715"> </text:span><text:span text:style-name="T717">a panic.</text:span></text:p>
      <text:p text:style-name="P19"><text:tab/><text:span text:style-name="T718">Finlowe </text:span><text:span text:style-name="T719">had his sleeves up around his elbows. </text:span><text:span text:style-name="T720">Flames burned from hanging drapery and he and the other acolytes worked to put it out and control </text:span><text:span text:style-name="T721">a</text:span><text:span text:style-name="T720"> </text:span><text:span text:style-name="T722">writhing</text:span><text:span text:style-name="T720"> acolyte </text:span><text:span text:style-name="T723">held</text:span><text:span text:style-name="T724"> flat on a </text:span><text:span text:style-name="T725">wooden </text:span><text:span text:style-name="T724">table</text:span><text:span text:style-name="T720">. ‘</text:span><text:span text:style-name="T1398">We must</text:span><text:span text:style-name="T1399">n’t let him harm himself!’ </text:span><text:span text:style-name="T1400">h</text:span><text:span text:style-name="T1399">e said.</text:span></text:p>
      <text:p text:style-name="P19"><text:tab/><text:span text:style-name="T726">The young acolyte’</text:span><text:span text:style-name="T727">s hair was matted and wet from terror </text:span><text:span text:style-name="T728">and agony</text:span><text:span text:style-name="T729">. </text:span><text:span text:style-name="T730">The acolytes lost </text:span><text:span text:style-name="T731">him as he kicked one off. </text:span><text:span text:style-name="T732">He screamed through bared teeth and contorted. </text:span><text:span text:style-name="T727">He raised off his ba</text:span><text:span text:style-name="T733">ck </text:span><text:span text:style-name="T734">which</text:span><text:span text:style-name="T735"> bow</text:span><text:span text:style-name="T734">ed outwards and they pushed him back down.</text:span></text:p>
      <text:p text:style-name="P19"><text:span text:style-name="T734"><text:tab/>‘Where are the salves?’ </text:span><text:span text:style-name="T1401">An acolyte</text:span><text:span text:style-name="T736"> asked, panting.</text:span></text:p>
      <text:p text:style-name="P19"><text:span text:style-name="T737"><text:tab/>A torch was downed where the </text:span><text:span text:style-name="T738">young acolyte had burst from a meditation chamber </text:span><text:span text:style-name="T739">and knocked it into the curtains</text:span><text:span text:style-name="T738">. </text:span><text:span text:style-name="T721">Flames licked higher, engulfing a run of fabric and blazing in Finlowe’s face. </text:span><text:span text:style-name="T740">He </text:span><text:span text:style-name="T1015">flinched from it, startled</text:span><text:span text:style-name="T740">. </text:span>‘<text:span text:style-name="T740">Pull that down!’ </text:span><text:span text:style-name="T1016">He said.</text:span></text:p>
      <text:p text:style-name="P20"><text:tab/><text:span text:style-name="T741">An acolyte left his side</text:span><text:span text:style-name="T742"> </text:span><text:span text:style-name="T743">and</text:span><text:span text:style-name="T742"> ascended</text:span><text:span text:style-name="T744"> to snatch at </text:span><text:span text:style-name="T743">the</text:span><text:span text:style-name="T744"> </text:span><text:span text:style-name="T745">eyelet. </text:span><text:span text:style-name="T746">He gripped it and with a tear ripped it off the rod and went off with it. Flames </text:span><text:span text:style-name="T747">whipped the air. </text:span><text:span text:style-name="T746">Ashes of charred maroon </text:span><text:span text:style-name="T748">went whirling.</text:span></text:p>
      <text:p text:style-name="P20"><text:tab/><text:span text:style-name="T1017">Finlowe spoke to the one who had mentioned salves. </text:span>‘<text:span text:style-name="T749">Did you try inglewood?’</text:span></text:p>
      <text:p text:style-name="P20"><text:soft-page-break/><text:tab/>‘<text:span text:style-name="T750">The </text:span><text:span text:style-name="T751">ambry</text:span><text:span text:style-name="T750"> is empty,’ </text:span><text:span text:style-name="T1017">the acolyte</text:span><text:span text:style-name="T750"> responded. </text:span><text:span text:style-name="T1018">Finlowe</text:span><text:span text:style-name="T721"> looked to the other side of the room, </text:span><text:span text:style-name="T752">spotting a cabinet in the corner. </text:span><text:span text:style-name="T753">Atop it an incense-well fumed.</text:span></text:p>
      <text:p text:style-name="P20"><text:tab/><text:span text:style-name="T736">The </text:span><text:span text:style-name="T754">tormented </text:span><text:span text:style-name="T736">acolyte’s head thrashed. He</text:span><text:span text:style-name="T755"> let out a strained gasp, teeth grit hard, </text:span><text:span text:style-name="T756">eyes bulg</text:span><text:span text:style-name="T757">ing</text:span><text:span text:style-name="T756">, </text:span><text:span text:style-name="T758">his whole body</text:span><text:span text:style-name="T756"> making retching, convulsive spasms while the others fixed over him. </text:span></text:p>
      <text:p text:style-name="P20"><text:span text:style-name="T756"><text:tab/></text:span><text:span text:style-name="T759">Finlowe,</text:span><text:span text:style-name="T760"> </text:span><text:span text:style-name="T761">pinning</text:span><text:span text:style-name="T760"> </text:span><text:span text:style-name="T759">the </text:span><text:span text:style-name="T1019">straining </text:span><text:span text:style-name="T759">acolyte</text:span><text:span text:style-name="T760"> by the shoulder,</text:span><text:span text:style-name="T762"> </text:span><text:span text:style-name="T763">used an elbow to barge</text:span><text:span text:style-name="T762"> another away </text:span><text:span text:style-name="T1020">who made</text:span><text:span text:style-name="T762"> to grab his head. </text:span><text:span text:style-name="T756">‘</text:span><text:span text:style-name="T762">Don’t </text:span><text:span text:style-name="T764">do that</text:span><text:span text:style-name="T762"> or he will snap his neck! </text:span><text:span text:style-name="T760">Find the salves!</text:span><text:span text:style-name="T762">’</text:span></text:p>
      <text:p text:style-name="P20"><text:tab/>‘<text:span text:style-name="T765">Brother neglected to decouple,’ </text:span><text:span text:style-name="T766">another</text:span><text:span text:style-name="T733"> </text:span><text:span text:style-name="T1021">acolyte </text:span><text:span text:style-name="T733">said, </text:span><text:span text:style-name="T756">binding a wrist </text:span><text:span text:style-name="T767">tighter, </text:span><text:span text:style-name="T1022">putting his weight down rougher</text:span><text:span text:style-name="T767">. </text:span><text:span text:style-name="T768">His eyes blazed in the fire</text:span><text:span text:style-name="T769">s around him.</text:span><text:span text:style-name="T767"> ‘</text:span><text:span text:style-name="T770">Damn fool!’</text:span></text:p>
      <text:p text:style-name="P20"><text:tab/><text:span text:style-name="T1022">The</text:span><text:span text:style-name="T771"> rebuke</text:span><text:span text:style-name="T772"> was punctuated by a </text:span><text:span text:style-name="T1023">pained </text:span><text:span text:style-name="T772">scream </text:span><text:span text:style-name="T1023">from the table</text:span><text:span text:style-name="T772">. </text:span><text:span text:style-name="T773">Spittle came out </text:span><text:span text:style-name="T774">of the acolyte’s mouth</text:span><text:span text:style-name="T773">. ‘</text:span><text:span text:style-name="T775">No! </text:span><text:span text:style-name="T776">It’s gone!’ </text:span><text:span text:style-name="T777">The</text:span><text:span text:style-name="T778"> </text:span><text:span text:style-name="T1024">words</text:span><text:span text:style-name="T778"> came </text:span><text:span text:style-name="T777">harsh</text:span><text:span text:style-name="T778"> from his throat and ended with a pained </text:span><text:span text:style-name="T1025">whine</text:span><text:span text:style-name="T778">. </text:span><text:span text:style-name="T779">He wrested his right arm free and rolled on his side, </text:span><text:span text:style-name="T1026">the </text:span><text:span text:style-name="T1027">cry rising</text:span><text:span text:style-name="T780"> in pitch </text:span><text:span text:style-name="T781">as he punched again and again at his own skull</text:span><text:span text:style-name="T780">. ‘It’s gone! </text:span><text:span text:style-name="T1028">Where’s it-where-w</text:span><text:span text:style-name="T780">here’s it gone?’ </text:span><text:span text:style-name="T781">his voice broke and the acolytes piled on hi</text:span><text:span text:style-name="T782">m </text:span><text:span text:style-name="T783">again to control his anguish</text:span><text:span text:style-name="T782">.</text:span></text:p>
      <text:p text:style-name="P20"><text:tab/><text:span text:style-name="T784">Finlowe let out an exasperated gasp and left the acolyte’s side, flying across the room to the </text:span><text:span text:style-name="T751">ambry</text:span><text:span text:style-name="T784">. H</text:span><text:span text:style-name="T1029">e thumped into the cabinet</text:span><text:span text:style-name="T751"> </text:span><text:span text:style-name="T711">and flung it</text:span><text:span text:style-name="T1029">s door</text:span><text:span text:style-name="T711"> open. ‘They must be here!’</text:span></text:p>
      <text:p text:style-name="P20"><text:tab/><text:span text:style-name="T785">His searching was in vain. He spun back around, raising an arm to direct one of his acolytes about. </text:span><text:span text:style-name="T786">‘</text:span><text:span text:style-name="T787">There’s </text:span><text:span text:style-name="T788">mush of </text:span><text:span text:style-name="T789">inglewood</text:span><text:span text:style-name="T787"> in-’ </text:span><text:span text:style-name="T788">Arran couldn’t let him continue.</text:span></text:p>
      <text:p text:style-name="P20"><text:tab/><text:span text:style-name="T785">The distance between them snapped away in a blur. </text:span><text:span text:style-name="T788">He</text:span><text:span text:style-name="T790"> sprung between </text:span><text:span text:style-name="T788">Finlowe</text:span><text:span text:style-name="T790"> and the acolytes, </text:span><text:span text:style-name="T785">stopping between</text:span><text:span text:style-name="T790"> </text:span><text:span text:style-name="T791">them </text:span><text:span text:style-name="T788">before the </text:span><text:span text:style-name="T1029">E</text:span><text:span text:style-name="T788">lder could return to his </text:span><text:span text:style-name="T789">flock</text:span><text:span text:style-name="T790">. </text:span><text:span text:style-name="T792">Finlowe stopped.</text:span></text:p>
      <text:p text:style-name="P20"><text:tab/><text:span text:style-name="T793">Arran looked down at him, </text:span><text:span text:style-name="T794">his breathing still </text:span><text:span text:style-name="T795">and measured, </text:span><text:span text:style-name="T796">but </text:span><text:span text:style-name="T1030">staying</text:span><text:span text:style-name="T796"> firm</text:span><text:span text:style-name="T795">. ‘Gun.’ He </text:span><text:span text:style-name="T797">held out his hand </text:span><text:span text:style-name="T798">and upturned a palm</text:span><text:span text:style-name="T797"> </text:span><text:span text:style-name="T798">worn </text:span><text:span text:style-name="T797">through by line</text:span><text:span text:style-name="T799">s</text:span><text:span text:style-name="T797">. </text:span><text:span text:style-name="T799">Such was the shape of its grip you could look at Arran’s hand and know each part was made for the other, the same way a nut is for a bolt.</text:span><text:span text:style-name="T797"> </text:span><text:span text:style-name="T800">Finlowe’s eyes flicked </text:span><text:span text:style-name="T1031">aside</text:span><text:span text:style-name="T800">, </text:span><text:span text:style-name="T1032">at </text:span><text:span text:style-name="T800">where the acolyte’s ravings </text:span><text:span text:style-name="T1032">now </text:span><text:span text:style-name="T800">became unintelligible and run through by fevered accusations. </text:span><text:span text:style-name="T801">The elder </text:span><text:span text:style-name="T802">let out a </text:span><text:span text:style-name="T803">harried sigh and passed </text:span><text:span text:style-name="T1033">the gun</text:span><text:span text:style-name="T804"> out of his sleeve. </text:span><text:span text:style-name="T805">The</text:span><text:span text:style-name="T804"> </text:span><text:span text:style-name="T806">dark yellow sigil embossed into the deep blue of its</text:span><text:span text:style-name="T804"> grip </text:span><text:span text:style-name="T805">there</text:span><text:span text:style-name="T804"> </text:span><text:span text:style-name="T807">showed </text:span><text:span text:style-name="T808">plain</text:span><text:span text:style-name="T807">. </text:span><text:span text:style-name="T809">Finlowe made sure </text:span><text:span text:style-name="T1034">Arran saw it. Saw what it meant.</text:span></text:p>
      <text:p text:style-name="P19"><text:tab/>‘<text:span text:style-name="T810">I </text:span><text:span text:style-name="T811">am</text:span><text:span text:style-name="T810"> waylaid. </text:span><text:span text:style-name="T812">My apologies. </text:span><text:span text:style-name="T813">Pleasant evening, Arran.’ </text:span><text:span text:style-name="T814">Finlowe said.</text:span></text:p>
      <text:p text:style-name="P19"><text:tab/>‘<text:span text:style-name="T728">It’s not your place-’ he began.</text:span></text:p>
      <text:p text:style-name="P19"><text:tab/><text:span text:style-name="T728">Finlowe </text:span><text:span text:style-name="T815">recoiled </text:span><text:span text:style-name="T816">out of annoyance</text:span><text:span text:style-name="T815">, </text:span><text:span text:style-name="T728">shook his head and dispelled the words between them. ‘No, no it isn’t. Get out of here, </text:span><text:span text:style-name="T817">this is no place for you.’ </text:span><text:span text:style-name="T818">He </text:span><text:span text:style-name="T819">slid</text:span><text:span text:style-name="T818"> around Arran and back to </text:span><text:span text:style-name="T820">the acolyte’s side. ‘Sister, go, inglewood in the offering-box.’ He pointed and sent the acolyte from the room.</text:span></text:p>
      <text:p text:style-name="P19"><text:tab/>‘<text:span text:style-name="T821">Hurry!’ he called after her.</text:span></text:p>
      <text:p text:style-name="P19"><text:tab/><text:span text:style-name="T821">Arran folded his arms </text:span><text:span text:style-name="T822">and studied the acolyte. </text:span><text:span text:style-name="T823">He talked in gibberish, of words Arran knew but understood little about. None of them seemed connected, </text:span><text:span text:style-name="T824">but he spoke them with</text:span><text:span text:style-name="T823"> eyes w</text:span><text:span text:style-name="T825">ide</text:span><text:span text:style-name="T823"> with </text:span><text:span text:style-name="T826">the truth of</text:span><text:span text:style-name="T823"> fear </text:span><text:span text:style-name="T825">and madness</text:span><text:span text:style-name="T823">. He spoke of </text:span><text:span text:style-name="T827">dark</text:span><text:span text:style-name="T823"> comings and </text:span><text:span text:style-name="T828">stars gone out. At once he saw the </text:span><text:span text:style-name="T1035">E</text:span><text:span text:style-name="T828">lder and seemed to recognise him.</text:span></text:p>
      <text:p text:style-name="P19"><text:tab/>‘<text:span text:style-name="T829">What happened, boy?’ </text:span><text:span text:style-name="T1035">Finlowe said, </text:span><text:span text:style-name="T1036">patting the acolyte’s cheek</text:span><text:span text:style-name="T1035">.</text:span><text:span text:style-name="T829"> ‘You’re going to be alright, just wait, the ringing must settle.’</text:span></text:p>
      <text:p text:style-name="P19"><text:tab/><text:span text:style-name="T1500">T</text:span><text:span text:style-name="T829">he young acolyte’s mouth worked soundlessly, </text:span><text:span text:style-name="T1037">the eyes locked to Finlowe’s wide with fear</text:span><text:span text:style-name="T829">. He drew short breaths </text:span><text:span text:style-name="T830">that grew shorter as he failed to breathe back out. </text:span><text:span text:style-name="T1038">Those eyes</text:span><text:span text:style-name="T831"> rolled </text:span><text:span text:style-name="T1038">back, again turning white</text:span><text:span text:style-name="T831">. </text:span><text:span text:style-name="T832">Before he fainted </text:span><text:span text:style-name="T833">Finlowe slapped him </text:span><text:span text:style-name="T1039">harder,</text:span><text:span text:style-name="T833"> across the </text:span><text:span text:style-name="T1040">whole </text:span><text:span text:style-name="T833">face. </text:span><text:span text:style-name="T1041">The <text:s/>acolyte</text:span><text:span text:style-name="T834"> started back </text:span><text:span text:style-name="T1041">awake </text:span><text:span text:style-name="T834">with a hard spasm that wracked his whole body. He foamed at the mouth </text:span><text:span text:style-name="T835">while the other acolytes struggled to hold him down.</text:span></text:p>
      <text:p text:style-name="P19"><text:tab/><text:span text:style-name="T836">Finlowe </text:span><text:span text:style-name="T1402">said, </text:span>‘<text:span text:style-name="T837">Good</text:span><text:span text:style-name="T833">! </text:span><text:span text:style-name="T838">Your brain </text:span><text:span text:style-name="T839">will </text:span><text:span text:style-name="T1042">not bleed</text:span><text:span text:style-name="T838">! Remember your training!’</text:span></text:p>
      <text:p text:style-name="P19"><text:span text:style-name="T1403"><text:tab/>Elder </text:span><text:span text:style-name="T1393">Finlowe. Now, </text:span><text:span text:style-name="T1404">there </text:span><text:span text:style-name="T1393">was a pillar of the community. </text:span><text:span text:style-name="T1405">They met eyes. </text:span><text:span text:style-name="T1406">Each nodded to the other, understanding of their shared sacred duties.</text:span></text:p>
      <text:p text:style-name="P19"><text:tab/><text:span text:style-name="T840">Arran </text:span><text:span text:style-name="T841">took his exit. Outside he passed the acolyte returning </text:span><text:span text:style-name="T842">from the chapel with a small golden </text:span><text:span text:style-name="T843">crucible held in both hands and brushed past him. </text:span><text:span text:style-name="T844">H</text:span><text:span text:style-name="T843">er expression </text:span><text:span text:style-name="T844">became</text:span><text:span text:style-name="T843"> dismissive at Arran having seen her face. </text:span><text:span text:style-name="T845">Arran shrugged. She was pretty.</text:span></text:p>
      <text:p text:style-name="P19"><text:tab/><text:span text:style-name="T844">He nodded </text:span><text:span text:style-name="T846">to her </text:span><text:span text:style-name="T844">and </text:span><text:span text:style-name="T846">continued </text:span><text:span text:style-name="T847">down the </text:span><text:span text:style-name="T848">way she had </text:span><text:span text:style-name="T849">come</text:span><text:span text:style-name="T848">. </text:span><text:span text:style-name="T850">He saw no one else in the halls and floated on above </text:span><text:span text:style-name="T851">the stars wondering what could have happened to have unsettled that acolyte so. </text:span><text:span text:style-name="T852">Arran had not been trained in religious studies. </text:span><text:span text:style-name="T853">W</text:span><text:span text:style-name="T852">hat </text:span><text:span text:style-name="T854">infini</text:span><text:span text:style-name="T855">ty </text:span><text:span text:style-name="T852">spread out below him offered no </text:span><text:span text:style-name="T853">way of enforcing the law, so he ignored it.</text:span></text:p>
      <text:p text:style-name="P19"><text:soft-page-break/><text:tab/><text:span text:style-name="T856">The young acolyte’s tormented screams </text:span><text:span text:style-name="T857">became a fading </text:span><text:span text:style-name="T858">echo</text:span><text:span text:style-name="T857"> as he returned to the chapel.</text:span><text:span text:style-name="T859"> </text:span><text:span text:style-name="T860">He descended. H</text:span><text:span text:style-name="T859">is bootheels twisted against the threshold of the vestibule. </text:span><text:span text:style-name="T114">His weight</text:span><text:span text:style-name="T859"> settled into his hips and he cracked his shoulders.</text:span></text:p>
      <text:p text:style-name="P19"><text:tab/><text:span text:style-name="T861">With only one stop left </text:span><text:span text:style-name="T862">Arran</text:span><text:span text:style-name="T863"> pursed his lips, </text:span><text:span text:style-name="T864">becoming aware of </text:span><text:span text:style-name="T865">the church’s </text:span><text:span text:style-name="T866">heavy </text:span><text:span text:style-name="T865">presence around him</text:span><text:span text:style-name="T864">.</text:span><text:span text:style-name="T867"> </text:span><text:span text:style-name="T868">Finlowe was right. This was no place for him. </text:span><text:span text:style-name="T869">Centuries of </text:span><text:span text:style-name="T870">unending violence were buried deep in his biolog</text:span><text:span text:style-name="T871">y. He was programmed for justice. </text:span><text:span text:style-name="T872">H</text:span><text:span text:style-name="T873">e </text:span><text:span text:style-name="T872">would</text:span><text:span text:style-name="T873"> be glad for settling this </text:span><text:span text:style-name="T1407">matter of</text:span><text:span text:style-name="T873"> Odelford </text:span><text:span text:style-name="T874">entirely</text:span><text:span text:style-name="T873">.</text:span></text:p>
      <text:p text:style-name="P19"/>
      <text:p text:style-name="P22">*<text:tab/>*<text:tab/>*</text:p>
      <text:p text:style-name="P19"/>
      <text:p text:style-name="P19"><text:span text:style-name="T875">A low</text:span><text:span text:style-name="T876"> </text:span><text:span text:style-name="T877">hum </text:span><text:span text:style-name="T875">marked the transit of </text:span><text:span text:style-name="T878">the </text:span><text:span text:style-name="T879">weathered Obel</text:span><text:span text:style-name="T875"> </text:span><text:span text:style-name="T880">rising </text:span><text:span text:style-name="T879">wide and grey</text:span><text:span text:style-name="T875"> </text:span><text:span text:style-name="T876">over the </text:span><text:span text:style-name="T881">bulwark </text:span><text:span text:style-name="T879">Hall of Justice</text:span><text:span text:style-name="T876">.</text:span><text:span text:style-name="T875"> </text:span><text:span text:style-name="T882">Deep, thumping </text:span><text:span text:style-name="T274">wubs</text:span><text:span text:style-name="T2"> </text:span><text:span text:style-name="T3">from the </text:span><text:span text:style-name="T4">goliath </text:span><text:span text:style-name="T5">passing overhead</text:span><text:span text:style-name="T4"> </text:span><text:span text:style-name="T6">drummed</text:span><text:span text:style-name="T7"> pressure in</text:span><text:span text:style-name="T8">to</text:span><text:span text:style-name="T7"> his ears. </text:span><text:span text:style-name="T9">Every six hours the Obel </text:span><text:span text:style-name="T10">made a</text:span><text:span text:style-name="T9"> </text:span><text:span text:style-name="T11">deliberate</text:span><text:span text:style-name="T9"> transit </text:span><text:span text:style-name="T12">and deep</text:span><text:span text:style-name="T9"> </text:span><text:span text:style-name="T13">in</text:span><text:span text:style-name="T12">side its plain exterior was always sewing </text:span><text:span text:style-name="T14">formless energies that ebbed and flowed.</text:span></text:p>
      <text:p text:style-name="P19"><text:span text:style-name="T15"><text:tab/></text:span><text:span text:style-name="T16">These it guided outwards, weaving </text:span><text:span text:style-name="T17">subtle forces into </text:span><text:span text:style-name="T16">gyroscopic tension </text:span><text:span text:style-name="T17">to</text:span><text:span text:style-name="T16"> </text:span><text:span text:style-name="T17">keep</text:span><text:span text:style-name="T883"> </text:span><text:span text:style-name="T884">gravity</text:span><text:span text:style-name="T885"> stable on the panels, </text:span><text:span text:style-name="T886">and </text:span><text:span text:style-name="T887">shape</text:span><text:span text:style-name="T884"> </text:span><text:span text:style-name="T888">the necessary </text:span><text:span text:style-name="T884">internal</text:span><text:span text:style-name="T889"> rotation that kept the town</text:span><text:span text:style-name="T890">ship</text:span><text:span text:style-name="T889"> upright.</text:span></text:p>
      <text:p text:style-name="P19"><text:span text:style-name="T891"><text:tab/>Th</text:span><text:span text:style-name="T892">is</text:span><text:span text:style-name="T891"> was </text:span><text:span text:style-name="T18">Buerl, the </text:span><text:span text:style-name="T19">timekeeper, some called it. </text:span><text:span text:style-name="T20">There were two others, Donte, and g’Ndou. The late brothers, </text:span><text:span text:style-name="T21">because they held orbits that came after Buerl. </text:span><text:span text:style-name="T22">All three balanced the forces between them.</text:span><text:span text:style-name="T21"> </text:span><text:span text:style-name="T23">The</text:span><text:span text:style-name="T24">y</text:span><text:span text:style-name="T23"> moved in a coordinated ballet </text:span><text:span text:style-name="T25">around</text:span><text:span text:style-name="T23"> </text:span><text:span text:style-name="T26">each other, </text:span><text:span text:style-name="T23">the town, and the panes, </text:span><text:span text:style-name="T26">never meeting, never interrupted, </text:span><text:span text:style-name="T96">steady</text:span><text:span text:style-name="T23"> </text:span><text:span text:style-name="T90">guardians</text:span><text:span text:style-name="T23"> o</text:span><text:span text:style-name="T27">f</text:span><text:span text:style-name="T23"> the range.</text:span></text:p>
      <text:p text:style-name="P19"><text:span text:style-name="T21"><text:tab/></text:span><text:span text:style-name="T28">Buerl </text:span><text:span text:style-name="T29">droned </text:span><text:span text:style-name="T30">through the night </text:span><text:span text:style-name="T31">sky</text:span><text:span text:style-name="T32">. </text:span><text:span text:style-name="T33">Fuz</text:span><text:span text:style-name="T34">zy, mossy</text:span><text:span text:style-name="T33"> growths </text:span><text:span text:style-name="T35">bloomed</text:span><text:span text:style-name="T36"> from pitted scoring across</text:span><text:span text:style-name="T33"> its</text:span><text:span text:style-name="T37"> </text:span><text:span text:style-name="T91">flat </text:span><text:span text:style-name="T37">alloy faces,</text:span><text:span text:style-name="T38"> </text:span><text:span text:style-name="T39">c</text:span><text:span text:style-name="T40">orrosion worked</text:span><text:span text:style-name="T36"> there </text:span><text:span text:style-name="T33">by the </text:span><text:span text:style-name="T37">stormy</text:span><text:span text:style-name="T33"> flares of a tempestuous su</text:span><text:span text:style-name="T40">n</text:span><text:span text:style-name="T33">. </text:span><text:span text:style-name="T39">Cosmic radiation </text:span><text:span text:style-name="T40">lashed</text:span><text:span text:style-name="T39"> </text:span><text:span text:style-name="T41">across it</text:span><text:span text:style-name="T39"> </text:span><text:span text:style-name="T40">eroding</text:span><text:span text:style-name="T39"> holes, </text:span><text:span text:style-name="T40">over time,</text:span><text:span text:style-name="T39"> for blooming clusters of</text:span><text:span text:style-name="T36"> wispy mold that drifted in soft </text:span><text:span text:style-name="T42">trailing </text:span><text:span text:style-name="T36">motions around the Obel’s lower reaches. In the mornings </text:span><text:span text:style-name="T43">the spidering tangles of emerald</text:span><text:span text:style-name="T36"> </text:span><text:span text:style-name="T44">sp</text:span><text:span text:style-name="T45">arkled</text:span><text:span text:style-name="T44"> with</text:span><text:span text:style-name="T46"> </text:span><text:span text:style-name="T44">dew.</text:span></text:p>
      <text:p text:style-name="P19"><text:span text:style-name="T44"><text:tab/></text:span><text:span text:style-name="T47">The humidity before harvest season always got the station this way, </text:span><text:span text:style-name="T48">when </text:span><text:span text:style-name="T49">the</text:span><text:span text:style-name="T48"> blooms spread </text:span><text:span text:style-name="T50">off the fields and</text:span><text:span text:style-name="T48"> through the </text:span><text:span text:style-name="T51">station’s </text:span><text:span text:style-name="T48">air. </text:span><text:span text:style-name="T52">The townsfolk</text:span><text:span text:style-name="T53"> could smell it in the mornings, a faint </text:span><text:span text:style-name="T54">musty </text:span><text:span text:style-name="T55">odour</text:span><text:span text:style-name="T56">. </text:span><text:span text:style-name="T57">It would be gone </text:span><text:span text:style-name="T58">when the air from the </text:span><text:span text:style-name="T94">cycling systems</text:span><text:span text:style-name="T95"> </text:span><text:span text:style-name="T58">turned over dry.</text:span></text:p>
      <text:p text:style-name="P19"><text:span text:style-name="T58"><text:tab/></text:span><text:span text:style-name="T59">Arran wen</text:span><text:span text:style-name="T60">t up </text:span><text:span text:style-name="T61">steps worn </text:span><text:span text:style-name="T62">to a patina </text:span><text:span text:style-name="T61">by the footsteps of generations of townsfolk </text:span><text:span text:style-name="T63">seeking to unburden themselves of</text:span><text:span text:style-name="T64"> the </text:span><text:span text:style-name="T65">rough, disagreeable </text:span><text:span text:style-name="T66">matters</text:span><text:span text:style-name="T65"> </text:span><text:span text:style-name="T66">of</text:span><text:span text:style-name="T65"> their </text:span><text:span text:style-name="T67">days</text:span><text:span text:style-name="T61">. </text:span><text:span text:style-name="T68">Here, time and</text:span><text:span text:style-name="T69"> nature </text:span><text:span text:style-name="T70">also</text:span><text:span text:style-name="T69"> weather</text:span><text:span text:style-name="T70">ed</text:span><text:span text:style-name="T69"> the metal and weedy vines with broad, waxen leaves ramble</text:span><text:span text:style-name="T71">d</text:span><text:span text:style-name="T69"> through the railing. </text:span><text:span text:style-name="T72">Vi</text:span><text:span text:style-name="T73">nes </text:span><text:span text:style-name="T74">went up into </text:span><text:span text:style-name="T75">a parapet</text:span><text:span text:style-name="T76"> </text:span><text:span text:style-name="T77">overhanging shuttered</text:span><text:span text:style-name="T76"> upper windows and </text:span><text:span text:style-name="T78">broke the straight </text:span><text:span text:style-name="T79">profile</text:span><text:span text:style-name="T78"> of the</text:span><text:span text:style-name="T80"> roof</text:span><text:span text:style-name="T79">top</text:span><text:span text:style-name="T78">.</text:span><text:span text:style-name="T71"> </text:span><text:span text:style-name="T81">The </text:span><text:span text:style-name="T82">slowly </text:span><text:span text:style-name="T83">beating </text:span><text:span text:style-name="T81">judicial </text:span><text:span text:style-name="T83">heart</text:span><text:span text:style-name="T81"> of the station</text:span><text:span text:style-name="T84"> had a </text:span><text:span text:style-name="T85">lit stoop and </text:span><text:span text:style-name="T86">a bench</text:span><text:span text:style-name="T85"> outside.</text:span></text:p>
      <text:p text:style-name="P19"><text:tab/><text:span text:style-name="T893">From far out on the panes was a deep boom, a percussive </text:span><text:span text:style-name="T894">blast that made the hair on his neck stand on end.</text:span></text:p>
      <text:p text:style-name="P19"><text:tab/>‘<text:span text:style-name="T895">Searcy,’ he said, looking in the direction of Odelford’s farm.</text:span></text:p>
      <text:p text:style-name="P19"><text:tab/><text:span text:style-name="T896">There, </text:span><text:span text:style-name="T897">in the distance</text:span><text:span text:style-name="T896">. A</text:span><text:span text:style-name="T898">n expanding speck. </text:span><text:span text:style-name="T897">Spiralling outwards, fast. </text:span><text:span text:style-name="T899">Coming to see him at a breakneck speed. </text:span><text:span text:style-name="T900">On the flat and all along the Hollow people were turning to watch.</text:span></text:p>
      <text:p text:style-name="P19"><text:tab/><text:span text:style-name="T901">Word travelled fast from the mouths of Gods. </text:span></text:p>
      <text:p text:style-name="P19"><text:tab/><text:span text:style-name="T902">Mayor Searcy’</text:span><text:span text:style-name="T903">s </text:span><text:span text:style-name="T1043">ort</text:span><text:span text:style-name="T904">horn cloak streamed blue b</text:span><text:span text:style-name="T905">elow</text:span><text:span text:style-name="T906"> the scowled clench to his jaw. Arran braced, </text:span><text:span text:style-name="T907">in</text:span><text:span text:style-name="T906">haling. </text:span><text:span text:style-name="T908">Rushing air pushed </text:span><text:span text:style-name="T909">the Mayor’s</text:span><text:span text:style-name="T908"> greying </text:span><text:span text:style-name="T910">brown</text:span><text:span text:style-name="T908"> hair flat against his head. One shoulder </text:span><text:span text:style-name="T911">drew</text:span><text:span text:style-name="T908"> back, </text:span><text:span text:style-name="T912">big hand balling in</text:span><text:span text:style-name="T909">to a fist.</text:span></text:p>
      <text:p text:style-name="P19"><text:tab/>‘<text:span text:style-name="T913">Oh shit,’ Arran said. ‘We’re dancing.’</text:span></text:p>
      <text:p text:style-name="P19"><text:tab/><text:span text:style-name="T914">The air </text:span><text:span text:style-name="T1044">itself split</text:span><text:span text:style-name="T914"> into thin, white </text:span><text:span text:style-name="T915">jet</text:span><text:span text:style-name="T914">stream</text:span><text:span text:style-name="T915">s</text:span><text:span text:style-name="T914"> </text:span><text:span text:style-name="T916">from</text:span><text:span text:style-name="T914"> the </text:span><text:span text:style-name="T1045">corners</text:span><text:span text:style-name="T914"> of his </text:span><text:span text:style-name="T1045">squared physique</text:span><text:span text:style-name="T914">. </text:span><text:span text:style-name="T917">Arran didn’t stand a chance.</text:span></text:p>
      <text:p text:style-name="P19"><text:span text:style-name="T915"><text:tab/></text:span><text:span text:style-name="T917">The blow hit his jaw, </text:span><text:span text:style-name="T916">breaking it. The force knocked him off his feet. </text:span><text:span text:style-name="T918">The Mayor’s winding trajectory added speed and angle to the blow, </text:span><text:span text:style-name="T919">sending Arran glancing ragdoll off the Hall’s fronting and </text:span><text:span text:style-name="T920">flying wild into the air </text:span><text:span text:style-name="T921">instead of directly into </text:span><text:span text:style-name="T907">the wall</text:span><text:span text:style-name="T921">. The Mayor would have </text:span><text:span text:style-name="T907">punched him through it</text:span><text:span text:style-name="T922">.</text:span></text:p>
      <text:p text:style-name="P19"><text:tab/><text:span text:style-name="T285">His senses spun. Arran took a moment to recover. He blinked. Searcy was inverted bearing down on him, </text:span><text:span text:style-name="T1046">his </text:span><text:span text:style-name="T923">rough </text:span><text:span text:style-name="T924">hands</text:span><text:span text:style-name="T285"> reaching for </text:span><text:span text:style-name="T1046">Arran’s</text:span><text:span text:style-name="T925"> throat</text:span><text:span text:style-name="T285">.</text:span></text:p>
      <text:p text:style-name="P19"><text:soft-page-break/><text:tab/><text:span text:style-name="T285">Arran descended, slipping out of Searcy’s reach. Searcy spun around. Arran righted himself, using the transfer of weight to throw a kick </text:span><text:span text:style-name="T1047">at </text:span><text:span text:style-name="T285">Searcy’s side. With a free hand </text:span><text:span text:style-name="T926">Arran</text:span><text:span text:style-name="T285"> grabbed his </text:span><text:span text:style-name="T1501">own </text:span><text:span text:style-name="T285">broken jaw and shoved the bone back into place. </text:span></text:p>
      <text:p text:style-name="P19"><text:tab/><text:span text:style-name="T285">Searcy blocked the kick. ‘You</text:span><text:span text:style-name="T910"> </text:span><text:span text:style-name="T927">utter</text:span><text:span text:style-name="T285"> fucking malcontent, Arran.’ He came right around, facing him.</text:span></text:p>
      <text:p text:style-name="P21"><text:tab/>The <text:span text:style-name="T1047">jaw b</text:span>one jut hard into the socket. Arran’s throat made a wet <text:span text:style-name="T928">click</text:span>. It would take a few seconds for it to come good. Searcy launched forward, both hands raised now to grab Arran by <text:span text:style-name="T158">his </text:span><text:span text:style-name="T1048">collar</text:span>. He was twice Arran’s size. If the Mayor wanted he could rip <text:span text:style-name="T1049">the peacekeeper</text:span> in half down the middle and drench the town below in his <text:span text:style-name="T1049">bloody </text:span>entrails. It was fortunate, then, that he only drove Arran straight out of the sky and hard into the roof of the Hall of Justice, denting <text:span text:style-name="T929">its</text:span> weathered roof inwards with the force of the impact.</text:p>
      <text:p text:style-name="P19"><text:tab/><text:span text:style-name="T285">Arran had the wind knocked out of him and blood coughed out with it.</text:span></text:p>
      <text:p text:style-name="P19"><text:tab/><text:span text:style-name="T1050">Searcy tightened his grip on Arran’s collar and stuck his face close. </text:span><text:span text:style-name="T1051">His breath was hot.</text:span><text:span text:style-name="T1050"> </text:span><text:span text:style-name="T1052">He growled. </text:span>‘<text:span text:style-name="T285">I told you, Odelford was off-limits. We were going to </text:span><text:span text:style-name="T1053">g</text:span><text:span text:style-name="T1054">et</text:span><text:span text:style-name="T285"> him by the </text:span><text:span text:style-name="T1055">smuggling</text:span><text:span text:style-name="T285"> case. You had absolutely </text:span><text:span text:style-name="T87">no right to go in there, what, fucking guns blazing? Like you’re a </text:span><text:span text:style-name="T88">lawman</text:span><text:span text:style-name="T87"> again? What is the matter with you, Arran?’</text:span></text:p>
      <text:p text:style-name="P15"><text:tab/><text:span text:style-name="T1056">Arran’s</text:span> jaw was set <text:span text:style-name="T1057">back in place</text:span>, but his back was broken and he was pretty sure most of his insides were bleeding. He’d be fine though.</text:p>
      <text:p text:style-name="P15"><text:tab/>‘I had every r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garamond" svg:font-family="garamond"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8T10:48:47.278048916</meta:creation-date>
    <dc:date>2025-11-24T20:03:18.314391342</dc:date>
    <meta:editing-duration>PT37M24S</meta:editing-duration>
    <meta:editing-cycles>39</meta:editing-cycles>
    <meta:generator>LibreOffice/24.2.7.2$Linux_X86_64 LibreOffice_project/420$Build-2</meta:generator>
    <meta:print-date>2025-09-27T12:30:49.229104679</meta:print-date>
    <meta:printed-by>PDF files</meta:printed-by>
    <meta:document-statistic meta:table-count="0" meta:image-count="0" meta:object-count="0" meta:page-count="11" meta:paragraph-count="201" meta:word-count="7516" meta:character-count="42753" meta:non-whitespace-character-count="35222"/>
  </office:meta>
</office:document-meta>
</file>